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6mm"/>
    </style:style>
    <style:style style:name="co3" style:family="table-column">
      <style:table-column-properties fo:break-before="auto" style:column-width="148.66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26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background-color="#5b9bd5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3" style:family="table-cell" style:parent-style-name="Default">
      <style:table-cell-properties fo:background-color="#5b9bd5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4" style:family="table-cell" style:parent-style-name="Default">
      <style:table-cell-properties fo:border-bottom="none" fo:background-color="#5b9bd5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10114">
      <style:table-cell-properties style:rotation-align="none"/>
    </style:style>
    <style:style style:name="ce6" style:family="table-cell" style:parent-style-name="Default">
      <style:table-cell-properties fo:border-bottom="none" style:diagonal-bl-tr="none" style:diagonal-tl-br="none" fo:border-left="0.74pt solid #5b9bd5" fo:border-right="none" style:rotation-align="none" fo:border-top="0.74pt solid #000000"/>
    </style:style>
    <style:style style:name="ce7" style:family="table-cell" style:parent-style-name="Default">
      <style:table-cell-properties fo:border-bottom="none" style:diagonal-bl-tr="none" style:diagonal-tl-br="none" fo:border-left="0.74pt solid #5b9bd5" fo:border-right="none" style:rotation-align="none" fo:border-top="none"/>
    </style:style>
    <style:style style:name="ce70" style:family="table-cell" style:parent-style-name="Default">
      <style:table-cell-properties fo:background-color="#5b9bd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9" style:family="table-cell" style:parent-style-name="Default">
      <style:table-cell-properties fo:background-color="#5b9bd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0" style:family="table-cell" style:parent-style-name="Default">
      <style:table-cell-properties fo:border-bottom="none" fo:background-color="#5b9bd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B5"/>
      <style:map style:condition="cell-content()=&quot;Recherche&quot;" style:apply-style-name="ConditionalStyle_5f_120" style:base-cell-address="Feuille1.B5"/>
      <style:map style:condition="cell-content()=&quot;Analyse&quot;" style:apply-style-name="ConditionalStyle_5f_119" style:base-cell-address="Feuille1.B5"/>
      <style:map style:condition="cell-content()=&quot;Débogage&quot;" style:apply-style-name="ConditionalStyle_5f_118" style:base-cell-address="Feuille1.B5"/>
      <style:map style:condition="cell-content()=&quot;Test&quot;" style:apply-style-name="ConditionalStyle_5f_117" style:base-cell-address="Feuille1.B5"/>
      <style:map style:condition="cell-content()=&quot;Technique&quot;" style:apply-style-name="ConditionalStyle_5f_116" style:base-cell-address="Feuille1.B5"/>
      <style:map style:condition="cell-content()=&quot;Web&quot;" style:apply-style-name="ConditionalStyle_5f_115" style:base-cell-address="Feuille1.B5"/>
      <style:map style:condition="cell-content()=&quot;Gestion&quot;" style:apply-style-name="ConditionalStyle_5f_114" style:base-cell-address="Feuille1.B5"/>
      <style:map style:condition="cell-content()=&quot;Rédaction&quot;" style:apply-style-name="ConditionalStyle_5f_113" style:base-cell-address="Feuille1.B5"/>
      <style:map style:condition="cell-content()=&quot;Base de données&quot;" style:apply-style-name="ConditionalStyle_5f_112" style:base-cell-address="Feuille1.B5"/>
      <style:map style:condition="cell-content()=&quot;Modélisation&quot;" style:apply-style-name="ConditionalStyle_5f_111" style:base-cell-address="Feuille1.B5"/>
    </style:style>
    <style:style style:name="ce12" style:family="table-cell" style:parent-style-name="Default">
      <style:table-cell-properties fo:background-color="transparent"/>
      <style:map style:condition="cell-content()=&quot;Programmation&quot;" style:apply-style-name="ConditionalStyle_5f_132" style:base-cell-address="Feuille1.B6"/>
      <style:map style:condition="cell-content()=&quot;Recherche&quot;" style:apply-style-name="ConditionalStyle_5f_131" style:base-cell-address="Feuille1.B6"/>
      <style:map style:condition="cell-content()=&quot;Analyse&quot;" style:apply-style-name="ConditionalStyle_5f_130" style:base-cell-address="Feuille1.B6"/>
      <style:map style:condition="cell-content()=&quot;Débogage&quot;" style:apply-style-name="ConditionalStyle_5f_129" style:base-cell-address="Feuille1.B6"/>
      <style:map style:condition="cell-content()=&quot;Test&quot;" style:apply-style-name="ConditionalStyle_5f_128" style:base-cell-address="Feuille1.B6"/>
      <style:map style:condition="cell-content()=&quot;Technique&quot;" style:apply-style-name="ConditionalStyle_5f_127" style:base-cell-address="Feuille1.B6"/>
      <style:map style:condition="cell-content()=&quot;Web&quot;" style:apply-style-name="ConditionalStyle_5f_126" style:base-cell-address="Feuille1.B6"/>
      <style:map style:condition="cell-content()=&quot;Gestion&quot;" style:apply-style-name="ConditionalStyle_5f_125" style:base-cell-address="Feuille1.B6"/>
      <style:map style:condition="cell-content()=&quot;Rédaction&quot;" style:apply-style-name="ConditionalStyle_5f_124" style:base-cell-address="Feuille1.B6"/>
      <style:map style:condition="cell-content()=&quot;Base de données&quot;" style:apply-style-name="ConditionalStyle_5f_123" style:base-cell-address="Feuille1.B6"/>
      <style:map style:condition="cell-content()=&quot;Modélisation&quot;" style:apply-style-name="ConditionalStyle_5f_122" style:base-cell-address="Feuille1.B6"/>
    </style:style>
    <style:style style:name="ce103" style:family="table-cell" style:parent-style-name="Default">
      <style:table-cell-properties fo:background-color="#fdb94d"/>
      <style:map style:condition="cell-content()=&quot;Programmation&quot;" style:apply-style-name="ConditionalStyle_5f_132" style:base-cell-address="Feuille1.B7"/>
      <style:map style:condition="cell-content()=&quot;Recherche&quot;" style:apply-style-name="ConditionalStyle_5f_131" style:base-cell-address="Feuille1.B7"/>
      <style:map style:condition="cell-content()=&quot;Analyse&quot;" style:apply-style-name="ConditionalStyle_5f_130" style:base-cell-address="Feuille1.B7"/>
      <style:map style:condition="cell-content()=&quot;Débogage&quot;" style:apply-style-name="ConditionalStyle_5f_129" style:base-cell-address="Feuille1.B7"/>
      <style:map style:condition="cell-content()=&quot;Test&quot;" style:apply-style-name="ConditionalStyle_5f_128" style:base-cell-address="Feuille1.B7"/>
      <style:map style:condition="cell-content()=&quot;Technique&quot;" style:apply-style-name="ConditionalStyle_5f_127" style:base-cell-address="Feuille1.B7"/>
      <style:map style:condition="cell-content()=&quot;Web&quot;" style:apply-style-name="ConditionalStyle_5f_126" style:base-cell-address="Feuille1.B7"/>
      <style:map style:condition="cell-content()=&quot;Gestion&quot;" style:apply-style-name="ConditionalStyle_5f_125" style:base-cell-address="Feuille1.B7"/>
      <style:map style:condition="cell-content()=&quot;Rédaction&quot;" style:apply-style-name="ConditionalStyle_5f_124" style:base-cell-address="Feuille1.B7"/>
      <style:map style:condition="cell-content()=&quot;Base de données&quot;" style:apply-style-name="ConditionalStyle_5f_123" style:base-cell-address="Feuille1.B7"/>
      <style:map style:condition="cell-content()=&quot;Modélisation&quot;" style:apply-style-name="ConditionalStyle_5f_122" style:base-cell-address="Feuille1.B7"/>
    </style:style>
    <style:style style:name="ce15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B8"/>
      <style:map style:condition="cell-content()=&quot;Recherche&quot;" style:apply-style-name="ConditionalStyle_5f_120" style:base-cell-address="Feuille1.B8"/>
      <style:map style:condition="cell-content()=&quot;Analyse&quot;" style:apply-style-name="ConditionalStyle_5f_119" style:base-cell-address="Feuille1.B8"/>
      <style:map style:condition="cell-content()=&quot;Débogage&quot;" style:apply-style-name="ConditionalStyle_5f_118" style:base-cell-address="Feuille1.B8"/>
      <style:map style:condition="cell-content()=&quot;Test&quot;" style:apply-style-name="ConditionalStyle_5f_117" style:base-cell-address="Feuille1.B8"/>
      <style:map style:condition="cell-content()=&quot;Technique&quot;" style:apply-style-name="ConditionalStyle_5f_116" style:base-cell-address="Feuille1.B8"/>
      <style:map style:condition="cell-content()=&quot;Web&quot;" style:apply-style-name="ConditionalStyle_5f_115" style:base-cell-address="Feuille1.B8"/>
      <style:map style:condition="cell-content()=&quot;Gestion&quot;" style:apply-style-name="ConditionalStyle_5f_114" style:base-cell-address="Feuille1.B8"/>
      <style:map style:condition="cell-content()=&quot;Rédaction&quot;" style:apply-style-name="ConditionalStyle_5f_113" style:base-cell-address="Feuille1.B8"/>
      <style:map style:condition="cell-content()=&quot;Base de données&quot;" style:apply-style-name="ConditionalStyle_5f_112" style:base-cell-address="Feuille1.B8"/>
      <style:map style:condition="cell-content()=&quot;Modélisation&quot;" style:apply-style-name="ConditionalStyle_5f_111" style:base-cell-address="Feuille1.B8"/>
    </style:style>
    <style:style style:name="ce16" style:family="table-cell" style:parent-style-name="Default">
      <style:map style:condition="cell-content()=&quot;Programmation&quot;" style:apply-style-name="ConditionalStyle_5f_121" style:base-cell-address="Feuille1.B9"/>
      <style:map style:condition="cell-content()=&quot;Recherche&quot;" style:apply-style-name="ConditionalStyle_5f_120" style:base-cell-address="Feuille1.B9"/>
      <style:map style:condition="cell-content()=&quot;Analyse&quot;" style:apply-style-name="ConditionalStyle_5f_119" style:base-cell-address="Feuille1.B9"/>
      <style:map style:condition="cell-content()=&quot;Débogage&quot;" style:apply-style-name="ConditionalStyle_5f_118" style:base-cell-address="Feuille1.B9"/>
      <style:map style:condition="cell-content()=&quot;Test&quot;" style:apply-style-name="ConditionalStyle_5f_117" style:base-cell-address="Feuille1.B9"/>
      <style:map style:condition="cell-content()=&quot;Technique&quot;" style:apply-style-name="ConditionalStyle_5f_116" style:base-cell-address="Feuille1.B9"/>
      <style:map style:condition="cell-content()=&quot;Web&quot;" style:apply-style-name="ConditionalStyle_5f_115" style:base-cell-address="Feuille1.B9"/>
      <style:map style:condition="cell-content()=&quot;Gestion&quot;" style:apply-style-name="ConditionalStyle_5f_114" style:base-cell-address="Feuille1.B9"/>
      <style:map style:condition="cell-content()=&quot;Rédaction&quot;" style:apply-style-name="ConditionalStyle_5f_113" style:base-cell-address="Feuille1.B9"/>
      <style:map style:condition="cell-content()=&quot;Base de données&quot;" style:apply-style-name="ConditionalStyle_5f_112" style:base-cell-address="Feuille1.B9"/>
      <style:map style:condition="cell-content()=&quot;Modélisation&quot;" style:apply-style-name="ConditionalStyle_5f_111" style:base-cell-address="Feuille1.B9"/>
    </style:style>
    <style:style style:name="ce17" style:family="table-cell" style:parent-style-name="Default">
      <style:map style:condition="cell-content()=&quot;Programmation&quot;" style:apply-style-name="ConditionalStyle_5f_121" style:base-cell-address="Feuille1.B10"/>
      <style:map style:condition="cell-content()=&quot;Recherche&quot;" style:apply-style-name="ConditionalStyle_5f_120" style:base-cell-address="Feuille1.B10"/>
      <style:map style:condition="cell-content()=&quot;Analyse&quot;" style:apply-style-name="ConditionalStyle_5f_119" style:base-cell-address="Feuille1.B10"/>
      <style:map style:condition="cell-content()=&quot;Débogage&quot;" style:apply-style-name="ConditionalStyle_5f_118" style:base-cell-address="Feuille1.B10"/>
      <style:map style:condition="cell-content()=&quot;Test&quot;" style:apply-style-name="ConditionalStyle_5f_117" style:base-cell-address="Feuille1.B10"/>
      <style:map style:condition="cell-content()=&quot;Technique&quot;" style:apply-style-name="ConditionalStyle_5f_116" style:base-cell-address="Feuille1.B10"/>
      <style:map style:condition="cell-content()=&quot;Web&quot;" style:apply-style-name="ConditionalStyle_5f_115" style:base-cell-address="Feuille1.B10"/>
      <style:map style:condition="cell-content()=&quot;Gestion&quot;" style:apply-style-name="ConditionalStyle_5f_114" style:base-cell-address="Feuille1.B10"/>
      <style:map style:condition="cell-content()=&quot;Rédaction&quot;" style:apply-style-name="ConditionalStyle_5f_113" style:base-cell-address="Feuille1.B10"/>
      <style:map style:condition="cell-content()=&quot;Base de données&quot;" style:apply-style-name="ConditionalStyle_5f_112" style:base-cell-address="Feuille1.B10"/>
      <style:map style:condition="cell-content()=&quot;Modélisation&quot;" style:apply-style-name="ConditionalStyle_5f_111" style:base-cell-address="Feuille1.B10"/>
    </style:style>
    <style:style style:name="ce18" style:family="table-cell" style:parent-style-name="Default">
      <style:map style:condition="cell-content()=&quot;Programmation&quot;" style:apply-style-name="ConditionalStyle_5f_121" style:base-cell-address="Feuille1.B11"/>
      <style:map style:condition="cell-content()=&quot;Recherche&quot;" style:apply-style-name="ConditionalStyle_5f_120" style:base-cell-address="Feuille1.B11"/>
      <style:map style:condition="cell-content()=&quot;Analyse&quot;" style:apply-style-name="ConditionalStyle_5f_119" style:base-cell-address="Feuille1.B11"/>
      <style:map style:condition="cell-content()=&quot;Débogage&quot;" style:apply-style-name="ConditionalStyle_5f_118" style:base-cell-address="Feuille1.B11"/>
      <style:map style:condition="cell-content()=&quot;Test&quot;" style:apply-style-name="ConditionalStyle_5f_117" style:base-cell-address="Feuille1.B11"/>
      <style:map style:condition="cell-content()=&quot;Technique&quot;" style:apply-style-name="ConditionalStyle_5f_116" style:base-cell-address="Feuille1.B11"/>
      <style:map style:condition="cell-content()=&quot;Web&quot;" style:apply-style-name="ConditionalStyle_5f_115" style:base-cell-address="Feuille1.B11"/>
      <style:map style:condition="cell-content()=&quot;Gestion&quot;" style:apply-style-name="ConditionalStyle_5f_114" style:base-cell-address="Feuille1.B11"/>
      <style:map style:condition="cell-content()=&quot;Rédaction&quot;" style:apply-style-name="ConditionalStyle_5f_113" style:base-cell-address="Feuille1.B11"/>
      <style:map style:condition="cell-content()=&quot;Base de données&quot;" style:apply-style-name="ConditionalStyle_5f_112" style:base-cell-address="Feuille1.B11"/>
      <style:map style:condition="cell-content()=&quot;Modélisation&quot;" style:apply-style-name="ConditionalStyle_5f_111" style:base-cell-address="Feuille1.B11"/>
    </style:style>
    <style:style style:name="ce19" style:family="table-cell" style:parent-style-name="Default">
      <style:map style:condition="cell-content()=&quot;Programmation&quot;" style:apply-style-name="ConditionalStyle_5f_121" style:base-cell-address="Feuille1.B12"/>
      <style:map style:condition="cell-content()=&quot;Recherche&quot;" style:apply-style-name="ConditionalStyle_5f_120" style:base-cell-address="Feuille1.B12"/>
      <style:map style:condition="cell-content()=&quot;Analyse&quot;" style:apply-style-name="ConditionalStyle_5f_119" style:base-cell-address="Feuille1.B12"/>
      <style:map style:condition="cell-content()=&quot;Débogage&quot;" style:apply-style-name="ConditionalStyle_5f_118" style:base-cell-address="Feuille1.B12"/>
      <style:map style:condition="cell-content()=&quot;Test&quot;" style:apply-style-name="ConditionalStyle_5f_117" style:base-cell-address="Feuille1.B12"/>
      <style:map style:condition="cell-content()=&quot;Technique&quot;" style:apply-style-name="ConditionalStyle_5f_116" style:base-cell-address="Feuille1.B12"/>
      <style:map style:condition="cell-content()=&quot;Web&quot;" style:apply-style-name="ConditionalStyle_5f_115" style:base-cell-address="Feuille1.B12"/>
      <style:map style:condition="cell-content()=&quot;Gestion&quot;" style:apply-style-name="ConditionalStyle_5f_114" style:base-cell-address="Feuille1.B12"/>
      <style:map style:condition="cell-content()=&quot;Rédaction&quot;" style:apply-style-name="ConditionalStyle_5f_113" style:base-cell-address="Feuille1.B12"/>
      <style:map style:condition="cell-content()=&quot;Base de données&quot;" style:apply-style-name="ConditionalStyle_5f_112" style:base-cell-address="Feuille1.B12"/>
      <style:map style:condition="cell-content()=&quot;Modélisation&quot;" style:apply-style-name="ConditionalStyle_5f_111" style:base-cell-address="Feuille1.B12"/>
    </style:style>
    <style:style style:name="ce20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B13"/>
      <style:map style:condition="cell-content()=&quot;Recherche&quot;" style:apply-style-name="ConditionalStyle_5f_120" style:base-cell-address="Feuille1.B13"/>
      <style:map style:condition="cell-content()=&quot;Analyse&quot;" style:apply-style-name="ConditionalStyle_5f_119" style:base-cell-address="Feuille1.B13"/>
      <style:map style:condition="cell-content()=&quot;Débogage&quot;" style:apply-style-name="ConditionalStyle_5f_118" style:base-cell-address="Feuille1.B13"/>
      <style:map style:condition="cell-content()=&quot;Test&quot;" style:apply-style-name="ConditionalStyle_5f_117" style:base-cell-address="Feuille1.B13"/>
      <style:map style:condition="cell-content()=&quot;Technique&quot;" style:apply-style-name="ConditionalStyle_5f_116" style:base-cell-address="Feuille1.B13"/>
      <style:map style:condition="cell-content()=&quot;Web&quot;" style:apply-style-name="ConditionalStyle_5f_115" style:base-cell-address="Feuille1.B13"/>
      <style:map style:condition="cell-content()=&quot;Gestion&quot;" style:apply-style-name="ConditionalStyle_5f_114" style:base-cell-address="Feuille1.B13"/>
      <style:map style:condition="cell-content()=&quot;Rédaction&quot;" style:apply-style-name="ConditionalStyle_5f_113" style:base-cell-address="Feuille1.B13"/>
      <style:map style:condition="cell-content()=&quot;Base de données&quot;" style:apply-style-name="ConditionalStyle_5f_112" style:base-cell-address="Feuille1.B13"/>
      <style:map style:condition="cell-content()=&quot;Modélisation&quot;" style:apply-style-name="ConditionalStyle_5f_111" style:base-cell-address="Feuille1.B13"/>
    </style:style>
    <style:style style:name="ce21" style:family="table-cell" style:parent-style-name="Default">
      <style:map style:condition="cell-content()=&quot;Programmation&quot;" style:apply-style-name="ConditionalStyle_5f_22" style:base-cell-address="Feuille1.B14"/>
      <style:map style:condition="cell-content()=&quot;Recherche&quot;" style:apply-style-name="ConditionalStyle_5f_21" style:base-cell-address="Feuille1.B14"/>
      <style:map style:condition="cell-content()=&quot;Analyse&quot;" style:apply-style-name="ConditionalStyle_5f_20" style:base-cell-address="Feuille1.B14"/>
      <style:map style:condition="cell-content()=&quot;Débogage&quot;" style:apply-style-name="ConditionalStyle_5f_19" style:base-cell-address="Feuille1.B14"/>
      <style:map style:condition="cell-content()=&quot;Test&quot;" style:apply-style-name="ConditionalStyle_5f_18" style:base-cell-address="Feuille1.B14"/>
      <style:map style:condition="cell-content()=&quot;Technique&quot;" style:apply-style-name="ConditionalStyle_5f_17" style:base-cell-address="Feuille1.B14"/>
      <style:map style:condition="cell-content()=&quot;Web&quot;" style:apply-style-name="ConditionalStyle_5f_16" style:base-cell-address="Feuille1.B14"/>
      <style:map style:condition="cell-content()=&quot;Gestion&quot;" style:apply-style-name="ConditionalStyle_5f_15" style:base-cell-address="Feuille1.B14"/>
      <style:map style:condition="cell-content()=&quot;Rédaction&quot;" style:apply-style-name="ConditionalStyle_5f_14" style:base-cell-address="Feuille1.B14"/>
      <style:map style:condition="cell-content()=&quot;Base de données&quot;" style:apply-style-name="ConditionalStyle_5f_13" style:base-cell-address="Feuille1.B14"/>
      <style:map style:condition="cell-content()=&quot;Modélisation&quot;" style:apply-style-name="ConditionalStyle_5f_12" style:base-cell-address="Feuille1.B14"/>
    </style:style>
    <style:style style:name="ce22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B15"/>
      <style:map style:condition="cell-content()=&quot;Recherche&quot;" style:apply-style-name="ConditionalStyle_5f_120" style:base-cell-address="Feuille1.B15"/>
      <style:map style:condition="cell-content()=&quot;Analyse&quot;" style:apply-style-name="ConditionalStyle_5f_119" style:base-cell-address="Feuille1.B15"/>
      <style:map style:condition="cell-content()=&quot;Débogage&quot;" style:apply-style-name="ConditionalStyle_5f_118" style:base-cell-address="Feuille1.B15"/>
      <style:map style:condition="cell-content()=&quot;Test&quot;" style:apply-style-name="ConditionalStyle_5f_117" style:base-cell-address="Feuille1.B15"/>
      <style:map style:condition="cell-content()=&quot;Technique&quot;" style:apply-style-name="ConditionalStyle_5f_116" style:base-cell-address="Feuille1.B15"/>
      <style:map style:condition="cell-content()=&quot;Web&quot;" style:apply-style-name="ConditionalStyle_5f_115" style:base-cell-address="Feuille1.B15"/>
      <style:map style:condition="cell-content()=&quot;Gestion&quot;" style:apply-style-name="ConditionalStyle_5f_114" style:base-cell-address="Feuille1.B15"/>
      <style:map style:condition="cell-content()=&quot;Rédaction&quot;" style:apply-style-name="ConditionalStyle_5f_113" style:base-cell-address="Feuille1.B15"/>
      <style:map style:condition="cell-content()=&quot;Base de données&quot;" style:apply-style-name="ConditionalStyle_5f_112" style:base-cell-address="Feuille1.B15"/>
      <style:map style:condition="cell-content()=&quot;Modélisation&quot;" style:apply-style-name="ConditionalStyle_5f_111" style:base-cell-address="Feuille1.B15"/>
    </style:style>
    <style:style style:name="ce23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B16"/>
      <style:map style:condition="cell-content()=&quot;Recherche&quot;" style:apply-style-name="ConditionalStyle_5f_120" style:base-cell-address="Feuille1.B16"/>
      <style:map style:condition="cell-content()=&quot;Analyse&quot;" style:apply-style-name="ConditionalStyle_5f_119" style:base-cell-address="Feuille1.B16"/>
      <style:map style:condition="cell-content()=&quot;Débogage&quot;" style:apply-style-name="ConditionalStyle_5f_118" style:base-cell-address="Feuille1.B16"/>
      <style:map style:condition="cell-content()=&quot;Test&quot;" style:apply-style-name="ConditionalStyle_5f_117" style:base-cell-address="Feuille1.B16"/>
      <style:map style:condition="cell-content()=&quot;Technique&quot;" style:apply-style-name="ConditionalStyle_5f_116" style:base-cell-address="Feuille1.B16"/>
      <style:map style:condition="cell-content()=&quot;Web&quot;" style:apply-style-name="ConditionalStyle_5f_115" style:base-cell-address="Feuille1.B16"/>
      <style:map style:condition="cell-content()=&quot;Gestion&quot;" style:apply-style-name="ConditionalStyle_5f_114" style:base-cell-address="Feuille1.B16"/>
      <style:map style:condition="cell-content()=&quot;Rédaction&quot;" style:apply-style-name="ConditionalStyle_5f_113" style:base-cell-address="Feuille1.B16"/>
      <style:map style:condition="cell-content()=&quot;Base de données&quot;" style:apply-style-name="ConditionalStyle_5f_112" style:base-cell-address="Feuille1.B16"/>
      <style:map style:condition="cell-content()=&quot;Modélisation&quot;" style:apply-style-name="ConditionalStyle_5f_111" style:base-cell-address="Feuille1.B16"/>
    </style:style>
    <style:style style:name="ce24" style:family="table-cell" style:parent-style-name="Default">
      <style:map style:condition="cell-content()=&quot;Programmation&quot;" style:apply-style-name="ConditionalStyle_5f_77" style:base-cell-address="Feuille1.B19"/>
      <style:map style:condition="cell-content()=&quot;Recherche&quot;" style:apply-style-name="ConditionalStyle_5f_76" style:base-cell-address="Feuille1.B19"/>
      <style:map style:condition="cell-content()=&quot;Analyse&quot;" style:apply-style-name="ConditionalStyle_5f_75" style:base-cell-address="Feuille1.B19"/>
      <style:map style:condition="cell-content()=&quot;Débogage&quot;" style:apply-style-name="ConditionalStyle_5f_74" style:base-cell-address="Feuille1.B19"/>
      <style:map style:condition="cell-content()=&quot;Test&quot;" style:apply-style-name="ConditionalStyle_5f_73" style:base-cell-address="Feuille1.B19"/>
      <style:map style:condition="cell-content()=&quot;Technique&quot;" style:apply-style-name="ConditionalStyle_5f_72" style:base-cell-address="Feuille1.B19"/>
      <style:map style:condition="cell-content()=&quot;Web&quot;" style:apply-style-name="ConditionalStyle_5f_71" style:base-cell-address="Feuille1.B19"/>
      <style:map style:condition="cell-content()=&quot;Gestion&quot;" style:apply-style-name="ConditionalStyle_5f_70" style:base-cell-address="Feuille1.B19"/>
      <style:map style:condition="cell-content()=&quot;Rédaction&quot;" style:apply-style-name="ConditionalStyle_5f_69" style:base-cell-address="Feuille1.B19"/>
      <style:map style:condition="cell-content()=&quot;Base de données&quot;" style:apply-style-name="ConditionalStyle_5f_68" style:base-cell-address="Feuille1.B19"/>
      <style:map style:condition="cell-content()=&quot;Modélisation&quot;" style:apply-style-name="ConditionalStyle_5f_67" style:base-cell-address="Feuille1.B19"/>
    </style:style>
    <style:style style:name="ce25" style:family="table-cell" style:parent-style-name="Default">
      <style:map style:condition="cell-content()=&quot;Programmation&quot;" style:apply-style-name="ConditionalStyle_5f_22" style:base-cell-address="Feuille1.B20"/>
      <style:map style:condition="cell-content()=&quot;Recherche&quot;" style:apply-style-name="ConditionalStyle_5f_21" style:base-cell-address="Feuille1.B20"/>
      <style:map style:condition="cell-content()=&quot;Analyse&quot;" style:apply-style-name="ConditionalStyle_5f_20" style:base-cell-address="Feuille1.B20"/>
      <style:map style:condition="cell-content()=&quot;Débogage&quot;" style:apply-style-name="ConditionalStyle_5f_19" style:base-cell-address="Feuille1.B20"/>
      <style:map style:condition="cell-content()=&quot;Test&quot;" style:apply-style-name="ConditionalStyle_5f_18" style:base-cell-address="Feuille1.B20"/>
      <style:map style:condition="cell-content()=&quot;Technique&quot;" style:apply-style-name="ConditionalStyle_5f_17" style:base-cell-address="Feuille1.B20"/>
      <style:map style:condition="cell-content()=&quot;Web&quot;" style:apply-style-name="ConditionalStyle_5f_16" style:base-cell-address="Feuille1.B20"/>
      <style:map style:condition="cell-content()=&quot;Gestion&quot;" style:apply-style-name="ConditionalStyle_5f_15" style:base-cell-address="Feuille1.B20"/>
      <style:map style:condition="cell-content()=&quot;Rédaction&quot;" style:apply-style-name="ConditionalStyle_5f_14" style:base-cell-address="Feuille1.B20"/>
      <style:map style:condition="cell-content()=&quot;Base de données&quot;" style:apply-style-name="ConditionalStyle_5f_13" style:base-cell-address="Feuille1.B20"/>
      <style:map style:condition="cell-content()=&quot;Modélisation&quot;" style:apply-style-name="ConditionalStyle_5f_12" style:base-cell-address="Feuille1.B20"/>
    </style:style>
    <style:style style:name="ce26" style:family="table-cell" style:parent-style-name="Default">
      <style:map style:condition="cell-content()=&quot;Programmation&quot;" style:apply-style-name="ConditionalStyle_5f_77" style:base-cell-address="Feuille1.B21"/>
      <style:map style:condition="cell-content()=&quot;Recherche&quot;" style:apply-style-name="ConditionalStyle_5f_76" style:base-cell-address="Feuille1.B21"/>
      <style:map style:condition="cell-content()=&quot;Analyse&quot;" style:apply-style-name="ConditionalStyle_5f_75" style:base-cell-address="Feuille1.B21"/>
      <style:map style:condition="cell-content()=&quot;Débogage&quot;" style:apply-style-name="ConditionalStyle_5f_74" style:base-cell-address="Feuille1.B21"/>
      <style:map style:condition="cell-content()=&quot;Test&quot;" style:apply-style-name="ConditionalStyle_5f_73" style:base-cell-address="Feuille1.B21"/>
      <style:map style:condition="cell-content()=&quot;Technique&quot;" style:apply-style-name="ConditionalStyle_5f_72" style:base-cell-address="Feuille1.B21"/>
      <style:map style:condition="cell-content()=&quot;Web&quot;" style:apply-style-name="ConditionalStyle_5f_71" style:base-cell-address="Feuille1.B21"/>
      <style:map style:condition="cell-content()=&quot;Gestion&quot;" style:apply-style-name="ConditionalStyle_5f_70" style:base-cell-address="Feuille1.B21"/>
      <style:map style:condition="cell-content()=&quot;Rédaction&quot;" style:apply-style-name="ConditionalStyle_5f_69" style:base-cell-address="Feuille1.B21"/>
      <style:map style:condition="cell-content()=&quot;Base de données&quot;" style:apply-style-name="ConditionalStyle_5f_68" style:base-cell-address="Feuille1.B21"/>
      <style:map style:condition="cell-content()=&quot;Modélisation&quot;" style:apply-style-name="ConditionalStyle_5f_67" style:base-cell-address="Feuille1.B21"/>
    </style:style>
    <style:style style:name="ce27" style:family="table-cell" style:parent-style-name="Default">
      <style:map style:condition="cell-content()=&quot;Programmation&quot;" style:apply-style-name="ConditionalStyle_5f_77" style:base-cell-address="Feuille1.B22"/>
      <style:map style:condition="cell-content()=&quot;Recherche&quot;" style:apply-style-name="ConditionalStyle_5f_76" style:base-cell-address="Feuille1.B22"/>
      <style:map style:condition="cell-content()=&quot;Analyse&quot;" style:apply-style-name="ConditionalStyle_5f_75" style:base-cell-address="Feuille1.B22"/>
      <style:map style:condition="cell-content()=&quot;Débogage&quot;" style:apply-style-name="ConditionalStyle_5f_74" style:base-cell-address="Feuille1.B22"/>
      <style:map style:condition="cell-content()=&quot;Test&quot;" style:apply-style-name="ConditionalStyle_5f_73" style:base-cell-address="Feuille1.B22"/>
      <style:map style:condition="cell-content()=&quot;Technique&quot;" style:apply-style-name="ConditionalStyle_5f_72" style:base-cell-address="Feuille1.B22"/>
      <style:map style:condition="cell-content()=&quot;Web&quot;" style:apply-style-name="ConditionalStyle_5f_71" style:base-cell-address="Feuille1.B22"/>
      <style:map style:condition="cell-content()=&quot;Gestion&quot;" style:apply-style-name="ConditionalStyle_5f_70" style:base-cell-address="Feuille1.B22"/>
      <style:map style:condition="cell-content()=&quot;Rédaction&quot;" style:apply-style-name="ConditionalStyle_5f_69" style:base-cell-address="Feuille1.B22"/>
      <style:map style:condition="cell-content()=&quot;Base de données&quot;" style:apply-style-name="ConditionalStyle_5f_68" style:base-cell-address="Feuille1.B22"/>
      <style:map style:condition="cell-content()=&quot;Modélisation&quot;" style:apply-style-name="ConditionalStyle_5f_67" style:base-cell-address="Feuille1.B22"/>
    </style:style>
    <style:style style:name="ce28" style:family="table-cell" style:parent-style-name="Default">
      <style:map style:condition="cell-content()=&quot;Programmation&quot;" style:apply-style-name="ConditionalStyle_5f_77" style:base-cell-address="Feuille1.B23"/>
      <style:map style:condition="cell-content()=&quot;Recherche&quot;" style:apply-style-name="ConditionalStyle_5f_76" style:base-cell-address="Feuille1.B23"/>
      <style:map style:condition="cell-content()=&quot;Analyse&quot;" style:apply-style-name="ConditionalStyle_5f_75" style:base-cell-address="Feuille1.B23"/>
      <style:map style:condition="cell-content()=&quot;Débogage&quot;" style:apply-style-name="ConditionalStyle_5f_74" style:base-cell-address="Feuille1.B23"/>
      <style:map style:condition="cell-content()=&quot;Test&quot;" style:apply-style-name="ConditionalStyle_5f_73" style:base-cell-address="Feuille1.B23"/>
      <style:map style:condition="cell-content()=&quot;Technique&quot;" style:apply-style-name="ConditionalStyle_5f_72" style:base-cell-address="Feuille1.B23"/>
      <style:map style:condition="cell-content()=&quot;Web&quot;" style:apply-style-name="ConditionalStyle_5f_71" style:base-cell-address="Feuille1.B23"/>
      <style:map style:condition="cell-content()=&quot;Gestion&quot;" style:apply-style-name="ConditionalStyle_5f_70" style:base-cell-address="Feuille1.B23"/>
      <style:map style:condition="cell-content()=&quot;Rédaction&quot;" style:apply-style-name="ConditionalStyle_5f_69" style:base-cell-address="Feuille1.B23"/>
      <style:map style:condition="cell-content()=&quot;Base de données&quot;" style:apply-style-name="ConditionalStyle_5f_68" style:base-cell-address="Feuille1.B23"/>
      <style:map style:condition="cell-content()=&quot;Modélisation&quot;" style:apply-style-name="ConditionalStyle_5f_67" style:base-cell-address="Feuille1.B23"/>
    </style:style>
    <style:style style:name="ce29" style:family="table-cell" style:parent-style-name="Default">
      <style:map style:condition="cell-content()=&quot;Programmation&quot;" style:apply-style-name="ConditionalStyle_5f_77" style:base-cell-address="Feuille1.B24"/>
      <style:map style:condition="cell-content()=&quot;Recherche&quot;" style:apply-style-name="ConditionalStyle_5f_76" style:base-cell-address="Feuille1.B24"/>
      <style:map style:condition="cell-content()=&quot;Analyse&quot;" style:apply-style-name="ConditionalStyle_5f_75" style:base-cell-address="Feuille1.B24"/>
      <style:map style:condition="cell-content()=&quot;Débogage&quot;" style:apply-style-name="ConditionalStyle_5f_74" style:base-cell-address="Feuille1.B24"/>
      <style:map style:condition="cell-content()=&quot;Test&quot;" style:apply-style-name="ConditionalStyle_5f_73" style:base-cell-address="Feuille1.B24"/>
      <style:map style:condition="cell-content()=&quot;Technique&quot;" style:apply-style-name="ConditionalStyle_5f_72" style:base-cell-address="Feuille1.B24"/>
      <style:map style:condition="cell-content()=&quot;Web&quot;" style:apply-style-name="ConditionalStyle_5f_71" style:base-cell-address="Feuille1.B24"/>
      <style:map style:condition="cell-content()=&quot;Gestion&quot;" style:apply-style-name="ConditionalStyle_5f_70" style:base-cell-address="Feuille1.B24"/>
      <style:map style:condition="cell-content()=&quot;Rédaction&quot;" style:apply-style-name="ConditionalStyle_5f_69" style:base-cell-address="Feuille1.B24"/>
      <style:map style:condition="cell-content()=&quot;Base de données&quot;" style:apply-style-name="ConditionalStyle_5f_68" style:base-cell-address="Feuille1.B24"/>
      <style:map style:condition="cell-content()=&quot;Modélisation&quot;" style:apply-style-name="ConditionalStyle_5f_67" style:base-cell-address="Feuille1.B24"/>
    </style:style>
    <style:style style:name="ce30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B25"/>
      <style:map style:condition="cell-content()=&quot;Recherche&quot;" style:apply-style-name="ConditionalStyle_5f_120" style:base-cell-address="Feuille1.B25"/>
      <style:map style:condition="cell-content()=&quot;Analyse&quot;" style:apply-style-name="ConditionalStyle_5f_119" style:base-cell-address="Feuille1.B25"/>
      <style:map style:condition="cell-content()=&quot;Débogage&quot;" style:apply-style-name="ConditionalStyle_5f_118" style:base-cell-address="Feuille1.B25"/>
      <style:map style:condition="cell-content()=&quot;Test&quot;" style:apply-style-name="ConditionalStyle_5f_117" style:base-cell-address="Feuille1.B25"/>
      <style:map style:condition="cell-content()=&quot;Technique&quot;" style:apply-style-name="ConditionalStyle_5f_116" style:base-cell-address="Feuille1.B25"/>
      <style:map style:condition="cell-content()=&quot;Web&quot;" style:apply-style-name="ConditionalStyle_5f_115" style:base-cell-address="Feuille1.B25"/>
      <style:map style:condition="cell-content()=&quot;Gestion&quot;" style:apply-style-name="ConditionalStyle_5f_114" style:base-cell-address="Feuille1.B25"/>
      <style:map style:condition="cell-content()=&quot;Rédaction&quot;" style:apply-style-name="ConditionalStyle_5f_113" style:base-cell-address="Feuille1.B25"/>
      <style:map style:condition="cell-content()=&quot;Base de données&quot;" style:apply-style-name="ConditionalStyle_5f_112" style:base-cell-address="Feuille1.B25"/>
      <style:map style:condition="cell-content()=&quot;Modélisation&quot;" style:apply-style-name="ConditionalStyle_5f_111" style:base-cell-address="Feuille1.B25"/>
    </style:style>
    <style:style style:name="ce31" style:family="table-cell" style:parent-style-name="Default">
      <style:map style:condition="cell-content()=&quot;Programmation&quot;" style:apply-style-name="ConditionalStyle_5f_77" style:base-cell-address="Feuille1.B26"/>
      <style:map style:condition="cell-content()=&quot;Recherche&quot;" style:apply-style-name="ConditionalStyle_5f_76" style:base-cell-address="Feuille1.B26"/>
      <style:map style:condition="cell-content()=&quot;Analyse&quot;" style:apply-style-name="ConditionalStyle_5f_75" style:base-cell-address="Feuille1.B26"/>
      <style:map style:condition="cell-content()=&quot;Débogage&quot;" style:apply-style-name="ConditionalStyle_5f_74" style:base-cell-address="Feuille1.B26"/>
      <style:map style:condition="cell-content()=&quot;Test&quot;" style:apply-style-name="ConditionalStyle_5f_73" style:base-cell-address="Feuille1.B26"/>
      <style:map style:condition="cell-content()=&quot;Technique&quot;" style:apply-style-name="ConditionalStyle_5f_72" style:base-cell-address="Feuille1.B26"/>
      <style:map style:condition="cell-content()=&quot;Web&quot;" style:apply-style-name="ConditionalStyle_5f_71" style:base-cell-address="Feuille1.B26"/>
      <style:map style:condition="cell-content()=&quot;Gestion&quot;" style:apply-style-name="ConditionalStyle_5f_70" style:base-cell-address="Feuille1.B26"/>
      <style:map style:condition="cell-content()=&quot;Rédaction&quot;" style:apply-style-name="ConditionalStyle_5f_69" style:base-cell-address="Feuille1.B26"/>
      <style:map style:condition="cell-content()=&quot;Base de données&quot;" style:apply-style-name="ConditionalStyle_5f_68" style:base-cell-address="Feuille1.B26"/>
      <style:map style:condition="cell-content()=&quot;Modélisation&quot;" style:apply-style-name="ConditionalStyle_5f_67" style:base-cell-address="Feuille1.B26"/>
    </style:style>
    <style:style style:name="ce32" style:family="table-cell" style:parent-style-name="Default">
      <style:map style:condition="cell-content()=&quot;Programmation&quot;" style:apply-style-name="ConditionalStyle_5f_77" style:base-cell-address="Feuille1.B27"/>
      <style:map style:condition="cell-content()=&quot;Recherche&quot;" style:apply-style-name="ConditionalStyle_5f_76" style:base-cell-address="Feuille1.B27"/>
      <style:map style:condition="cell-content()=&quot;Analyse&quot;" style:apply-style-name="ConditionalStyle_5f_75" style:base-cell-address="Feuille1.B27"/>
      <style:map style:condition="cell-content()=&quot;Débogage&quot;" style:apply-style-name="ConditionalStyle_5f_74" style:base-cell-address="Feuille1.B27"/>
      <style:map style:condition="cell-content()=&quot;Test&quot;" style:apply-style-name="ConditionalStyle_5f_73" style:base-cell-address="Feuille1.B27"/>
      <style:map style:condition="cell-content()=&quot;Technique&quot;" style:apply-style-name="ConditionalStyle_5f_72" style:base-cell-address="Feuille1.B27"/>
      <style:map style:condition="cell-content()=&quot;Web&quot;" style:apply-style-name="ConditionalStyle_5f_71" style:base-cell-address="Feuille1.B27"/>
      <style:map style:condition="cell-content()=&quot;Gestion&quot;" style:apply-style-name="ConditionalStyle_5f_70" style:base-cell-address="Feuille1.B27"/>
      <style:map style:condition="cell-content()=&quot;Rédaction&quot;" style:apply-style-name="ConditionalStyle_5f_69" style:base-cell-address="Feuille1.B27"/>
      <style:map style:condition="cell-content()=&quot;Base de données&quot;" style:apply-style-name="ConditionalStyle_5f_68" style:base-cell-address="Feuille1.B27"/>
      <style:map style:condition="cell-content()=&quot;Modélisation&quot;" style:apply-style-name="ConditionalStyle_5f_67" style:base-cell-address="Feuille1.B27"/>
    </style:style>
    <style:style style:name="ce33" style:family="table-cell" style:parent-style-name="Default">
      <style:map style:condition="cell-content()=&quot;Programmation&quot;" style:apply-style-name="ConditionalStyle_5f_77" style:base-cell-address="Feuille1.B28"/>
      <style:map style:condition="cell-content()=&quot;Recherche&quot;" style:apply-style-name="ConditionalStyle_5f_76" style:base-cell-address="Feuille1.B28"/>
      <style:map style:condition="cell-content()=&quot;Analyse&quot;" style:apply-style-name="ConditionalStyle_5f_75" style:base-cell-address="Feuille1.B28"/>
      <style:map style:condition="cell-content()=&quot;Débogage&quot;" style:apply-style-name="ConditionalStyle_5f_74" style:base-cell-address="Feuille1.B28"/>
      <style:map style:condition="cell-content()=&quot;Test&quot;" style:apply-style-name="ConditionalStyle_5f_73" style:base-cell-address="Feuille1.B28"/>
      <style:map style:condition="cell-content()=&quot;Technique&quot;" style:apply-style-name="ConditionalStyle_5f_72" style:base-cell-address="Feuille1.B28"/>
      <style:map style:condition="cell-content()=&quot;Web&quot;" style:apply-style-name="ConditionalStyle_5f_71" style:base-cell-address="Feuille1.B28"/>
      <style:map style:condition="cell-content()=&quot;Gestion&quot;" style:apply-style-name="ConditionalStyle_5f_70" style:base-cell-address="Feuille1.B28"/>
      <style:map style:condition="cell-content()=&quot;Rédaction&quot;" style:apply-style-name="ConditionalStyle_5f_69" style:base-cell-address="Feuille1.B28"/>
      <style:map style:condition="cell-content()=&quot;Base de données&quot;" style:apply-style-name="ConditionalStyle_5f_68" style:base-cell-address="Feuille1.B28"/>
      <style:map style:condition="cell-content()=&quot;Modélisation&quot;" style:apply-style-name="ConditionalStyle_5f_67" style:base-cell-address="Feuille1.B28"/>
    </style:style>
    <style:style style:name="ce34" style:family="table-cell" style:parent-style-name="Default">
      <style:table-cell-properties fo:background-color="transparent"/>
      <style:map style:condition="cell-content()=&quot;Programmation&quot;" style:apply-style-name="ConditionalStyle_5f_132" style:base-cell-address="Feuille1.B29"/>
      <style:map style:condition="cell-content()=&quot;Recherche&quot;" style:apply-style-name="ConditionalStyle_5f_131" style:base-cell-address="Feuille1.B29"/>
      <style:map style:condition="cell-content()=&quot;Analyse&quot;" style:apply-style-name="ConditionalStyle_5f_130" style:base-cell-address="Feuille1.B29"/>
      <style:map style:condition="cell-content()=&quot;Débogage&quot;" style:apply-style-name="ConditionalStyle_5f_129" style:base-cell-address="Feuille1.B29"/>
      <style:map style:condition="cell-content()=&quot;Test&quot;" style:apply-style-name="ConditionalStyle_5f_128" style:base-cell-address="Feuille1.B29"/>
      <style:map style:condition="cell-content()=&quot;Technique&quot;" style:apply-style-name="ConditionalStyle_5f_127" style:base-cell-address="Feuille1.B29"/>
      <style:map style:condition="cell-content()=&quot;Web&quot;" style:apply-style-name="ConditionalStyle_5f_126" style:base-cell-address="Feuille1.B29"/>
      <style:map style:condition="cell-content()=&quot;Gestion&quot;" style:apply-style-name="ConditionalStyle_5f_125" style:base-cell-address="Feuille1.B29"/>
      <style:map style:condition="cell-content()=&quot;Rédaction&quot;" style:apply-style-name="ConditionalStyle_5f_124" style:base-cell-address="Feuille1.B29"/>
      <style:map style:condition="cell-content()=&quot;Base de données&quot;" style:apply-style-name="ConditionalStyle_5f_123" style:base-cell-address="Feuille1.B29"/>
      <style:map style:condition="cell-content()=&quot;Modélisation&quot;" style:apply-style-name="ConditionalStyle_5f_122" style:base-cell-address="Feuille1.B29"/>
    </style:style>
    <style:style style:name="ce35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B30"/>
      <style:map style:condition="cell-content()=&quot;Recherche&quot;" style:apply-style-name="ConditionalStyle_5f_120" style:base-cell-address="Feuille1.B30"/>
      <style:map style:condition="cell-content()=&quot;Analyse&quot;" style:apply-style-name="ConditionalStyle_5f_119" style:base-cell-address="Feuille1.B30"/>
      <style:map style:condition="cell-content()=&quot;Débogage&quot;" style:apply-style-name="ConditionalStyle_5f_118" style:base-cell-address="Feuille1.B30"/>
      <style:map style:condition="cell-content()=&quot;Test&quot;" style:apply-style-name="ConditionalStyle_5f_117" style:base-cell-address="Feuille1.B30"/>
      <style:map style:condition="cell-content()=&quot;Technique&quot;" style:apply-style-name="ConditionalStyle_5f_116" style:base-cell-address="Feuille1.B30"/>
      <style:map style:condition="cell-content()=&quot;Web&quot;" style:apply-style-name="ConditionalStyle_5f_115" style:base-cell-address="Feuille1.B30"/>
      <style:map style:condition="cell-content()=&quot;Gestion&quot;" style:apply-style-name="ConditionalStyle_5f_114" style:base-cell-address="Feuille1.B30"/>
      <style:map style:condition="cell-content()=&quot;Rédaction&quot;" style:apply-style-name="ConditionalStyle_5f_113" style:base-cell-address="Feuille1.B30"/>
      <style:map style:condition="cell-content()=&quot;Base de données&quot;" style:apply-style-name="ConditionalStyle_5f_112" style:base-cell-address="Feuille1.B30"/>
      <style:map style:condition="cell-content()=&quot;Modélisation&quot;" style:apply-style-name="ConditionalStyle_5f_111" style:base-cell-address="Feuille1.B30"/>
    </style:style>
    <style:style style:name="ce36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B31"/>
      <style:map style:condition="cell-content()=&quot;Recherche&quot;" style:apply-style-name="ConditionalStyle_5f_120" style:base-cell-address="Feuille1.B31"/>
      <style:map style:condition="cell-content()=&quot;Analyse&quot;" style:apply-style-name="ConditionalStyle_5f_119" style:base-cell-address="Feuille1.B31"/>
      <style:map style:condition="cell-content()=&quot;Débogage&quot;" style:apply-style-name="ConditionalStyle_5f_118" style:base-cell-address="Feuille1.B31"/>
      <style:map style:condition="cell-content()=&quot;Test&quot;" style:apply-style-name="ConditionalStyle_5f_117" style:base-cell-address="Feuille1.B31"/>
      <style:map style:condition="cell-content()=&quot;Technique&quot;" style:apply-style-name="ConditionalStyle_5f_116" style:base-cell-address="Feuille1.B31"/>
      <style:map style:condition="cell-content()=&quot;Web&quot;" style:apply-style-name="ConditionalStyle_5f_115" style:base-cell-address="Feuille1.B31"/>
      <style:map style:condition="cell-content()=&quot;Gestion&quot;" style:apply-style-name="ConditionalStyle_5f_114" style:base-cell-address="Feuille1.B31"/>
      <style:map style:condition="cell-content()=&quot;Rédaction&quot;" style:apply-style-name="ConditionalStyle_5f_113" style:base-cell-address="Feuille1.B31"/>
      <style:map style:condition="cell-content()=&quot;Base de données&quot;" style:apply-style-name="ConditionalStyle_5f_112" style:base-cell-address="Feuille1.B31"/>
      <style:map style:condition="cell-content()=&quot;Modélisation&quot;" style:apply-style-name="ConditionalStyle_5f_111" style:base-cell-address="Feuille1.B31"/>
    </style:style>
    <style:style style:name="ce37" style:family="table-cell" style:parent-style-name="Default">
      <style:map style:condition="cell-content()=&quot;Programmation&quot;" style:apply-style-name="ConditionalStyle_5f_22" style:base-cell-address="Feuille1.B32"/>
      <style:map style:condition="cell-content()=&quot;Recherche&quot;" style:apply-style-name="ConditionalStyle_5f_21" style:base-cell-address="Feuille1.B32"/>
      <style:map style:condition="cell-content()=&quot;Analyse&quot;" style:apply-style-name="ConditionalStyle_5f_20" style:base-cell-address="Feuille1.B32"/>
      <style:map style:condition="cell-content()=&quot;Débogage&quot;" style:apply-style-name="ConditionalStyle_5f_19" style:base-cell-address="Feuille1.B32"/>
      <style:map style:condition="cell-content()=&quot;Test&quot;" style:apply-style-name="ConditionalStyle_5f_18" style:base-cell-address="Feuille1.B32"/>
      <style:map style:condition="cell-content()=&quot;Technique&quot;" style:apply-style-name="ConditionalStyle_5f_17" style:base-cell-address="Feuille1.B32"/>
      <style:map style:condition="cell-content()=&quot;Web&quot;" style:apply-style-name="ConditionalStyle_5f_16" style:base-cell-address="Feuille1.B32"/>
      <style:map style:condition="cell-content()=&quot;Gestion&quot;" style:apply-style-name="ConditionalStyle_5f_15" style:base-cell-address="Feuille1.B32"/>
      <style:map style:condition="cell-content()=&quot;Rédaction&quot;" style:apply-style-name="ConditionalStyle_5f_14" style:base-cell-address="Feuille1.B32"/>
      <style:map style:condition="cell-content()=&quot;Base de données&quot;" style:apply-style-name="ConditionalStyle_5f_13" style:base-cell-address="Feuille1.B32"/>
      <style:map style:condition="cell-content()=&quot;Modélisation&quot;" style:apply-style-name="ConditionalStyle_5f_12" style:base-cell-address="Feuille1.B32"/>
    </style:style>
    <style:style style:name="ce38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B33"/>
      <style:map style:condition="cell-content()=&quot;Recherche&quot;" style:apply-style-name="ConditionalStyle_5f_120" style:base-cell-address="Feuille1.B33"/>
      <style:map style:condition="cell-content()=&quot;Analyse&quot;" style:apply-style-name="ConditionalStyle_5f_119" style:base-cell-address="Feuille1.B33"/>
      <style:map style:condition="cell-content()=&quot;Débogage&quot;" style:apply-style-name="ConditionalStyle_5f_118" style:base-cell-address="Feuille1.B33"/>
      <style:map style:condition="cell-content()=&quot;Test&quot;" style:apply-style-name="ConditionalStyle_5f_117" style:base-cell-address="Feuille1.B33"/>
      <style:map style:condition="cell-content()=&quot;Technique&quot;" style:apply-style-name="ConditionalStyle_5f_116" style:base-cell-address="Feuille1.B33"/>
      <style:map style:condition="cell-content()=&quot;Web&quot;" style:apply-style-name="ConditionalStyle_5f_115" style:base-cell-address="Feuille1.B33"/>
      <style:map style:condition="cell-content()=&quot;Gestion&quot;" style:apply-style-name="ConditionalStyle_5f_114" style:base-cell-address="Feuille1.B33"/>
      <style:map style:condition="cell-content()=&quot;Rédaction&quot;" style:apply-style-name="ConditionalStyle_5f_113" style:base-cell-address="Feuille1.B33"/>
      <style:map style:condition="cell-content()=&quot;Base de données&quot;" style:apply-style-name="ConditionalStyle_5f_112" style:base-cell-address="Feuille1.B33"/>
      <style:map style:condition="cell-content()=&quot;Modélisation&quot;" style:apply-style-name="ConditionalStyle_5f_111" style:base-cell-address="Feuille1.B33"/>
    </style:style>
    <style:style style:name="ce39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B34"/>
      <style:map style:condition="cell-content()=&quot;Recherche&quot;" style:apply-style-name="ConditionalStyle_5f_120" style:base-cell-address="Feuille1.B34"/>
      <style:map style:condition="cell-content()=&quot;Analyse&quot;" style:apply-style-name="ConditionalStyle_5f_119" style:base-cell-address="Feuille1.B34"/>
      <style:map style:condition="cell-content()=&quot;Débogage&quot;" style:apply-style-name="ConditionalStyle_5f_118" style:base-cell-address="Feuille1.B34"/>
      <style:map style:condition="cell-content()=&quot;Test&quot;" style:apply-style-name="ConditionalStyle_5f_117" style:base-cell-address="Feuille1.B34"/>
      <style:map style:condition="cell-content()=&quot;Technique&quot;" style:apply-style-name="ConditionalStyle_5f_116" style:base-cell-address="Feuille1.B34"/>
      <style:map style:condition="cell-content()=&quot;Web&quot;" style:apply-style-name="ConditionalStyle_5f_115" style:base-cell-address="Feuille1.B34"/>
      <style:map style:condition="cell-content()=&quot;Gestion&quot;" style:apply-style-name="ConditionalStyle_5f_114" style:base-cell-address="Feuille1.B34"/>
      <style:map style:condition="cell-content()=&quot;Rédaction&quot;" style:apply-style-name="ConditionalStyle_5f_113" style:base-cell-address="Feuille1.B34"/>
      <style:map style:condition="cell-content()=&quot;Base de données&quot;" style:apply-style-name="ConditionalStyle_5f_112" style:base-cell-address="Feuille1.B34"/>
      <style:map style:condition="cell-content()=&quot;Modélisation&quot;" style:apply-style-name="ConditionalStyle_5f_111" style:base-cell-address="Feuille1.B34"/>
    </style:style>
    <style:style style:name="ce40" style:family="table-cell" style:parent-style-name="Default">
      <style:map style:condition="cell-content()=&quot;Programmation&quot;" style:apply-style-name="ConditionalStyle_5f_77" style:base-cell-address="Feuille1.B35"/>
      <style:map style:condition="cell-content()=&quot;Recherche&quot;" style:apply-style-name="ConditionalStyle_5f_76" style:base-cell-address="Feuille1.B35"/>
      <style:map style:condition="cell-content()=&quot;Analyse&quot;" style:apply-style-name="ConditionalStyle_5f_75" style:base-cell-address="Feuille1.B35"/>
      <style:map style:condition="cell-content()=&quot;Débogage&quot;" style:apply-style-name="ConditionalStyle_5f_74" style:base-cell-address="Feuille1.B35"/>
      <style:map style:condition="cell-content()=&quot;Test&quot;" style:apply-style-name="ConditionalStyle_5f_73" style:base-cell-address="Feuille1.B35"/>
      <style:map style:condition="cell-content()=&quot;Technique&quot;" style:apply-style-name="ConditionalStyle_5f_72" style:base-cell-address="Feuille1.B35"/>
      <style:map style:condition="cell-content()=&quot;Web&quot;" style:apply-style-name="ConditionalStyle_5f_71" style:base-cell-address="Feuille1.B35"/>
      <style:map style:condition="cell-content()=&quot;Gestion&quot;" style:apply-style-name="ConditionalStyle_5f_70" style:base-cell-address="Feuille1.B35"/>
      <style:map style:condition="cell-content()=&quot;Rédaction&quot;" style:apply-style-name="ConditionalStyle_5f_69" style:base-cell-address="Feuille1.B35"/>
      <style:map style:condition="cell-content()=&quot;Base de données&quot;" style:apply-style-name="ConditionalStyle_5f_68" style:base-cell-address="Feuille1.B35"/>
      <style:map style:condition="cell-content()=&quot;Modélisation&quot;" style:apply-style-name="ConditionalStyle_5f_67" style:base-cell-address="Feuille1.B35"/>
    </style:style>
    <style:style style:name="ce41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B36"/>
      <style:map style:condition="cell-content()=&quot;Recherche&quot;" style:apply-style-name="ConditionalStyle_5f_120" style:base-cell-address="Feuille1.B36"/>
      <style:map style:condition="cell-content()=&quot;Analyse&quot;" style:apply-style-name="ConditionalStyle_5f_119" style:base-cell-address="Feuille1.B36"/>
      <style:map style:condition="cell-content()=&quot;Débogage&quot;" style:apply-style-name="ConditionalStyle_5f_118" style:base-cell-address="Feuille1.B36"/>
      <style:map style:condition="cell-content()=&quot;Test&quot;" style:apply-style-name="ConditionalStyle_5f_117" style:base-cell-address="Feuille1.B36"/>
      <style:map style:condition="cell-content()=&quot;Technique&quot;" style:apply-style-name="ConditionalStyle_5f_116" style:base-cell-address="Feuille1.B36"/>
      <style:map style:condition="cell-content()=&quot;Web&quot;" style:apply-style-name="ConditionalStyle_5f_115" style:base-cell-address="Feuille1.B36"/>
      <style:map style:condition="cell-content()=&quot;Gestion&quot;" style:apply-style-name="ConditionalStyle_5f_114" style:base-cell-address="Feuille1.B36"/>
      <style:map style:condition="cell-content()=&quot;Rédaction&quot;" style:apply-style-name="ConditionalStyle_5f_113" style:base-cell-address="Feuille1.B36"/>
      <style:map style:condition="cell-content()=&quot;Base de données&quot;" style:apply-style-name="ConditionalStyle_5f_112" style:base-cell-address="Feuille1.B36"/>
      <style:map style:condition="cell-content()=&quot;Modélisation&quot;" style:apply-style-name="ConditionalStyle_5f_111" style:base-cell-address="Feuille1.B36"/>
    </style:style>
    <style:style style:name="ce42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B37"/>
      <style:map style:condition="cell-content()=&quot;Recherche&quot;" style:apply-style-name="ConditionalStyle_5f_120" style:base-cell-address="Feuille1.B37"/>
      <style:map style:condition="cell-content()=&quot;Analyse&quot;" style:apply-style-name="ConditionalStyle_5f_119" style:base-cell-address="Feuille1.B37"/>
      <style:map style:condition="cell-content()=&quot;Débogage&quot;" style:apply-style-name="ConditionalStyle_5f_118" style:base-cell-address="Feuille1.B37"/>
      <style:map style:condition="cell-content()=&quot;Test&quot;" style:apply-style-name="ConditionalStyle_5f_117" style:base-cell-address="Feuille1.B37"/>
      <style:map style:condition="cell-content()=&quot;Technique&quot;" style:apply-style-name="ConditionalStyle_5f_116" style:base-cell-address="Feuille1.B37"/>
      <style:map style:condition="cell-content()=&quot;Web&quot;" style:apply-style-name="ConditionalStyle_5f_115" style:base-cell-address="Feuille1.B37"/>
      <style:map style:condition="cell-content()=&quot;Gestion&quot;" style:apply-style-name="ConditionalStyle_5f_114" style:base-cell-address="Feuille1.B37"/>
      <style:map style:condition="cell-content()=&quot;Rédaction&quot;" style:apply-style-name="ConditionalStyle_5f_113" style:base-cell-address="Feuille1.B37"/>
      <style:map style:condition="cell-content()=&quot;Base de données&quot;" style:apply-style-name="ConditionalStyle_5f_112" style:base-cell-address="Feuille1.B37"/>
      <style:map style:condition="cell-content()=&quot;Modélisation&quot;" style:apply-style-name="ConditionalStyle_5f_111" style:base-cell-address="Feuille1.B37"/>
    </style:style>
    <style:style style:name="ce43" style:family="table-cell" style:parent-style-name="Default">
      <style:text-properties style:font-name="FreeSans" fo:font-size="11pt" style:font-size-asian="11pt" style:font-size-complex="11pt"/>
    </style:style>
    <style:style style:name="ce44" style:family="table-cell" style:parent-style-name="Default">
      <style:table-cell-properties fo:border-bottom="none" style:diagonal-bl-tr="none" style:diagonal-tl-br="none" fo:background-color="transparent" fo:border-left="0.74pt solid #5b9bd5" fo:border-right="none" style:rotation-align="none" fo:border-top="none"/>
      <style:text-properties style:font-name="FreeSans" fo:font-size="11pt" style:font-size-asian="11pt" style:font-size-complex="11pt"/>
    </style:style>
    <style:style style:name="ce45" style:family="table-cell" style:parent-style-name="Default">
      <style:table-cell-properties fo:border-bottom="0.74pt solid #000000" style:diagonal-bl-tr="none" style:diagonal-tl-br="none" fo:background-color="transparent" fo:border-left="0.74pt solid #5b9bd5" fo:border-right="none" style:rotation-align="none" fo:border-top="none"/>
      <style:text-properties style:font-name="FreeSans" fo:font-size="11pt" style:font-size-asian="11pt" style:font-size-complex="11pt"/>
    </style:style>
    <style:style style:name="ce46" style:family="table-cell" style:parent-style-name="Default">
      <style:text-properties style:text-outline="false" style:text-line-through-style="none" style:text-line-through-type="none" style:font-name="FreeSans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74pt dotted #5b9bd5" style:diagonal-bl-tr="none" style:diagonal-tl-br="none" fo:background-color="transparent" fo:border-left="0.74pt solid #5b9bd5" fo:border-right="0.74pt dotted #5b9bd5" style:rotation-align="none" fo:border-top="0.74pt dotted #5b9bd5"/>
      <style:text-properties style:font-name="FreeSans" fo:font-size="11pt" style:font-size-asian="11pt" style:font-size-complex="11pt"/>
    </style:style>
    <style:style style:name="ce48" style:family="table-cell" style:parent-style-name="Default">
      <style:table-cell-properties fo:border-bottom="none" style:diagonal-bl-tr="none" style:diagonal-tl-br="none" fo:background-color="transparent" fo:border-left="0.74pt solid #5b9bd5" fo:border-right="none" style:rotation-align="none" fo:border-top="none"/>
      <style:text-properties fo:color="#000000" style:text-outline="false" style:text-line-through-style="none" style:text-line-through-type="none" style:font-name="FreeSans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style:diagonal-bl-tr="none" style:diagonal-tl-br="none" fo:background-color="transparent" fo:border-left="0.74pt solid #5b9bd5" fo:border-right="none" style:rotation-align="none" fo:border-top="none"/>
      <style:text-properties style:text-outline="false" style:text-line-through-style="none" style:text-line-through-type="none" style:font-name="FreeSans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none" style:diagonal-bl-tr="none" style:diagonal-tl-br="none" fo:background-color="transparent" fo:border-left="0.74pt solid #5b9bd5" fo:border-right="none" style:rotation-align="none" fo:border-top="none"/>
      <style:text-properties style:font-name="Liberation Sans" fo:font-size="10pt" style:font-name-asian="PingFang SC" style:font-size-asian="10pt" style:font-name-complex="Arial Unicode MS" style:font-size-complex="10pt"/>
    </style:style>
    <style:style style:name="ce51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52" style:family="table-cell" style:parent-style-name="Default" style:data-style-name="N113">
      <style:table-cell-properties style:rotation-align="none"/>
    </style:style>
    <style:style style:name="ce154" style:family="table-cell" style:parent-style-name="Default">
      <style:table-cell-properties fo:background-color="#a3238e"/>
      <style:map style:condition="cell-content()=&quot;Programmation&quot;" style:apply-style-name="ConditionalStyle_5f_121" style:base-cell-address="Feuille1.D5"/>
      <style:map style:condition="cell-content()=&quot;Recherche&quot;" style:apply-style-name="ConditionalStyle_5f_120" style:base-cell-address="Feuille1.D5"/>
      <style:map style:condition="cell-content()=&quot;Analyse&quot;" style:apply-style-name="ConditionalStyle_5f_119" style:base-cell-address="Feuille1.D5"/>
      <style:map style:condition="cell-content()=&quot;Débogage&quot;" style:apply-style-name="ConditionalStyle_5f_118" style:base-cell-address="Feuille1.D5"/>
      <style:map style:condition="cell-content()=&quot;Test&quot;" style:apply-style-name="ConditionalStyle_5f_117" style:base-cell-address="Feuille1.D5"/>
      <style:map style:condition="cell-content()=&quot;Technique&quot;" style:apply-style-name="ConditionalStyle_5f_116" style:base-cell-address="Feuille1.D5"/>
      <style:map style:condition="cell-content()=&quot;Web&quot;" style:apply-style-name="ConditionalStyle_5f_115" style:base-cell-address="Feuille1.D5"/>
      <style:map style:condition="cell-content()=&quot;Gestion&quot;" style:apply-style-name="ConditionalStyle_5f_114" style:base-cell-address="Feuille1.D5"/>
      <style:map style:condition="cell-content()=&quot;Rédaction&quot;" style:apply-style-name="ConditionalStyle_5f_113" style:base-cell-address="Feuille1.D5"/>
      <style:map style:condition="cell-content()=&quot;Base de données&quot;" style:apply-style-name="ConditionalStyle_5f_112" style:base-cell-address="Feuille1.D5"/>
      <style:map style:condition="cell-content()=&quot;Modélisation&quot;" style:apply-style-name="ConditionalStyle_5f_111" style:base-cell-address="Feuille1.D5"/>
    </style:style>
    <style:style style:name="ce54" style:family="table-cell" style:parent-style-name="Default">
      <style:table-cell-properties fo:background-color="#0066b3"/>
      <style:map style:condition="cell-content()=&quot;Programmation&quot;" style:apply-style-name="ConditionalStyle_5f_132" style:base-cell-address="Feuille1.D6"/>
      <style:map style:condition="cell-content()=&quot;Recherche&quot;" style:apply-style-name="ConditionalStyle_5f_131" style:base-cell-address="Feuille1.D6"/>
      <style:map style:condition="cell-content()=&quot;Analyse&quot;" style:apply-style-name="ConditionalStyle_5f_130" style:base-cell-address="Feuille1.D6"/>
      <style:map style:condition="cell-content()=&quot;Débogage&quot;" style:apply-style-name="ConditionalStyle_5f_129" style:base-cell-address="Feuille1.D6"/>
      <style:map style:condition="cell-content()=&quot;Test&quot;" style:apply-style-name="ConditionalStyle_5f_128" style:base-cell-address="Feuille1.D6"/>
      <style:map style:condition="cell-content()=&quot;Technique&quot;" style:apply-style-name="ConditionalStyle_5f_127" style:base-cell-address="Feuille1.D6"/>
      <style:map style:condition="cell-content()=&quot;Web&quot;" style:apply-style-name="ConditionalStyle_5f_126" style:base-cell-address="Feuille1.D6"/>
      <style:map style:condition="cell-content()=&quot;Gestion&quot;" style:apply-style-name="ConditionalStyle_5f_125" style:base-cell-address="Feuille1.D6"/>
      <style:map style:condition="cell-content()=&quot;Rédaction&quot;" style:apply-style-name="ConditionalStyle_5f_124" style:base-cell-address="Feuille1.D6"/>
      <style:map style:condition="cell-content()=&quot;Base de données&quot;" style:apply-style-name="ConditionalStyle_5f_123" style:base-cell-address="Feuille1.D6"/>
      <style:map style:condition="cell-content()=&quot;Modélisation&quot;" style:apply-style-name="ConditionalStyle_5f_122" style:base-cell-address="Feuille1.D6"/>
    </style:style>
    <style:style style:name="ce56" style:family="table-cell" style:parent-style-name="Default">
      <style:table-cell-properties fo:border-bottom="0.74pt dotted #5b9bd5" style:diagonal-bl-tr="none" style:diagonal-tl-br="none" fo:background-color="transparent" fo:border-left="0.74pt solid #5b9bd5" fo:border-right="0.74pt dotted #5b9bd5" style:rotation-align="none" fo:border-top="0.74pt dotted #5b9bd5"/>
    </style:style>
    <style:style style:name="ce57" style:family="table-cell" style:parent-style-name="Default">
      <style:table-cell-properties fo:border-bottom="0.74pt dotted #5b9bd5" style:diagonal-bl-tr="none" style:diagonal-tl-br="none" fo:background-color="transparent" fo:border-left="0.74pt dotted #5b9bd5" fo:border-right="0.74pt dotted #5b9bd5" style:rotation-align="none" fo:border-top="0.74pt solid #000000"/>
    </style:style>
    <style:style style:name="ce58" style:family="table-cell" style:parent-style-name="Default">
      <style:table-cell-properties fo:background-color="#0066b3"/>
      <style:map style:condition="cell-content()=&quot;Programmation&quot;" style:apply-style-name="ConditionalStyle_5f_132" style:base-cell-address="Feuille1.E6"/>
      <style:map style:condition="cell-content()=&quot;Recherche&quot;" style:apply-style-name="ConditionalStyle_5f_131" style:base-cell-address="Feuille1.E6"/>
      <style:map style:condition="cell-content()=&quot;Analyse&quot;" style:apply-style-name="ConditionalStyle_5f_130" style:base-cell-address="Feuille1.E6"/>
      <style:map style:condition="cell-content()=&quot;Débogage&quot;" style:apply-style-name="ConditionalStyle_5f_129" style:base-cell-address="Feuille1.E6"/>
      <style:map style:condition="cell-content()=&quot;Test&quot;" style:apply-style-name="ConditionalStyle_5f_128" style:base-cell-address="Feuille1.E6"/>
      <style:map style:condition="cell-content()=&quot;Technique&quot;" style:apply-style-name="ConditionalStyle_5f_127" style:base-cell-address="Feuille1.E6"/>
      <style:map style:condition="cell-content()=&quot;Web&quot;" style:apply-style-name="ConditionalStyle_5f_126" style:base-cell-address="Feuille1.E6"/>
      <style:map style:condition="cell-content()=&quot;Gestion&quot;" style:apply-style-name="ConditionalStyle_5f_125" style:base-cell-address="Feuille1.E6"/>
      <style:map style:condition="cell-content()=&quot;Rédaction&quot;" style:apply-style-name="ConditionalStyle_5f_124" style:base-cell-address="Feuille1.E6"/>
      <style:map style:condition="cell-content()=&quot;Base de données&quot;" style:apply-style-name="ConditionalStyle_5f_123" style:base-cell-address="Feuille1.E6"/>
      <style:map style:condition="cell-content()=&quot;Modélisation&quot;" style:apply-style-name="ConditionalStyle_5f_122" style:base-cell-address="Feuille1.E6"/>
    </style:style>
    <style:style style:name="ce149" style:family="table-cell" style:parent-style-name="Default">
      <style:table-cell-properties fo:background-color="#fdb94d"/>
      <style:map style:condition="cell-content()=&quot;Programmation&quot;" style:apply-style-name="ConditionalStyle_5f_121" style:base-cell-address="Feuille1.E7"/>
      <style:map style:condition="cell-content()=&quot;Recherche&quot;" style:apply-style-name="ConditionalStyle_5f_120" style:base-cell-address="Feuille1.E7"/>
      <style:map style:condition="cell-content()=&quot;Analyse&quot;" style:apply-style-name="ConditionalStyle_5f_119" style:base-cell-address="Feuille1.E7"/>
      <style:map style:condition="cell-content()=&quot;Débogage&quot;" style:apply-style-name="ConditionalStyle_5f_118" style:base-cell-address="Feuille1.E7"/>
      <style:map style:condition="cell-content()=&quot;Test&quot;" style:apply-style-name="ConditionalStyle_5f_117" style:base-cell-address="Feuille1.E7"/>
      <style:map style:condition="cell-content()=&quot;Technique&quot;" style:apply-style-name="ConditionalStyle_5f_116" style:base-cell-address="Feuille1.E7"/>
      <style:map style:condition="cell-content()=&quot;Web&quot;" style:apply-style-name="ConditionalStyle_5f_115" style:base-cell-address="Feuille1.E7"/>
      <style:map style:condition="cell-content()=&quot;Gestion&quot;" style:apply-style-name="ConditionalStyle_5f_114" style:base-cell-address="Feuille1.E7"/>
      <style:map style:condition="cell-content()=&quot;Rédaction&quot;" style:apply-style-name="ConditionalStyle_5f_113" style:base-cell-address="Feuille1.E7"/>
      <style:map style:condition="cell-content()=&quot;Base de données&quot;" style:apply-style-name="ConditionalStyle_5f_112" style:base-cell-address="Feuille1.E7"/>
      <style:map style:condition="cell-content()=&quot;Modélisation&quot;" style:apply-style-name="ConditionalStyle_5f_111" style:base-cell-address="Feuille1.E7"/>
    </style:style>
    <style:style style:name="ce60" style:family="table-cell" style:parent-style-name="Default">
      <style:table-cell-properties style:diagonal-bl-tr="none" style:diagonal-tl-br="none" fo:background-color="transparent" fo:border="0.74pt dotted #5b9bd5" style:rotation-align="none"/>
    </style:style>
    <style:style style:name="ce151" style:family="table-cell" style:parent-style-name="Default">
      <style:table-cell-properties fo:background-color="#fdb94d"/>
      <style:map style:condition="cell-content()=&quot;Programmation&quot;" style:apply-style-name="ConditionalStyle_5f_121" style:base-cell-address="Feuille1.F7"/>
      <style:map style:condition="cell-content()=&quot;Recherche&quot;" style:apply-style-name="ConditionalStyle_5f_120" style:base-cell-address="Feuille1.F7"/>
      <style:map style:condition="cell-content()=&quot;Analyse&quot;" style:apply-style-name="ConditionalStyle_5f_119" style:base-cell-address="Feuille1.F7"/>
      <style:map style:condition="cell-content()=&quot;Débogage&quot;" style:apply-style-name="ConditionalStyle_5f_118" style:base-cell-address="Feuille1.F7"/>
      <style:map style:condition="cell-content()=&quot;Test&quot;" style:apply-style-name="ConditionalStyle_5f_117" style:base-cell-address="Feuille1.F7"/>
      <style:map style:condition="cell-content()=&quot;Technique&quot;" style:apply-style-name="ConditionalStyle_5f_116" style:base-cell-address="Feuille1.F7"/>
      <style:map style:condition="cell-content()=&quot;Web&quot;" style:apply-style-name="ConditionalStyle_5f_115" style:base-cell-address="Feuille1.F7"/>
      <style:map style:condition="cell-content()=&quot;Gestion&quot;" style:apply-style-name="ConditionalStyle_5f_114" style:base-cell-address="Feuille1.F7"/>
      <style:map style:condition="cell-content()=&quot;Rédaction&quot;" style:apply-style-name="ConditionalStyle_5f_113" style:base-cell-address="Feuille1.F7"/>
      <style:map style:condition="cell-content()=&quot;Base de données&quot;" style:apply-style-name="ConditionalStyle_5f_112" style:base-cell-address="Feuille1.F7"/>
      <style:map style:condition="cell-content()=&quot;Modélisation&quot;" style:apply-style-name="ConditionalStyle_5f_111" style:base-cell-address="Feuille1.F7"/>
    </style:style>
    <style:style style:name="ce6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3" style:family="table-cell" style:parent-style-name="Default">
      <style:table-cell-properties fo:background-color="#fdb94d"/>
      <style:map style:condition="cell-content()=&quot;Programmation&quot;" style:apply-style-name="ConditionalStyle_5f_121" style:base-cell-address="Feuille1.G7"/>
      <style:map style:condition="cell-content()=&quot;Recherche&quot;" style:apply-style-name="ConditionalStyle_5f_120" style:base-cell-address="Feuille1.G7"/>
      <style:map style:condition="cell-content()=&quot;Analyse&quot;" style:apply-style-name="ConditionalStyle_5f_119" style:base-cell-address="Feuille1.G7"/>
      <style:map style:condition="cell-content()=&quot;Débogage&quot;" style:apply-style-name="ConditionalStyle_5f_118" style:base-cell-address="Feuille1.G7"/>
      <style:map style:condition="cell-content()=&quot;Test&quot;" style:apply-style-name="ConditionalStyle_5f_117" style:base-cell-address="Feuille1.G7"/>
      <style:map style:condition="cell-content()=&quot;Technique&quot;" style:apply-style-name="ConditionalStyle_5f_116" style:base-cell-address="Feuille1.G7"/>
      <style:map style:condition="cell-content()=&quot;Web&quot;" style:apply-style-name="ConditionalStyle_5f_115" style:base-cell-address="Feuille1.G7"/>
      <style:map style:condition="cell-content()=&quot;Gestion&quot;" style:apply-style-name="ConditionalStyle_5f_114" style:base-cell-address="Feuille1.G7"/>
      <style:map style:condition="cell-content()=&quot;Rédaction&quot;" style:apply-style-name="ConditionalStyle_5f_113" style:base-cell-address="Feuille1.G7"/>
      <style:map style:condition="cell-content()=&quot;Base de données&quot;" style:apply-style-name="ConditionalStyle_5f_112" style:base-cell-address="Feuille1.G7"/>
      <style:map style:condition="cell-content()=&quot;Modélisation&quot;" style:apply-style-name="ConditionalStyle_5f_111" style:base-cell-address="Feuille1.G7"/>
    </style:style>
    <style:style style:name="ce155" style:family="table-cell" style:parent-style-name="Default">
      <style:table-cell-properties fo:background-color="#fdb94d"/>
      <style:map style:condition="cell-content()=&quot;Programmation&quot;" style:apply-style-name="ConditionalStyle_5f_132" style:base-cell-address="Feuille1.H7"/>
      <style:map style:condition="cell-content()=&quot;Recherche&quot;" style:apply-style-name="ConditionalStyle_5f_131" style:base-cell-address="Feuille1.H7"/>
      <style:map style:condition="cell-content()=&quot;Analyse&quot;" style:apply-style-name="ConditionalStyle_5f_130" style:base-cell-address="Feuille1.H7"/>
      <style:map style:condition="cell-content()=&quot;Débogage&quot;" style:apply-style-name="ConditionalStyle_5f_129" style:base-cell-address="Feuille1.H7"/>
      <style:map style:condition="cell-content()=&quot;Test&quot;" style:apply-style-name="ConditionalStyle_5f_128" style:base-cell-address="Feuille1.H7"/>
      <style:map style:condition="cell-content()=&quot;Technique&quot;" style:apply-style-name="ConditionalStyle_5f_127" style:base-cell-address="Feuille1.H7"/>
      <style:map style:condition="cell-content()=&quot;Web&quot;" style:apply-style-name="ConditionalStyle_5f_126" style:base-cell-address="Feuille1.H7"/>
      <style:map style:condition="cell-content()=&quot;Gestion&quot;" style:apply-style-name="ConditionalStyle_5f_125" style:base-cell-address="Feuille1.H7"/>
      <style:map style:condition="cell-content()=&quot;Rédaction&quot;" style:apply-style-name="ConditionalStyle_5f_124" style:base-cell-address="Feuille1.H7"/>
      <style:map style:condition="cell-content()=&quot;Base de données&quot;" style:apply-style-name="ConditionalStyle_5f_123" style:base-cell-address="Feuille1.H7"/>
      <style:map style:condition="cell-content()=&quot;Modélisation&quot;" style:apply-style-name="ConditionalStyle_5f_122" style:base-cell-address="Feuille1.H7"/>
    </style:style>
    <style:style style:name="ce65" style:family="table-cell" style:parent-style-name="Default">
      <style:table-cell-properties fo:border-bottom="none" fo:background-color="#d6e6f5" style:diagonal-bl-tr="none" style:diagonal-tl-br="none" fo:border-left="0.74pt dotted #5b9bd5" fo:border-right="0.74pt solid #5b9bd5" style:rotation-align="none" fo:border-top="0.74pt solid #000000"/>
    </style:style>
    <style:style style:name="ce66" style:family="table-cell" style:parent-style-name="Default">
      <style:table-cell-properties fo:border-bottom="none" fo:background-color="#d6e6f5" style:diagonal-bl-tr="none" style:diagonal-tl-br="none" fo:border-left="0.74pt dotted #5b9bd5" fo:border-right="0.74pt solid #5b9bd5" style:rotation-align="none" fo:border-top="none"/>
    </style:style>
    <style:style style:name="ce6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mm"/>
    </style:style>
    <style:style style:name="ce160" style:family="table-cell" style:parent-style-name="Default">
      <style:table-cell-properties fo:background-color="#fdb94d"/>
      <style:map style:condition="cell-content()=&quot;Programmation&quot;" style:apply-style-name="ConditionalStyle_5f_121" style:base-cell-address="Feuille1.K7"/>
      <style:map style:condition="cell-content()=&quot;Recherche&quot;" style:apply-style-name="ConditionalStyle_5f_120" style:base-cell-address="Feuille1.K7"/>
      <style:map style:condition="cell-content()=&quot;Analyse&quot;" style:apply-style-name="ConditionalStyle_5f_119" style:base-cell-address="Feuille1.K7"/>
      <style:map style:condition="cell-content()=&quot;Débogage&quot;" style:apply-style-name="ConditionalStyle_5f_118" style:base-cell-address="Feuille1.K7"/>
      <style:map style:condition="cell-content()=&quot;Test&quot;" style:apply-style-name="ConditionalStyle_5f_117" style:base-cell-address="Feuille1.K7"/>
      <style:map style:condition="cell-content()=&quot;Technique&quot;" style:apply-style-name="ConditionalStyle_5f_116" style:base-cell-address="Feuille1.K7"/>
      <style:map style:condition="cell-content()=&quot;Web&quot;" style:apply-style-name="ConditionalStyle_5f_115" style:base-cell-address="Feuille1.K7"/>
      <style:map style:condition="cell-content()=&quot;Gestion&quot;" style:apply-style-name="ConditionalStyle_5f_114" style:base-cell-address="Feuille1.K7"/>
      <style:map style:condition="cell-content()=&quot;Rédaction&quot;" style:apply-style-name="ConditionalStyle_5f_113" style:base-cell-address="Feuille1.K7"/>
      <style:map style:condition="cell-content()=&quot;Base de données&quot;" style:apply-style-name="ConditionalStyle_5f_112" style:base-cell-address="Feuille1.K7"/>
      <style:map style:condition="cell-content()=&quot;Modélisation&quot;" style:apply-style-name="ConditionalStyle_5f_111" style:base-cell-address="Feuille1.K7"/>
    </style:style>
    <style:style style:name="ce69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K8"/>
      <style:map style:condition="cell-content()=&quot;Recherche&quot;" style:apply-style-name="ConditionalStyle_5f_120" style:base-cell-address="Feuille1.K8"/>
      <style:map style:condition="cell-content()=&quot;Analyse&quot;" style:apply-style-name="ConditionalStyle_5f_119" style:base-cell-address="Feuille1.K8"/>
      <style:map style:condition="cell-content()=&quot;Débogage&quot;" style:apply-style-name="ConditionalStyle_5f_118" style:base-cell-address="Feuille1.K8"/>
      <style:map style:condition="cell-content()=&quot;Test&quot;" style:apply-style-name="ConditionalStyle_5f_117" style:base-cell-address="Feuille1.K8"/>
      <style:map style:condition="cell-content()=&quot;Technique&quot;" style:apply-style-name="ConditionalStyle_5f_116" style:base-cell-address="Feuille1.K8"/>
      <style:map style:condition="cell-content()=&quot;Web&quot;" style:apply-style-name="ConditionalStyle_5f_115" style:base-cell-address="Feuille1.K8"/>
      <style:map style:condition="cell-content()=&quot;Gestion&quot;" style:apply-style-name="ConditionalStyle_5f_114" style:base-cell-address="Feuille1.K8"/>
      <style:map style:condition="cell-content()=&quot;Rédaction&quot;" style:apply-style-name="ConditionalStyle_5f_113" style:base-cell-address="Feuille1.K8"/>
      <style:map style:condition="cell-content()=&quot;Base de données&quot;" style:apply-style-name="ConditionalStyle_5f_112" style:base-cell-address="Feuille1.K8"/>
      <style:map style:condition="cell-content()=&quot;Modélisation&quot;" style:apply-style-name="ConditionalStyle_5f_111" style:base-cell-address="Feuille1.K8"/>
    </style:style>
    <style:style style:name="ce162" style:family="table-cell" style:parent-style-name="Default">
      <style:table-cell-properties fo:background-color="#fdb94d"/>
      <style:map style:condition="cell-content()=&quot;Programmation&quot;" style:apply-style-name="ConditionalStyle_5f_121" style:base-cell-address="Feuille1.L7"/>
      <style:map style:condition="cell-content()=&quot;Recherche&quot;" style:apply-style-name="ConditionalStyle_5f_120" style:base-cell-address="Feuille1.L7"/>
      <style:map style:condition="cell-content()=&quot;Analyse&quot;" style:apply-style-name="ConditionalStyle_5f_119" style:base-cell-address="Feuille1.L7"/>
      <style:map style:condition="cell-content()=&quot;Débogage&quot;" style:apply-style-name="ConditionalStyle_5f_118" style:base-cell-address="Feuille1.L7"/>
      <style:map style:condition="cell-content()=&quot;Test&quot;" style:apply-style-name="ConditionalStyle_5f_117" style:base-cell-address="Feuille1.L7"/>
      <style:map style:condition="cell-content()=&quot;Technique&quot;" style:apply-style-name="ConditionalStyle_5f_116" style:base-cell-address="Feuille1.L7"/>
      <style:map style:condition="cell-content()=&quot;Web&quot;" style:apply-style-name="ConditionalStyle_5f_115" style:base-cell-address="Feuille1.L7"/>
      <style:map style:condition="cell-content()=&quot;Gestion&quot;" style:apply-style-name="ConditionalStyle_5f_114" style:base-cell-address="Feuille1.L7"/>
      <style:map style:condition="cell-content()=&quot;Rédaction&quot;" style:apply-style-name="ConditionalStyle_5f_113" style:base-cell-address="Feuille1.L7"/>
      <style:map style:condition="cell-content()=&quot;Base de données&quot;" style:apply-style-name="ConditionalStyle_5f_112" style:base-cell-address="Feuille1.L7"/>
      <style:map style:condition="cell-content()=&quot;Modélisation&quot;" style:apply-style-name="ConditionalStyle_5f_111" style:base-cell-address="Feuille1.L7"/>
    </style:style>
    <style:style style:name="ce163" style:family="table-cell" style:parent-style-name="Default">
      <style:table-cell-properties fo:background-color="#72bf44"/>
      <style:map style:condition="cell-content()=&quot;Programmation&quot;" style:apply-style-name="ConditionalStyle_5f_121" style:base-cell-address="Feuille1.L8"/>
      <style:map style:condition="cell-content()=&quot;Recherche&quot;" style:apply-style-name="ConditionalStyle_5f_120" style:base-cell-address="Feuille1.L8"/>
      <style:map style:condition="cell-content()=&quot;Analyse&quot;" style:apply-style-name="ConditionalStyle_5f_119" style:base-cell-address="Feuille1.L8"/>
      <style:map style:condition="cell-content()=&quot;Débogage&quot;" style:apply-style-name="ConditionalStyle_5f_118" style:base-cell-address="Feuille1.L8"/>
      <style:map style:condition="cell-content()=&quot;Test&quot;" style:apply-style-name="ConditionalStyle_5f_117" style:base-cell-address="Feuille1.L8"/>
      <style:map style:condition="cell-content()=&quot;Technique&quot;" style:apply-style-name="ConditionalStyle_5f_116" style:base-cell-address="Feuille1.L8"/>
      <style:map style:condition="cell-content()=&quot;Web&quot;" style:apply-style-name="ConditionalStyle_5f_115" style:base-cell-address="Feuille1.L8"/>
      <style:map style:condition="cell-content()=&quot;Gestion&quot;" style:apply-style-name="ConditionalStyle_5f_114" style:base-cell-address="Feuille1.L8"/>
      <style:map style:condition="cell-content()=&quot;Rédaction&quot;" style:apply-style-name="ConditionalStyle_5f_113" style:base-cell-address="Feuille1.L8"/>
      <style:map style:condition="cell-content()=&quot;Base de données&quot;" style:apply-style-name="ConditionalStyle_5f_112" style:base-cell-address="Feuille1.L8"/>
      <style:map style:condition="cell-content()=&quot;Modélisation&quot;" style:apply-style-name="ConditionalStyle_5f_111" style:base-cell-address="Feuille1.L8"/>
    </style:style>
    <style:style style:name="ce164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M7"/>
      <style:map style:condition="cell-content()=&quot;Recherche&quot;" style:apply-style-name="ConditionalStyle_5f_120" style:base-cell-address="Feuille1.M7"/>
      <style:map style:condition="cell-content()=&quot;Analyse&quot;" style:apply-style-name="ConditionalStyle_5f_119" style:base-cell-address="Feuille1.M7"/>
      <style:map style:condition="cell-content()=&quot;Débogage&quot;" style:apply-style-name="ConditionalStyle_5f_118" style:base-cell-address="Feuille1.M7"/>
      <style:map style:condition="cell-content()=&quot;Test&quot;" style:apply-style-name="ConditionalStyle_5f_117" style:base-cell-address="Feuille1.M7"/>
      <style:map style:condition="cell-content()=&quot;Technique&quot;" style:apply-style-name="ConditionalStyle_5f_116" style:base-cell-address="Feuille1.M7"/>
      <style:map style:condition="cell-content()=&quot;Web&quot;" style:apply-style-name="ConditionalStyle_5f_115" style:base-cell-address="Feuille1.M7"/>
      <style:map style:condition="cell-content()=&quot;Gestion&quot;" style:apply-style-name="ConditionalStyle_5f_114" style:base-cell-address="Feuille1.M7"/>
      <style:map style:condition="cell-content()=&quot;Rédaction&quot;" style:apply-style-name="ConditionalStyle_5f_113" style:base-cell-address="Feuille1.M7"/>
      <style:map style:condition="cell-content()=&quot;Base de données&quot;" style:apply-style-name="ConditionalStyle_5f_112" style:base-cell-address="Feuille1.M7"/>
      <style:map style:condition="cell-content()=&quot;Modélisation&quot;" style:apply-style-name="ConditionalStyle_5f_111" style:base-cell-address="Feuille1.M7"/>
    </style:style>
    <style:style style:name="ce174" style:family="table-cell" style:parent-style-name="Default">
      <style:table-cell-properties fo:background-color="#72bf44"/>
      <style:map style:condition="cell-content()=&quot;Programmation&quot;" style:apply-style-name="ConditionalStyle_5f_132" style:base-cell-address="Feuille1.M8"/>
      <style:map style:condition="cell-content()=&quot;Recherche&quot;" style:apply-style-name="ConditionalStyle_5f_131" style:base-cell-address="Feuille1.M8"/>
      <style:map style:condition="cell-content()=&quot;Analyse&quot;" style:apply-style-name="ConditionalStyle_5f_130" style:base-cell-address="Feuille1.M8"/>
      <style:map style:condition="cell-content()=&quot;Débogage&quot;" style:apply-style-name="ConditionalStyle_5f_129" style:base-cell-address="Feuille1.M8"/>
      <style:map style:condition="cell-content()=&quot;Test&quot;" style:apply-style-name="ConditionalStyle_5f_128" style:base-cell-address="Feuille1.M8"/>
      <style:map style:condition="cell-content()=&quot;Technique&quot;" style:apply-style-name="ConditionalStyle_5f_127" style:base-cell-address="Feuille1.M8"/>
      <style:map style:condition="cell-content()=&quot;Web&quot;" style:apply-style-name="ConditionalStyle_5f_126" style:base-cell-address="Feuille1.M8"/>
      <style:map style:condition="cell-content()=&quot;Gestion&quot;" style:apply-style-name="ConditionalStyle_5f_125" style:base-cell-address="Feuille1.M8"/>
      <style:map style:condition="cell-content()=&quot;Rédaction&quot;" style:apply-style-name="ConditionalStyle_5f_124" style:base-cell-address="Feuille1.M8"/>
      <style:map style:condition="cell-content()=&quot;Base de données&quot;" style:apply-style-name="ConditionalStyle_5f_123" style:base-cell-address="Feuille1.M8"/>
      <style:map style:condition="cell-content()=&quot;Modélisation&quot;" style:apply-style-name="ConditionalStyle_5f_122" style:base-cell-address="Feuille1.M8"/>
    </style:style>
    <style:style style:name="ce74" style:family="table-cell" style:parent-style-name="Default">
      <style:table-cell-properties fo:background-color="transparent"/>
      <style:map style:condition="cell-content()=&quot;Programmation&quot;" style:apply-style-name="ConditionalStyle_5f_132" style:base-cell-address="Feuille1.N7"/>
      <style:map style:condition="cell-content()=&quot;Recherche&quot;" style:apply-style-name="ConditionalStyle_5f_131" style:base-cell-address="Feuille1.N7"/>
      <style:map style:condition="cell-content()=&quot;Analyse&quot;" style:apply-style-name="ConditionalStyle_5f_130" style:base-cell-address="Feuille1.N7"/>
      <style:map style:condition="cell-content()=&quot;Débogage&quot;" style:apply-style-name="ConditionalStyle_5f_129" style:base-cell-address="Feuille1.N7"/>
      <style:map style:condition="cell-content()=&quot;Test&quot;" style:apply-style-name="ConditionalStyle_5f_128" style:base-cell-address="Feuille1.N7"/>
      <style:map style:condition="cell-content()=&quot;Technique&quot;" style:apply-style-name="ConditionalStyle_5f_127" style:base-cell-address="Feuille1.N7"/>
      <style:map style:condition="cell-content()=&quot;Web&quot;" style:apply-style-name="ConditionalStyle_5f_126" style:base-cell-address="Feuille1.N7"/>
      <style:map style:condition="cell-content()=&quot;Gestion&quot;" style:apply-style-name="ConditionalStyle_5f_125" style:base-cell-address="Feuille1.N7"/>
      <style:map style:condition="cell-content()=&quot;Rédaction&quot;" style:apply-style-name="ConditionalStyle_5f_124" style:base-cell-address="Feuille1.N7"/>
      <style:map style:condition="cell-content()=&quot;Base de données&quot;" style:apply-style-name="ConditionalStyle_5f_123" style:base-cell-address="Feuille1.N7"/>
      <style:map style:condition="cell-content()=&quot;Modélisation&quot;" style:apply-style-name="ConditionalStyle_5f_122" style:base-cell-address="Feuille1.N7"/>
    </style:style>
    <style:style style:name="ce176" style:family="table-cell" style:parent-style-name="Default">
      <style:table-cell-properties fo:background-color="#72bf44"/>
      <style:map style:condition="cell-content()=&quot;Programmation&quot;" style:apply-style-name="ConditionalStyle_5f_132" style:base-cell-address="Feuille1.N8"/>
      <style:map style:condition="cell-content()=&quot;Recherche&quot;" style:apply-style-name="ConditionalStyle_5f_131" style:base-cell-address="Feuille1.N8"/>
      <style:map style:condition="cell-content()=&quot;Analyse&quot;" style:apply-style-name="ConditionalStyle_5f_130" style:base-cell-address="Feuille1.N8"/>
      <style:map style:condition="cell-content()=&quot;Débogage&quot;" style:apply-style-name="ConditionalStyle_5f_129" style:base-cell-address="Feuille1.N8"/>
      <style:map style:condition="cell-content()=&quot;Test&quot;" style:apply-style-name="ConditionalStyle_5f_128" style:base-cell-address="Feuille1.N8"/>
      <style:map style:condition="cell-content()=&quot;Technique&quot;" style:apply-style-name="ConditionalStyle_5f_127" style:base-cell-address="Feuille1.N8"/>
      <style:map style:condition="cell-content()=&quot;Web&quot;" style:apply-style-name="ConditionalStyle_5f_126" style:base-cell-address="Feuille1.N8"/>
      <style:map style:condition="cell-content()=&quot;Gestion&quot;" style:apply-style-name="ConditionalStyle_5f_125" style:base-cell-address="Feuille1.N8"/>
      <style:map style:condition="cell-content()=&quot;Rédaction&quot;" style:apply-style-name="ConditionalStyle_5f_124" style:base-cell-address="Feuille1.N8"/>
      <style:map style:condition="cell-content()=&quot;Base de données&quot;" style:apply-style-name="ConditionalStyle_5f_123" style:base-cell-address="Feuille1.N8"/>
      <style:map style:condition="cell-content()=&quot;Modélisation&quot;" style:apply-style-name="ConditionalStyle_5f_122" style:base-cell-address="Feuille1.N8"/>
    </style:style>
    <style:style style:name="ce80" style:family="table-cell" style:parent-style-name="Default">
      <style:table-cell-properties fo:background-color="#f58220" style:diagonal-bl-tr="none" style:diagonal-tl-br="none" fo:border="0.74pt dotted #5b9bd5" style:rotation-align="none"/>
    </style:style>
    <style:style style:name="ce76" style:family="table-cell" style:parent-style-name="Default">
      <style:table-cell-properties fo:background-color="transparent"/>
      <style:map style:condition="cell-content()=&quot;Programmation&quot;" style:apply-style-name="ConditionalStyle_5f_132" style:base-cell-address="Feuille1.O7"/>
      <style:map style:condition="cell-content()=&quot;Recherche&quot;" style:apply-style-name="ConditionalStyle_5f_131" style:base-cell-address="Feuille1.O7"/>
      <style:map style:condition="cell-content()=&quot;Analyse&quot;" style:apply-style-name="ConditionalStyle_5f_130" style:base-cell-address="Feuille1.O7"/>
      <style:map style:condition="cell-content()=&quot;Débogage&quot;" style:apply-style-name="ConditionalStyle_5f_129" style:base-cell-address="Feuille1.O7"/>
      <style:map style:condition="cell-content()=&quot;Test&quot;" style:apply-style-name="ConditionalStyle_5f_128" style:base-cell-address="Feuille1.O7"/>
      <style:map style:condition="cell-content()=&quot;Technique&quot;" style:apply-style-name="ConditionalStyle_5f_127" style:base-cell-address="Feuille1.O7"/>
      <style:map style:condition="cell-content()=&quot;Web&quot;" style:apply-style-name="ConditionalStyle_5f_126" style:base-cell-address="Feuille1.O7"/>
      <style:map style:condition="cell-content()=&quot;Gestion&quot;" style:apply-style-name="ConditionalStyle_5f_125" style:base-cell-address="Feuille1.O7"/>
      <style:map style:condition="cell-content()=&quot;Rédaction&quot;" style:apply-style-name="ConditionalStyle_5f_124" style:base-cell-address="Feuille1.O7"/>
      <style:map style:condition="cell-content()=&quot;Base de données&quot;" style:apply-style-name="ConditionalStyle_5f_123" style:base-cell-address="Feuille1.O7"/>
      <style:map style:condition="cell-content()=&quot;Modélisation&quot;" style:apply-style-name="ConditionalStyle_5f_122" style:base-cell-address="Feuille1.O7"/>
    </style:style>
    <style:style style:name="ce172" style:family="table-cell" style:parent-style-name="Default">
      <style:table-cell-properties fo:background-color="transparent"/>
      <style:map style:condition="cell-content()=&quot;Programmation&quot;" style:apply-style-name="ConditionalStyle_5f_132" style:base-cell-address="Feuille1.O8"/>
      <style:map style:condition="cell-content()=&quot;Recherche&quot;" style:apply-style-name="ConditionalStyle_5f_131" style:base-cell-address="Feuille1.O8"/>
      <style:map style:condition="cell-content()=&quot;Analyse&quot;" style:apply-style-name="ConditionalStyle_5f_130" style:base-cell-address="Feuille1.O8"/>
      <style:map style:condition="cell-content()=&quot;Débogage&quot;" style:apply-style-name="ConditionalStyle_5f_129" style:base-cell-address="Feuille1.O8"/>
      <style:map style:condition="cell-content()=&quot;Test&quot;" style:apply-style-name="ConditionalStyle_5f_128" style:base-cell-address="Feuille1.O8"/>
      <style:map style:condition="cell-content()=&quot;Technique&quot;" style:apply-style-name="ConditionalStyle_5f_127" style:base-cell-address="Feuille1.O8"/>
      <style:map style:condition="cell-content()=&quot;Web&quot;" style:apply-style-name="ConditionalStyle_5f_126" style:base-cell-address="Feuille1.O8"/>
      <style:map style:condition="cell-content()=&quot;Gestion&quot;" style:apply-style-name="ConditionalStyle_5f_125" style:base-cell-address="Feuille1.O8"/>
      <style:map style:condition="cell-content()=&quot;Rédaction&quot;" style:apply-style-name="ConditionalStyle_5f_124" style:base-cell-address="Feuille1.O8"/>
      <style:map style:condition="cell-content()=&quot;Base de données&quot;" style:apply-style-name="ConditionalStyle_5f_123" style:base-cell-address="Feuille1.O8"/>
      <style:map style:condition="cell-content()=&quot;Modélisation&quot;" style:apply-style-name="ConditionalStyle_5f_122" style:base-cell-address="Feuille1.O8"/>
    </style:style>
    <style:style style:name="ce79" style:family="table-cell" style:parent-style-name="Default">
      <style:table-cell-properties fo:background-color="#fdc578" style:diagonal-bl-tr="none" style:diagonal-tl-br="none" fo:border="0.74pt dotted #5b9bd5" style:rotation-align="none"/>
    </style:style>
    <style:style style:name="ce59" style:family="table-cell" style:parent-style-name="Default">
      <style:table-cell-properties fo:background-color="#fff200" style:diagonal-bl-tr="none" style:diagonal-tl-br="none" fo:border="0.74pt dotted #5b9bd5" style:rotation-align="none"/>
    </style:style>
    <style:style style:name="ce81" style:family="table-cell" style:parent-style-name="Default">
      <style:table-cell-properties fo:background-color="#ffdaa2" style:diagonal-bl-tr="none" style:diagonal-tl-br="none" fo:border="0.74pt dotted #5b9bd5" style:rotation-align="none"/>
    </style:style>
    <style:style style:name="ce82" style:family="table-cell" style:parent-style-name="Default">
      <style:table-cell-properties fo:background-color="#00a65d"/>
      <style:map style:condition="cell-content()=&quot;Programmation&quot;" style:apply-style-name="ConditionalStyle_5f_121" style:base-cell-address="Feuille1.AF25"/>
      <style:map style:condition="cell-content()=&quot;Recherche&quot;" style:apply-style-name="ConditionalStyle_5f_120" style:base-cell-address="Feuille1.AF25"/>
      <style:map style:condition="cell-content()=&quot;Analyse&quot;" style:apply-style-name="ConditionalStyle_5f_119" style:base-cell-address="Feuille1.AF25"/>
      <style:map style:condition="cell-content()=&quot;Débogage&quot;" style:apply-style-name="ConditionalStyle_5f_118" style:base-cell-address="Feuille1.AF25"/>
      <style:map style:condition="cell-content()=&quot;Test&quot;" style:apply-style-name="ConditionalStyle_5f_117" style:base-cell-address="Feuille1.AF25"/>
      <style:map style:condition="cell-content()=&quot;Technique&quot;" style:apply-style-name="ConditionalStyle_5f_116" style:base-cell-address="Feuille1.AF25"/>
      <style:map style:condition="cell-content()=&quot;Web&quot;" style:apply-style-name="ConditionalStyle_5f_115" style:base-cell-address="Feuille1.AF25"/>
      <style:map style:condition="cell-content()=&quot;Gestion&quot;" style:apply-style-name="ConditionalStyle_5f_114" style:base-cell-address="Feuille1.AF25"/>
      <style:map style:condition="cell-content()=&quot;Rédaction&quot;" style:apply-style-name="ConditionalStyle_5f_113" style:base-cell-address="Feuille1.AF25"/>
      <style:map style:condition="cell-content()=&quot;Base de données&quot;" style:apply-style-name="ConditionalStyle_5f_112" style:base-cell-address="Feuille1.AF25"/>
      <style:map style:condition="cell-content()=&quot;Modélisation&quot;" style:apply-style-name="ConditionalStyle_5f_111" style:base-cell-address="Feuille1.AF25"/>
    </style:style>
    <style:style style:name="ce78" style:family="table-cell" style:parent-style-name="Default">
      <style:table-cell-properties fo:background-color="#72bf44" style:diagonal-bl-tr="none" style:diagonal-tl-br="none" fo:border="0.74pt dotted #5b9bd5" style:rotation-align="none"/>
    </style:style>
    <style:style style:name="ce83" style:family="table-cell" style:parent-style-name="Default">
      <style:table-cell-properties fo:background-color="#0066b3"/>
      <style:map style:condition="cell-content()=&quot;Programmation&quot;" style:apply-style-name="ConditionalStyle_5f_132" style:base-cell-address="Feuille1.AF29"/>
      <style:map style:condition="cell-content()=&quot;Recherche&quot;" style:apply-style-name="ConditionalStyle_5f_131" style:base-cell-address="Feuille1.AF29"/>
      <style:map style:condition="cell-content()=&quot;Analyse&quot;" style:apply-style-name="ConditionalStyle_5f_130" style:base-cell-address="Feuille1.AF29"/>
      <style:map style:condition="cell-content()=&quot;Débogage&quot;" style:apply-style-name="ConditionalStyle_5f_129" style:base-cell-address="Feuille1.AF29"/>
      <style:map style:condition="cell-content()=&quot;Test&quot;" style:apply-style-name="ConditionalStyle_5f_128" style:base-cell-address="Feuille1.AF29"/>
      <style:map style:condition="cell-content()=&quot;Technique&quot;" style:apply-style-name="ConditionalStyle_5f_127" style:base-cell-address="Feuille1.AF29"/>
      <style:map style:condition="cell-content()=&quot;Web&quot;" style:apply-style-name="ConditionalStyle_5f_126" style:base-cell-address="Feuille1.AF29"/>
      <style:map style:condition="cell-content()=&quot;Gestion&quot;" style:apply-style-name="ConditionalStyle_5f_125" style:base-cell-address="Feuille1.AF29"/>
      <style:map style:condition="cell-content()=&quot;Rédaction&quot;" style:apply-style-name="ConditionalStyle_5f_124" style:base-cell-address="Feuille1.AF29"/>
      <style:map style:condition="cell-content()=&quot;Base de données&quot;" style:apply-style-name="ConditionalStyle_5f_123" style:base-cell-address="Feuille1.AF29"/>
      <style:map style:condition="cell-content()=&quot;Modélisation&quot;" style:apply-style-name="ConditionalStyle_5f_122" style:base-cell-address="Feuille1.AF29"/>
    </style:style>
    <style:style style:name="ce84" style:family="table-cell" style:parent-style-name="Default">
      <style:table-cell-properties fo:background-color="transparent"/>
      <style:map style:condition="cell-content()=&quot;Programmation&quot;" style:apply-style-name="ConditionalStyle_5f_132" style:base-cell-address="Feuille1.AG29"/>
      <style:map style:condition="cell-content()=&quot;Recherche&quot;" style:apply-style-name="ConditionalStyle_5f_131" style:base-cell-address="Feuille1.AG29"/>
      <style:map style:condition="cell-content()=&quot;Analyse&quot;" style:apply-style-name="ConditionalStyle_5f_130" style:base-cell-address="Feuille1.AG29"/>
      <style:map style:condition="cell-content()=&quot;Débogage&quot;" style:apply-style-name="ConditionalStyle_5f_129" style:base-cell-address="Feuille1.AG29"/>
      <style:map style:condition="cell-content()=&quot;Test&quot;" style:apply-style-name="ConditionalStyle_5f_128" style:base-cell-address="Feuille1.AG29"/>
      <style:map style:condition="cell-content()=&quot;Technique&quot;" style:apply-style-name="ConditionalStyle_5f_127" style:base-cell-address="Feuille1.AG29"/>
      <style:map style:condition="cell-content()=&quot;Web&quot;" style:apply-style-name="ConditionalStyle_5f_126" style:base-cell-address="Feuille1.AG29"/>
      <style:map style:condition="cell-content()=&quot;Gestion&quot;" style:apply-style-name="ConditionalStyle_5f_125" style:base-cell-address="Feuille1.AG29"/>
      <style:map style:condition="cell-content()=&quot;Rédaction&quot;" style:apply-style-name="ConditionalStyle_5f_124" style:base-cell-address="Feuille1.AG29"/>
      <style:map style:condition="cell-content()=&quot;Base de données&quot;" style:apply-style-name="ConditionalStyle_5f_123" style:base-cell-address="Feuille1.AG29"/>
      <style:map style:condition="cell-content()=&quot;Modélisation&quot;" style:apply-style-name="ConditionalStyle_5f_122" style:base-cell-address="Feuille1.AG29"/>
    </style:style>
    <style:style style:name="ce85" style:family="table-cell" style:parent-style-name="Default">
      <style:table-cell-properties fo:background-color="transparent"/>
    </style:style>
    <style:style style:name="ce86" style:family="table-cell" style:parent-style-name="Default">
      <style:table-cell-properties fo:background-color="transparent"/>
      <style:map style:condition="cell-content()=&quot;Programmation&quot;" style:apply-style-name="ConditionalStyle_5f_132" style:base-cell-address="Feuille1.AH29"/>
      <style:map style:condition="cell-content()=&quot;Recherche&quot;" style:apply-style-name="ConditionalStyle_5f_131" style:base-cell-address="Feuille1.AH29"/>
      <style:map style:condition="cell-content()=&quot;Analyse&quot;" style:apply-style-name="ConditionalStyle_5f_130" style:base-cell-address="Feuille1.AH29"/>
      <style:map style:condition="cell-content()=&quot;Débogage&quot;" style:apply-style-name="ConditionalStyle_5f_129" style:base-cell-address="Feuille1.AH29"/>
      <style:map style:condition="cell-content()=&quot;Test&quot;" style:apply-style-name="ConditionalStyle_5f_128" style:base-cell-address="Feuille1.AH29"/>
      <style:map style:condition="cell-content()=&quot;Technique&quot;" style:apply-style-name="ConditionalStyle_5f_127" style:base-cell-address="Feuille1.AH29"/>
      <style:map style:condition="cell-content()=&quot;Web&quot;" style:apply-style-name="ConditionalStyle_5f_126" style:base-cell-address="Feuille1.AH29"/>
      <style:map style:condition="cell-content()=&quot;Gestion&quot;" style:apply-style-name="ConditionalStyle_5f_125" style:base-cell-address="Feuille1.AH29"/>
      <style:map style:condition="cell-content()=&quot;Rédaction&quot;" style:apply-style-name="ConditionalStyle_5f_124" style:base-cell-address="Feuille1.AH29"/>
      <style:map style:condition="cell-content()=&quot;Base de données&quot;" style:apply-style-name="ConditionalStyle_5f_123" style:base-cell-address="Feuille1.AH29"/>
      <style:map style:condition="cell-content()=&quot;Modélisation&quot;" style:apply-style-name="ConditionalStyle_5f_122" style:base-cell-address="Feuille1.AH29"/>
    </style:style>
    <style:style style:name="ce87" style:family="table-cell" style:parent-style-name="Default">
      <style:table-cell-properties fo:background-color="#00a65d"/>
      <style:map style:condition="cell-content()=&quot;Programmation&quot;" style:apply-style-name="ConditionalStyle_5f_121" style:base-cell-address="Feuille1.AH30"/>
      <style:map style:condition="cell-content()=&quot;Recherche&quot;" style:apply-style-name="ConditionalStyle_5f_120" style:base-cell-address="Feuille1.AH30"/>
      <style:map style:condition="cell-content()=&quot;Analyse&quot;" style:apply-style-name="ConditionalStyle_5f_119" style:base-cell-address="Feuille1.AH30"/>
      <style:map style:condition="cell-content()=&quot;Débogage&quot;" style:apply-style-name="ConditionalStyle_5f_118" style:base-cell-address="Feuille1.AH30"/>
      <style:map style:condition="cell-content()=&quot;Test&quot;" style:apply-style-name="ConditionalStyle_5f_117" style:base-cell-address="Feuille1.AH30"/>
      <style:map style:condition="cell-content()=&quot;Technique&quot;" style:apply-style-name="ConditionalStyle_5f_116" style:base-cell-address="Feuille1.AH30"/>
      <style:map style:condition="cell-content()=&quot;Web&quot;" style:apply-style-name="ConditionalStyle_5f_115" style:base-cell-address="Feuille1.AH30"/>
      <style:map style:condition="cell-content()=&quot;Gestion&quot;" style:apply-style-name="ConditionalStyle_5f_114" style:base-cell-address="Feuille1.AH30"/>
      <style:map style:condition="cell-content()=&quot;Rédaction&quot;" style:apply-style-name="ConditionalStyle_5f_113" style:base-cell-address="Feuille1.AH30"/>
      <style:map style:condition="cell-content()=&quot;Base de données&quot;" style:apply-style-name="ConditionalStyle_5f_112" style:base-cell-address="Feuille1.AH30"/>
      <style:map style:condition="cell-content()=&quot;Modélisation&quot;" style:apply-style-name="ConditionalStyle_5f_111" style:base-cell-address="Feuille1.AH30"/>
    </style:style>
    <style:style style:name="ce88" style:family="table-cell" style:parent-style-name="Default">
      <style:table-cell-properties fo:background-color="#00a65d"/>
      <style:map style:condition="cell-content()=&quot;Programmation&quot;" style:apply-style-name="ConditionalStyle_5f_121" style:base-cell-address="Feuille1.AH31"/>
      <style:map style:condition="cell-content()=&quot;Recherche&quot;" style:apply-style-name="ConditionalStyle_5f_120" style:base-cell-address="Feuille1.AH31"/>
      <style:map style:condition="cell-content()=&quot;Analyse&quot;" style:apply-style-name="ConditionalStyle_5f_119" style:base-cell-address="Feuille1.AH31"/>
      <style:map style:condition="cell-content()=&quot;Débogage&quot;" style:apply-style-name="ConditionalStyle_5f_118" style:base-cell-address="Feuille1.AH31"/>
      <style:map style:condition="cell-content()=&quot;Test&quot;" style:apply-style-name="ConditionalStyle_5f_117" style:base-cell-address="Feuille1.AH31"/>
      <style:map style:condition="cell-content()=&quot;Technique&quot;" style:apply-style-name="ConditionalStyle_5f_116" style:base-cell-address="Feuille1.AH31"/>
      <style:map style:condition="cell-content()=&quot;Web&quot;" style:apply-style-name="ConditionalStyle_5f_115" style:base-cell-address="Feuille1.AH31"/>
      <style:map style:condition="cell-content()=&quot;Gestion&quot;" style:apply-style-name="ConditionalStyle_5f_114" style:base-cell-address="Feuille1.AH31"/>
      <style:map style:condition="cell-content()=&quot;Rédaction&quot;" style:apply-style-name="ConditionalStyle_5f_113" style:base-cell-address="Feuille1.AH31"/>
      <style:map style:condition="cell-content()=&quot;Base de données&quot;" style:apply-style-name="ConditionalStyle_5f_112" style:base-cell-address="Feuille1.AH31"/>
      <style:map style:condition="cell-content()=&quot;Modélisation&quot;" style:apply-style-name="ConditionalStyle_5f_111" style:base-cell-address="Feuille1.AH31"/>
    </style:style>
    <style:style style:name="ce89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transparent"/>
      <style:map style:condition="cell-content()=&quot;Programmation&quot;" style:apply-style-name="ConditionalStyle_5f_132" style:base-cell-address="Feuille1.AI29"/>
      <style:map style:condition="cell-content()=&quot;Recherche&quot;" style:apply-style-name="ConditionalStyle_5f_131" style:base-cell-address="Feuille1.AI29"/>
      <style:map style:condition="cell-content()=&quot;Analyse&quot;" style:apply-style-name="ConditionalStyle_5f_130" style:base-cell-address="Feuille1.AI29"/>
      <style:map style:condition="cell-content()=&quot;Débogage&quot;" style:apply-style-name="ConditionalStyle_5f_129" style:base-cell-address="Feuille1.AI29"/>
      <style:map style:condition="cell-content()=&quot;Test&quot;" style:apply-style-name="ConditionalStyle_5f_128" style:base-cell-address="Feuille1.AI29"/>
      <style:map style:condition="cell-content()=&quot;Technique&quot;" style:apply-style-name="ConditionalStyle_5f_127" style:base-cell-address="Feuille1.AI29"/>
      <style:map style:condition="cell-content()=&quot;Web&quot;" style:apply-style-name="ConditionalStyle_5f_126" style:base-cell-address="Feuille1.AI29"/>
      <style:map style:condition="cell-content()=&quot;Gestion&quot;" style:apply-style-name="ConditionalStyle_5f_125" style:base-cell-address="Feuille1.AI29"/>
      <style:map style:condition="cell-content()=&quot;Rédaction&quot;" style:apply-style-name="ConditionalStyle_5f_124" style:base-cell-address="Feuille1.AI29"/>
      <style:map style:condition="cell-content()=&quot;Base de données&quot;" style:apply-style-name="ConditionalStyle_5f_123" style:base-cell-address="Feuille1.AI29"/>
      <style:map style:condition="cell-content()=&quot;Modélisation&quot;" style:apply-style-name="ConditionalStyle_5f_122" style:base-cell-address="Feuille1.AI29"/>
    </style:style>
    <style:style style:name="ce91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AI30"/>
      <style:map style:condition="cell-content()=&quot;Recherche&quot;" style:apply-style-name="ConditionalStyle_5f_120" style:base-cell-address="Feuille1.AI30"/>
      <style:map style:condition="cell-content()=&quot;Analyse&quot;" style:apply-style-name="ConditionalStyle_5f_119" style:base-cell-address="Feuille1.AI30"/>
      <style:map style:condition="cell-content()=&quot;Débogage&quot;" style:apply-style-name="ConditionalStyle_5f_118" style:base-cell-address="Feuille1.AI30"/>
      <style:map style:condition="cell-content()=&quot;Test&quot;" style:apply-style-name="ConditionalStyle_5f_117" style:base-cell-address="Feuille1.AI30"/>
      <style:map style:condition="cell-content()=&quot;Technique&quot;" style:apply-style-name="ConditionalStyle_5f_116" style:base-cell-address="Feuille1.AI30"/>
      <style:map style:condition="cell-content()=&quot;Web&quot;" style:apply-style-name="ConditionalStyle_5f_115" style:base-cell-address="Feuille1.AI30"/>
      <style:map style:condition="cell-content()=&quot;Gestion&quot;" style:apply-style-name="ConditionalStyle_5f_114" style:base-cell-address="Feuille1.AI30"/>
      <style:map style:condition="cell-content()=&quot;Rédaction&quot;" style:apply-style-name="ConditionalStyle_5f_113" style:base-cell-address="Feuille1.AI30"/>
      <style:map style:condition="cell-content()=&quot;Base de données&quot;" style:apply-style-name="ConditionalStyle_5f_112" style:base-cell-address="Feuille1.AI30"/>
      <style:map style:condition="cell-content()=&quot;Modélisation&quot;" style:apply-style-name="ConditionalStyle_5f_111" style:base-cell-address="Feuille1.AI30"/>
    </style:style>
    <style:style style:name="ce92" style:family="table-cell" style:parent-style-name="Default">
      <style:table-cell-properties fo:background-color="#00a65d"/>
      <style:map style:condition="cell-content()=&quot;Programmation&quot;" style:apply-style-name="ConditionalStyle_5f_121" style:base-cell-address="Feuille1.AI31"/>
      <style:map style:condition="cell-content()=&quot;Recherche&quot;" style:apply-style-name="ConditionalStyle_5f_120" style:base-cell-address="Feuille1.AI31"/>
      <style:map style:condition="cell-content()=&quot;Analyse&quot;" style:apply-style-name="ConditionalStyle_5f_119" style:base-cell-address="Feuille1.AI31"/>
      <style:map style:condition="cell-content()=&quot;Débogage&quot;" style:apply-style-name="ConditionalStyle_5f_118" style:base-cell-address="Feuille1.AI31"/>
      <style:map style:condition="cell-content()=&quot;Test&quot;" style:apply-style-name="ConditionalStyle_5f_117" style:base-cell-address="Feuille1.AI31"/>
      <style:map style:condition="cell-content()=&quot;Technique&quot;" style:apply-style-name="ConditionalStyle_5f_116" style:base-cell-address="Feuille1.AI31"/>
      <style:map style:condition="cell-content()=&quot;Web&quot;" style:apply-style-name="ConditionalStyle_5f_115" style:base-cell-address="Feuille1.AI31"/>
      <style:map style:condition="cell-content()=&quot;Gestion&quot;" style:apply-style-name="ConditionalStyle_5f_114" style:base-cell-address="Feuille1.AI31"/>
      <style:map style:condition="cell-content()=&quot;Rédaction&quot;" style:apply-style-name="ConditionalStyle_5f_113" style:base-cell-address="Feuille1.AI31"/>
      <style:map style:condition="cell-content()=&quot;Base de données&quot;" style:apply-style-name="ConditionalStyle_5f_112" style:base-cell-address="Feuille1.AI31"/>
      <style:map style:condition="cell-content()=&quot;Modélisation&quot;" style:apply-style-name="ConditionalStyle_5f_111" style:base-cell-address="Feuille1.AI31"/>
    </style:style>
    <style:style style:name="ce93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AJ30"/>
      <style:map style:condition="cell-content()=&quot;Recherche&quot;" style:apply-style-name="ConditionalStyle_5f_120" style:base-cell-address="Feuille1.AJ30"/>
      <style:map style:condition="cell-content()=&quot;Analyse&quot;" style:apply-style-name="ConditionalStyle_5f_119" style:base-cell-address="Feuille1.AJ30"/>
      <style:map style:condition="cell-content()=&quot;Débogage&quot;" style:apply-style-name="ConditionalStyle_5f_118" style:base-cell-address="Feuille1.AJ30"/>
      <style:map style:condition="cell-content()=&quot;Test&quot;" style:apply-style-name="ConditionalStyle_5f_117" style:base-cell-address="Feuille1.AJ30"/>
      <style:map style:condition="cell-content()=&quot;Technique&quot;" style:apply-style-name="ConditionalStyle_5f_116" style:base-cell-address="Feuille1.AJ30"/>
      <style:map style:condition="cell-content()=&quot;Web&quot;" style:apply-style-name="ConditionalStyle_5f_115" style:base-cell-address="Feuille1.AJ30"/>
      <style:map style:condition="cell-content()=&quot;Gestion&quot;" style:apply-style-name="ConditionalStyle_5f_114" style:base-cell-address="Feuille1.AJ30"/>
      <style:map style:condition="cell-content()=&quot;Rédaction&quot;" style:apply-style-name="ConditionalStyle_5f_113" style:base-cell-address="Feuille1.AJ30"/>
      <style:map style:condition="cell-content()=&quot;Base de données&quot;" style:apply-style-name="ConditionalStyle_5f_112" style:base-cell-address="Feuille1.AJ30"/>
      <style:map style:condition="cell-content()=&quot;Modélisation&quot;" style:apply-style-name="ConditionalStyle_5f_111" style:base-cell-address="Feuille1.AJ30"/>
    </style:style>
    <style:style style:name="ce94" style:family="table-cell" style:parent-style-name="Default">
      <style:table-cell-properties fo:background-color="#00a65d"/>
      <style:map style:condition="cell-content()=&quot;Programmation&quot;" style:apply-style-name="ConditionalStyle_5f_121" style:base-cell-address="Feuille1.AJ31"/>
      <style:map style:condition="cell-content()=&quot;Recherche&quot;" style:apply-style-name="ConditionalStyle_5f_120" style:base-cell-address="Feuille1.AJ31"/>
      <style:map style:condition="cell-content()=&quot;Analyse&quot;" style:apply-style-name="ConditionalStyle_5f_119" style:base-cell-address="Feuille1.AJ31"/>
      <style:map style:condition="cell-content()=&quot;Débogage&quot;" style:apply-style-name="ConditionalStyle_5f_118" style:base-cell-address="Feuille1.AJ31"/>
      <style:map style:condition="cell-content()=&quot;Test&quot;" style:apply-style-name="ConditionalStyle_5f_117" style:base-cell-address="Feuille1.AJ31"/>
      <style:map style:condition="cell-content()=&quot;Technique&quot;" style:apply-style-name="ConditionalStyle_5f_116" style:base-cell-address="Feuille1.AJ31"/>
      <style:map style:condition="cell-content()=&quot;Web&quot;" style:apply-style-name="ConditionalStyle_5f_115" style:base-cell-address="Feuille1.AJ31"/>
      <style:map style:condition="cell-content()=&quot;Gestion&quot;" style:apply-style-name="ConditionalStyle_5f_114" style:base-cell-address="Feuille1.AJ31"/>
      <style:map style:condition="cell-content()=&quot;Rédaction&quot;" style:apply-style-name="ConditionalStyle_5f_113" style:base-cell-address="Feuille1.AJ31"/>
      <style:map style:condition="cell-content()=&quot;Base de données&quot;" style:apply-style-name="ConditionalStyle_5f_112" style:base-cell-address="Feuille1.AJ31"/>
      <style:map style:condition="cell-content()=&quot;Modélisation&quot;" style:apply-style-name="ConditionalStyle_5f_111" style:base-cell-address="Feuille1.AJ31"/>
    </style:style>
    <style:style style:name="ce95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AJ34"/>
      <style:map style:condition="cell-content()=&quot;Recherche&quot;" style:apply-style-name="ConditionalStyle_5f_120" style:base-cell-address="Feuille1.AJ34"/>
      <style:map style:condition="cell-content()=&quot;Analyse&quot;" style:apply-style-name="ConditionalStyle_5f_119" style:base-cell-address="Feuille1.AJ34"/>
      <style:map style:condition="cell-content()=&quot;Débogage&quot;" style:apply-style-name="ConditionalStyle_5f_118" style:base-cell-address="Feuille1.AJ34"/>
      <style:map style:condition="cell-content()=&quot;Test&quot;" style:apply-style-name="ConditionalStyle_5f_117" style:base-cell-address="Feuille1.AJ34"/>
      <style:map style:condition="cell-content()=&quot;Technique&quot;" style:apply-style-name="ConditionalStyle_5f_116" style:base-cell-address="Feuille1.AJ34"/>
      <style:map style:condition="cell-content()=&quot;Web&quot;" style:apply-style-name="ConditionalStyle_5f_115" style:base-cell-address="Feuille1.AJ34"/>
      <style:map style:condition="cell-content()=&quot;Gestion&quot;" style:apply-style-name="ConditionalStyle_5f_114" style:base-cell-address="Feuille1.AJ34"/>
      <style:map style:condition="cell-content()=&quot;Rédaction&quot;" style:apply-style-name="ConditionalStyle_5f_113" style:base-cell-address="Feuille1.AJ34"/>
      <style:map style:condition="cell-content()=&quot;Base de données&quot;" style:apply-style-name="ConditionalStyle_5f_112" style:base-cell-address="Feuille1.AJ34"/>
      <style:map style:condition="cell-content()=&quot;Modélisation&quot;" style:apply-style-name="ConditionalStyle_5f_111" style:base-cell-address="Feuille1.AJ34"/>
    </style:style>
    <style:style style:name="ce96" style:family="table-cell" style:parent-style-name="Default">
      <style:table-cell-properties fo:background-color="#00a65d"/>
      <style:map style:condition="cell-content()=&quot;Programmation&quot;" style:apply-style-name="ConditionalStyle_5f_121" style:base-cell-address="Feuille1.AM31"/>
      <style:map style:condition="cell-content()=&quot;Recherche&quot;" style:apply-style-name="ConditionalStyle_5f_120" style:base-cell-address="Feuille1.AM31"/>
      <style:map style:condition="cell-content()=&quot;Analyse&quot;" style:apply-style-name="ConditionalStyle_5f_119" style:base-cell-address="Feuille1.AM31"/>
      <style:map style:condition="cell-content()=&quot;Débogage&quot;" style:apply-style-name="ConditionalStyle_5f_118" style:base-cell-address="Feuille1.AM31"/>
      <style:map style:condition="cell-content()=&quot;Test&quot;" style:apply-style-name="ConditionalStyle_5f_117" style:base-cell-address="Feuille1.AM31"/>
      <style:map style:condition="cell-content()=&quot;Technique&quot;" style:apply-style-name="ConditionalStyle_5f_116" style:base-cell-address="Feuille1.AM31"/>
      <style:map style:condition="cell-content()=&quot;Web&quot;" style:apply-style-name="ConditionalStyle_5f_115" style:base-cell-address="Feuille1.AM31"/>
      <style:map style:condition="cell-content()=&quot;Gestion&quot;" style:apply-style-name="ConditionalStyle_5f_114" style:base-cell-address="Feuille1.AM31"/>
      <style:map style:condition="cell-content()=&quot;Rédaction&quot;" style:apply-style-name="ConditionalStyle_5f_113" style:base-cell-address="Feuille1.AM31"/>
      <style:map style:condition="cell-content()=&quot;Base de données&quot;" style:apply-style-name="ConditionalStyle_5f_112" style:base-cell-address="Feuille1.AM31"/>
      <style:map style:condition="cell-content()=&quot;Modélisation&quot;" style:apply-style-name="ConditionalStyle_5f_111" style:base-cell-address="Feuille1.AM31"/>
    </style:style>
    <style:style style:name="ce97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AM32"/>
      <style:map style:condition="cell-content()=&quot;Recherche&quot;" style:apply-style-name="ConditionalStyle_5f_120" style:base-cell-address="Feuille1.AM32"/>
      <style:map style:condition="cell-content()=&quot;Analyse&quot;" style:apply-style-name="ConditionalStyle_5f_119" style:base-cell-address="Feuille1.AM32"/>
      <style:map style:condition="cell-content()=&quot;Débogage&quot;" style:apply-style-name="ConditionalStyle_5f_118" style:base-cell-address="Feuille1.AM32"/>
      <style:map style:condition="cell-content()=&quot;Test&quot;" style:apply-style-name="ConditionalStyle_5f_117" style:base-cell-address="Feuille1.AM32"/>
      <style:map style:condition="cell-content()=&quot;Technique&quot;" style:apply-style-name="ConditionalStyle_5f_116" style:base-cell-address="Feuille1.AM32"/>
      <style:map style:condition="cell-content()=&quot;Web&quot;" style:apply-style-name="ConditionalStyle_5f_115" style:base-cell-address="Feuille1.AM32"/>
      <style:map style:condition="cell-content()=&quot;Gestion&quot;" style:apply-style-name="ConditionalStyle_5f_114" style:base-cell-address="Feuille1.AM32"/>
      <style:map style:condition="cell-content()=&quot;Rédaction&quot;" style:apply-style-name="ConditionalStyle_5f_113" style:base-cell-address="Feuille1.AM32"/>
      <style:map style:condition="cell-content()=&quot;Base de données&quot;" style:apply-style-name="ConditionalStyle_5f_112" style:base-cell-address="Feuille1.AM32"/>
      <style:map style:condition="cell-content()=&quot;Modélisation&quot;" style:apply-style-name="ConditionalStyle_5f_111" style:base-cell-address="Feuille1.AM32"/>
    </style:style>
    <style:style style:name="ce98" style:family="table-cell" style:parent-style-name="Default">
      <style:table-cell-properties fo:background-color="#00a65d"/>
      <style:map style:condition="cell-content()=&quot;Programmation&quot;" style:apply-style-name="ConditionalStyle_5f_121" style:base-cell-address="Feuille1.AM33"/>
      <style:map style:condition="cell-content()=&quot;Recherche&quot;" style:apply-style-name="ConditionalStyle_5f_120" style:base-cell-address="Feuille1.AM33"/>
      <style:map style:condition="cell-content()=&quot;Analyse&quot;" style:apply-style-name="ConditionalStyle_5f_119" style:base-cell-address="Feuille1.AM33"/>
      <style:map style:condition="cell-content()=&quot;Débogage&quot;" style:apply-style-name="ConditionalStyle_5f_118" style:base-cell-address="Feuille1.AM33"/>
      <style:map style:condition="cell-content()=&quot;Test&quot;" style:apply-style-name="ConditionalStyle_5f_117" style:base-cell-address="Feuille1.AM33"/>
      <style:map style:condition="cell-content()=&quot;Technique&quot;" style:apply-style-name="ConditionalStyle_5f_116" style:base-cell-address="Feuille1.AM33"/>
      <style:map style:condition="cell-content()=&quot;Web&quot;" style:apply-style-name="ConditionalStyle_5f_115" style:base-cell-address="Feuille1.AM33"/>
      <style:map style:condition="cell-content()=&quot;Gestion&quot;" style:apply-style-name="ConditionalStyle_5f_114" style:base-cell-address="Feuille1.AM33"/>
      <style:map style:condition="cell-content()=&quot;Rédaction&quot;" style:apply-style-name="ConditionalStyle_5f_113" style:base-cell-address="Feuille1.AM33"/>
      <style:map style:condition="cell-content()=&quot;Base de données&quot;" style:apply-style-name="ConditionalStyle_5f_112" style:base-cell-address="Feuille1.AM33"/>
      <style:map style:condition="cell-content()=&quot;Modélisation&quot;" style:apply-style-name="ConditionalStyle_5f_111" style:base-cell-address="Feuille1.AM33"/>
    </style:style>
    <style:style style:name="ce99" style:family="table-cell" style:parent-style-name="Default">
      <style:table-cell-properties fo:background-color="#00a65d"/>
      <style:map style:condition="cell-content()=&quot;Programmation&quot;" style:apply-style-name="ConditionalStyle_5f_121" style:base-cell-address="Feuille1.AN34"/>
      <style:map style:condition="cell-content()=&quot;Recherche&quot;" style:apply-style-name="ConditionalStyle_5f_120" style:base-cell-address="Feuille1.AN34"/>
      <style:map style:condition="cell-content()=&quot;Analyse&quot;" style:apply-style-name="ConditionalStyle_5f_119" style:base-cell-address="Feuille1.AN34"/>
      <style:map style:condition="cell-content()=&quot;Débogage&quot;" style:apply-style-name="ConditionalStyle_5f_118" style:base-cell-address="Feuille1.AN34"/>
      <style:map style:condition="cell-content()=&quot;Test&quot;" style:apply-style-name="ConditionalStyle_5f_117" style:base-cell-address="Feuille1.AN34"/>
      <style:map style:condition="cell-content()=&quot;Technique&quot;" style:apply-style-name="ConditionalStyle_5f_116" style:base-cell-address="Feuille1.AN34"/>
      <style:map style:condition="cell-content()=&quot;Web&quot;" style:apply-style-name="ConditionalStyle_5f_115" style:base-cell-address="Feuille1.AN34"/>
      <style:map style:condition="cell-content()=&quot;Gestion&quot;" style:apply-style-name="ConditionalStyle_5f_114" style:base-cell-address="Feuille1.AN34"/>
      <style:map style:condition="cell-content()=&quot;Rédaction&quot;" style:apply-style-name="ConditionalStyle_5f_113" style:base-cell-address="Feuille1.AN34"/>
      <style:map style:condition="cell-content()=&quot;Base de données&quot;" style:apply-style-name="ConditionalStyle_5f_112" style:base-cell-address="Feuille1.AN34"/>
      <style:map style:condition="cell-content()=&quot;Modélisation&quot;" style:apply-style-name="ConditionalStyle_5f_111" style:base-cell-address="Feuille1.AN34"/>
    </style:style>
    <style:style style:name="ce100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AO34"/>
      <style:map style:condition="cell-content()=&quot;Recherche&quot;" style:apply-style-name="ConditionalStyle_5f_120" style:base-cell-address="Feuille1.AO34"/>
      <style:map style:condition="cell-content()=&quot;Analyse&quot;" style:apply-style-name="ConditionalStyle_5f_119" style:base-cell-address="Feuille1.AO34"/>
      <style:map style:condition="cell-content()=&quot;Débogage&quot;" style:apply-style-name="ConditionalStyle_5f_118" style:base-cell-address="Feuille1.AO34"/>
      <style:map style:condition="cell-content()=&quot;Test&quot;" style:apply-style-name="ConditionalStyle_5f_117" style:base-cell-address="Feuille1.AO34"/>
      <style:map style:condition="cell-content()=&quot;Technique&quot;" style:apply-style-name="ConditionalStyle_5f_116" style:base-cell-address="Feuille1.AO34"/>
      <style:map style:condition="cell-content()=&quot;Web&quot;" style:apply-style-name="ConditionalStyle_5f_115" style:base-cell-address="Feuille1.AO34"/>
      <style:map style:condition="cell-content()=&quot;Gestion&quot;" style:apply-style-name="ConditionalStyle_5f_114" style:base-cell-address="Feuille1.AO34"/>
      <style:map style:condition="cell-content()=&quot;Rédaction&quot;" style:apply-style-name="ConditionalStyle_5f_113" style:base-cell-address="Feuille1.AO34"/>
      <style:map style:condition="cell-content()=&quot;Base de données&quot;" style:apply-style-name="ConditionalStyle_5f_112" style:base-cell-address="Feuille1.AO34"/>
      <style:map style:condition="cell-content()=&quot;Modélisation&quot;" style:apply-style-name="ConditionalStyle_5f_111" style:base-cell-address="Feuille1.AO34"/>
    </style:style>
    <style:style style:name="ce101" style:family="table-cell" style:parent-style-name="Default">
      <style:table-cell-properties fo:background-color="#00a65d"/>
      <style:map style:condition="cell-content()=&quot;Programmation&quot;" style:apply-style-name="ConditionalStyle_5f_121" style:base-cell-address="Feuille1.AO36"/>
      <style:map style:condition="cell-content()=&quot;Recherche&quot;" style:apply-style-name="ConditionalStyle_5f_120" style:base-cell-address="Feuille1.AO36"/>
      <style:map style:condition="cell-content()=&quot;Analyse&quot;" style:apply-style-name="ConditionalStyle_5f_119" style:base-cell-address="Feuille1.AO36"/>
      <style:map style:condition="cell-content()=&quot;Débogage&quot;" style:apply-style-name="ConditionalStyle_5f_118" style:base-cell-address="Feuille1.AO36"/>
      <style:map style:condition="cell-content()=&quot;Test&quot;" style:apply-style-name="ConditionalStyle_5f_117" style:base-cell-address="Feuille1.AO36"/>
      <style:map style:condition="cell-content()=&quot;Technique&quot;" style:apply-style-name="ConditionalStyle_5f_116" style:base-cell-address="Feuille1.AO36"/>
      <style:map style:condition="cell-content()=&quot;Web&quot;" style:apply-style-name="ConditionalStyle_5f_115" style:base-cell-address="Feuille1.AO36"/>
      <style:map style:condition="cell-content()=&quot;Gestion&quot;" style:apply-style-name="ConditionalStyle_5f_114" style:base-cell-address="Feuille1.AO36"/>
      <style:map style:condition="cell-content()=&quot;Rédaction&quot;" style:apply-style-name="ConditionalStyle_5f_113" style:base-cell-address="Feuille1.AO36"/>
      <style:map style:condition="cell-content()=&quot;Base de données&quot;" style:apply-style-name="ConditionalStyle_5f_112" style:base-cell-address="Feuille1.AO36"/>
      <style:map style:condition="cell-content()=&quot;Modélisation&quot;" style:apply-style-name="ConditionalStyle_5f_111" style:base-cell-address="Feuille1.AO36"/>
    </style:style>
    <style:style style:name="ce102" style:family="table-cell" style:parent-style-name="Default">
      <style:table-cell-properties fo:background-color="transparent"/>
      <style:map style:condition="cell-content()=&quot;Programmation&quot;" style:apply-style-name="ConditionalStyle_5f_121" style:base-cell-address="Feuille1.AP35"/>
      <style:map style:condition="cell-content()=&quot;Recherche&quot;" style:apply-style-name="ConditionalStyle_5f_120" style:base-cell-address="Feuille1.AP35"/>
      <style:map style:condition="cell-content()=&quot;Analyse&quot;" style:apply-style-name="ConditionalStyle_5f_119" style:base-cell-address="Feuille1.AP35"/>
      <style:map style:condition="cell-content()=&quot;Débogage&quot;" style:apply-style-name="ConditionalStyle_5f_118" style:base-cell-address="Feuille1.AP35"/>
      <style:map style:condition="cell-content()=&quot;Test&quot;" style:apply-style-name="ConditionalStyle_5f_117" style:base-cell-address="Feuille1.AP35"/>
      <style:map style:condition="cell-content()=&quot;Technique&quot;" style:apply-style-name="ConditionalStyle_5f_116" style:base-cell-address="Feuille1.AP35"/>
      <style:map style:condition="cell-content()=&quot;Web&quot;" style:apply-style-name="ConditionalStyle_5f_115" style:base-cell-address="Feuille1.AP35"/>
      <style:map style:condition="cell-content()=&quot;Gestion&quot;" style:apply-style-name="ConditionalStyle_5f_114" style:base-cell-address="Feuille1.AP35"/>
      <style:map style:condition="cell-content()=&quot;Rédaction&quot;" style:apply-style-name="ConditionalStyle_5f_113" style:base-cell-address="Feuille1.AP35"/>
      <style:map style:condition="cell-content()=&quot;Base de données&quot;" style:apply-style-name="ConditionalStyle_5f_112" style:base-cell-address="Feuille1.AP35"/>
      <style:map style:condition="cell-content()=&quot;Modélisation&quot;" style:apply-style-name="ConditionalStyle_5f_111" style:base-cell-address="Feuille1.AP35"/>
    </style:style>
    <style:style style:name="ce204" style:family="table-cell" style:parent-style-name="Default">
      <style:table-cell-properties fo:background-color="#ed1c24"/>
      <style:map style:condition="cell-content()=&quot;Programmation&quot;" style:apply-style-name="ConditionalStyle_5f_121" style:base-cell-address="Feuille1.AP37"/>
      <style:map style:condition="cell-content()=&quot;Recherche&quot;" style:apply-style-name="ConditionalStyle_5f_120" style:base-cell-address="Feuille1.AP37"/>
      <style:map style:condition="cell-content()=&quot;Analyse&quot;" style:apply-style-name="ConditionalStyle_5f_119" style:base-cell-address="Feuille1.AP37"/>
      <style:map style:condition="cell-content()=&quot;Débogage&quot;" style:apply-style-name="ConditionalStyle_5f_118" style:base-cell-address="Feuille1.AP37"/>
      <style:map style:condition="cell-content()=&quot;Test&quot;" style:apply-style-name="ConditionalStyle_5f_117" style:base-cell-address="Feuille1.AP37"/>
      <style:map style:condition="cell-content()=&quot;Technique&quot;" style:apply-style-name="ConditionalStyle_5f_116" style:base-cell-address="Feuille1.AP37"/>
      <style:map style:condition="cell-content()=&quot;Web&quot;" style:apply-style-name="ConditionalStyle_5f_115" style:base-cell-address="Feuille1.AP37"/>
      <style:map style:condition="cell-content()=&quot;Gestion&quot;" style:apply-style-name="ConditionalStyle_5f_114" style:base-cell-address="Feuille1.AP37"/>
      <style:map style:condition="cell-content()=&quot;Rédaction&quot;" style:apply-style-name="ConditionalStyle_5f_113" style:base-cell-address="Feuille1.AP37"/>
      <style:map style:condition="cell-content()=&quot;Base de données&quot;" style:apply-style-name="ConditionalStyle_5f_112" style:base-cell-address="Feuille1.AP37"/>
      <style:map style:condition="cell-content()=&quot;Modélisation&quot;" style:apply-style-name="ConditionalStyle_5f_111" style:base-cell-address="Feuille1.AP37"/>
    </style:style>
    <style:style style:name="ta_extref" style:family="table">
      <style:table-properties table:display="fals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="false">
        <table:table-column table:style-name="co1" table:default-cell-style-name="ce7"/>
        <table:table-column table:style-name="co2" table:default-cell-style-name="Default"/>
        <table:table-column table:style-name="co3" table:default-cell-style-name="ce44"/>
        <table:table-column table:style-name="co1" table:default-cell-style-name="ce56"/>
        <table:table-column table:style-name="co1" table:number-columns-repeated="4" table:default-cell-style-name="ce60"/>
        <table:table-column table:style-name="co1" table:number-columns-repeated="2" table:default-cell-style-name="ce66"/>
        <table:table-column table:style-name="co1" table:number-columns-repeated="5" table:default-cell-style-name="ce60"/>
        <table:table-column table:style-name="co1" table:number-columns-repeated="2" table:default-cell-style-name="ce66"/>
        <table:table-column table:style-name="co1" table:number-columns-repeated="5" table:default-cell-style-name="ce60"/>
        <table:table-column table:style-name="co1" table:number-columns-repeated="2" table:default-cell-style-name="ce66"/>
        <table:table-column table:style-name="co1" table:number-columns-repeated="5" table:default-cell-style-name="ce60"/>
        <table:table-column table:style-name="co1" table:number-columns-repeated="2" table:default-cell-style-name="ce66"/>
        <table:table-column table:style-name="co1" table:number-columns-repeated="5" table:default-cell-style-name="Default"/>
        <table:table-column table:style-name="co1" table:number-columns-repeated="2" table:default-cell-style-name="ce66"/>
        <table:table-column table:style-name="co1" table:number-columns-repeated="4" table:default-cell-style-name="Default"/>
        <table:table-column table:style-name="co1" table:number-columns-repeated="10" table:default-cell-style-name="ce66"/>
        <table:table-column table:style-name="co1" table:number-columns-repeated="5" table:default-cell-style-name="Default"/>
        <table:table-column table:style-name="co1" table:number-columns-repeated="2" table:default-cell-style-name="ce66"/>
        <table:table-column table:style-name="co1" table:default-cell-style-name="Default"/>
        <table:table-row table:style-name="ro1">
          <table:table-cell table:style-name="ce2" office:value-type="string" calcext:value-type="string" table:number-columns-spanned="30" table:number-rows-spanned="1">
            <text:p>Planning général</text:p>
          </table:table-cell>
          <table:covered-table-cell table:number-columns-repeated="29" table:style-name="ce70"/>
          <table:table-cell table:style-name="ce3" table:number-columns-spanned="30" table:number-rows-spanned="1"/>
          <table:covered-table-cell table:number-columns-repeated="5"/>
          <table:covered-table-cell table:number-columns-repeated="2" table:style-name="Default"/>
          <table:covered-table-cell table:number-columns-repeated="4"/>
          <table:covered-table-cell table:number-columns-repeated="10" table:style-name="Default"/>
          <table:covered-table-cell table:number-columns-repeated="5"/>
          <table:covered-table-cell table:number-columns-repeated="2" table:style-name="Default"/>
          <table:covered-table-cell/>
        </table:table-row>
        <table:table-row table:style-name="ro2">
          <table:table-cell table:style-name="ce3" office:value-type="string" calcext:value-type="string" table:number-columns-spanned="30" table:number-rows-spanned="1">
            <text:p>Tâches principales</text:p>
          </table:table-cell>
          <table:covered-table-cell table:number-columns-repeated="29" table:style-name="ce9"/>
          <table:table-cell table:style-name="ce3" table:number-columns-spanned="30" table:number-rows-spanned="1"/>
          <table:covered-table-cell table:number-columns-repeated="5"/>
          <table:covered-table-cell table:number-columns-repeated="2" table:style-name="Default"/>
          <table:covered-table-cell table:number-columns-repeated="4"/>
          <table:covered-table-cell table:number-columns-repeated="10" table:style-name="Default"/>
          <table:covered-table-cell table:number-columns-repeated="5"/>
          <table:covered-table-cell table:number-columns-repeated="2" table:style-name="Default"/>
          <table:covered-table-cell/>
        </table:table-row>
        <table:table-row table:style-name="ro3">
          <table:table-cell table:style-name="ce14" office:value-type="string" calcext:value-type="string" table:number-columns-spanned="3" table:number-rows-spanned="1">
            <text:p>Description</text:p>
          </table:table-cell>
          <table:covered-table-cell table:style-name="ce10"/>
          <table:covered-table-cell table:style-name="ce14"/>
          <table:table-cell table:style-name="ce51" table:number-columns-repeated="3"/>
          <table:table-cell table:style-name="ce62" office:value-type="string" calcext:value-type="string">
            <text:p>Semaine 1</text:p>
          </table:table-cell>
          <table:table-cell table:style-name="ce51" table:number-columns-repeated="2"/>
          <table:table-cell table:style-name="ce67"/>
          <table:table-cell table:style-name="ce51" table:number-columns-repeated="3"/>
          <table:table-cell table:style-name="ce62" office:value-type="string" calcext:value-type="string">
            <text:p>Semaine 2</text:p>
          </table:table-cell>
          <table:table-cell table:style-name="ce51" table:number-columns-repeated="3"/>
          <table:table-cell table:style-name="ce67"/>
          <table:table-cell table:style-name="ce51" table:number-columns-repeated="3"/>
          <table:table-cell table:style-name="ce62" office:value-type="string" calcext:value-type="string">
            <text:p>Semaine 3</text:p>
          </table:table-cell>
          <table:table-cell table:style-name="ce51" table:number-columns-repeated="2"/>
          <table:table-cell table:style-name="ce67"/>
          <table:table-cell table:style-name="ce51" table:number-columns-repeated="3"/>
          <table:table-cell table:style-name="ce62" office:value-type="string" calcext:value-type="string">
            <text:p>Semaine 4</text:p>
          </table:table-cell>
          <table:table-cell table:style-name="ce51" table:number-columns-repeated="2"/>
          <table:table-cell table:style-name="ce67"/>
          <table:table-cell table:style-name="ce51" table:number-columns-repeated="2"/>
          <table:table-cell table:style-name="ce89" office:value-type="string" calcext:value-type="string">
            <text:p>Semaine 5</text:p>
          </table:table-cell>
          <table:table-cell table:style-name="ce51" table:number-columns-repeated="2"/>
          <table:table-cell table:style-name="ce67"/>
          <table:table-cell table:style-name="ce51" table:number-columns-repeated="3"/>
          <table:table-cell table:style-name="ce62" office:value-type="string" calcext:value-type="string">
            <text:p>Semaine 6</text:p>
          </table:table-cell>
          <table:table-cell table:style-name="ce51" table:number-columns-repeated="2"/>
          <table:table-cell table:style-name="ce67"/>
          <table:table-cell table:style-name="ce51" table:number-columns-repeated="6"/>
          <table:table-cell table:style-name="ce67"/>
          <table:table-cell table:style-name="ce51" table:number-columns-repeated="2"/>
          <table:table-cell table:style-name="ce62" office:value-type="string" calcext:value-type="string">
            <text:p>Semaine 7</text:p>
          </table:table-cell>
          <table:table-cell table:style-name="ce51" table:number-columns-repeated="3"/>
          <table:table-cell table:style-name="ce67"/>
          <table:table-cell/>
        </table:table-row>
        <table:table-row table:style-name="ro3">
          <table:table-cell table:style-name="ce5" office:value-type="string" calcext:value-type="string">
            <text:p>N°</text:p>
          </table:table-cell>
          <table:table-cell office:value-type="string" calcext:value-type="string">
            <text:p>Type</text:p>
          </table:table-cell>
          <table:table-cell table:style-name="ce43" office:value-type="string" calcext:value-type="string">
            <text:p>Tâche</text:p>
          </table:table-cell>
          <table:table-cell table:style-name="ce52" office:value-type="string" calcext:value-type="string">
            <text:p>16-nov</text:p>
          </table:table-cell>
          <table:table-cell table:style-name="ce5" office:value-type="string" calcext:value-type="string">
            <text:p>17-nov</text:p>
          </table:table-cell>
          <table:table-cell table:style-name="ce5" office:value-type="string" calcext:value-type="string">
            <text:p>18-nov</text:p>
          </table:table-cell>
          <table:table-cell table:style-name="ce5" office:value-type="string" calcext:value-type="string">
            <text:p>19-nov</text:p>
          </table:table-cell>
          <table:table-cell table:style-name="ce5" office:value-type="string" calcext:value-type="string">
            <text:p>20-nov</text:p>
          </table:table-cell>
          <table:table-cell table:style-name="ce5" office:value-type="string" calcext:value-type="string">
            <text:p>21-nov</text:p>
          </table:table-cell>
          <table:table-cell table:style-name="ce5" office:value-type="string" calcext:value-type="string">
            <text:p>22-nov</text:p>
          </table:table-cell>
          <table:table-cell table:style-name="ce5" office:value-type="string" calcext:value-type="string">
            <text:p>23-nov</text:p>
          </table:table-cell>
          <table:table-cell table:style-name="ce5" office:value-type="string" calcext:value-type="string">
            <text:p>24-nov</text:p>
          </table:table-cell>
          <table:table-cell table:style-name="ce5" office:value-type="string" calcext:value-type="string">
            <text:p>25-nov</text:p>
          </table:table-cell>
          <table:table-cell table:style-name="ce5" office:value-type="string" calcext:value-type="string">
            <text:p>26-nov</text:p>
          </table:table-cell>
          <table:table-cell table:style-name="ce5" office:value-type="string" calcext:value-type="string">
            <text:p>27-nov</text:p>
          </table:table-cell>
          <table:table-cell table:style-name="ce5" office:value-type="string" calcext:value-type="string">
            <text:p>28-nov</text:p>
          </table:table-cell>
          <table:table-cell table:style-name="ce5" office:value-type="string" calcext:value-type="string">
            <text:p>29-nov</text:p>
          </table:table-cell>
          <table:table-cell table:style-name="ce5" office:value-type="string" calcext:value-type="string">
            <text:p>30-nov</text:p>
          </table:table-cell>
          <table:table-cell table:style-name="ce5" office:value-type="string" calcext:value-type="string">
            <text:p>1-dec</text:p>
          </table:table-cell>
          <table:table-cell table:style-name="ce5" office:value-type="string" calcext:value-type="string">
            <text:p>2-dec</text:p>
          </table:table-cell>
          <table:table-cell table:style-name="ce5" office:value-type="string" calcext:value-type="string">
            <text:p>3-dec</text:p>
          </table:table-cell>
          <table:table-cell table:style-name="ce5" office:value-type="string" calcext:value-type="string">
            <text:p>4-dec</text:p>
          </table:table-cell>
          <table:table-cell table:style-name="ce5" office:value-type="string" calcext:value-type="string">
            <text:p>5-dec</text:p>
          </table:table-cell>
          <table:table-cell table:style-name="ce5" office:value-type="string" calcext:value-type="string">
            <text:p>6-dec</text:p>
          </table:table-cell>
          <table:table-cell table:style-name="ce5" office:value-type="string" calcext:value-type="string">
            <text:p>7-dec</text:p>
          </table:table-cell>
          <table:table-cell table:style-name="ce5" office:value-type="string" calcext:value-type="string">
            <text:p>8-dec</text:p>
          </table:table-cell>
          <table:table-cell table:style-name="ce5" office:value-type="string" calcext:value-type="string">
            <text:p>9-dec</text:p>
          </table:table-cell>
          <table:table-cell table:style-name="ce5" office:value-type="string" calcext:value-type="string">
            <text:p>10-dec</text:p>
          </table:table-cell>
          <table:table-cell table:style-name="ce5" office:value-type="string" calcext:value-type="string">
            <text:p>11-dec</text:p>
          </table:table-cell>
          <table:table-cell table:style-name="ce5" office:value-type="string" calcext:value-type="string">
            <text:p>12-dec</text:p>
          </table:table-cell>
          <table:table-cell table:style-name="ce5" office:value-type="string" calcext:value-type="string">
            <text:p>13-dec</text:p>
          </table:table-cell>
          <table:table-cell table:style-name="ce5" office:value-type="string" calcext:value-type="string">
            <text:p>14-dec</text:p>
          </table:table-cell>
          <table:table-cell table:style-name="ce5" office:value-type="string" calcext:value-type="string">
            <text:p>15-dec</text:p>
          </table:table-cell>
          <table:table-cell table:style-name="ce5" office:value-type="string" calcext:value-type="string">
            <text:p>16-dec</text:p>
          </table:table-cell>
          <table:table-cell table:style-name="ce5" office:value-type="string" calcext:value-type="string">
            <text:p>17-dec</text:p>
          </table:table-cell>
          <table:table-cell table:style-name="ce5" office:value-type="string" calcext:value-type="string">
            <text:p>18-dec</text:p>
          </table:table-cell>
          <table:table-cell table:style-name="ce5" office:value-type="string" calcext:value-type="string">
            <text:p>19-dec</text:p>
          </table:table-cell>
          <table:table-cell table:style-name="ce5" office:value-type="string" calcext:value-type="string">
            <text:p>20-dec</text:p>
          </table:table-cell>
          <table:table-cell table:style-name="ce5" office:value-type="string" calcext:value-type="string">
            <text:p>21-dec</text:p>
          </table:table-cell>
          <table:table-cell table:style-name="ce5" office:value-type="string" calcext:value-type="string">
            <text:p>22-dec</text:p>
          </table:table-cell>
          <table:table-cell table:style-name="ce5" office:value-type="string" calcext:value-type="string">
            <text:p>23-dec</text:p>
          </table:table-cell>
          <table:table-cell table:style-name="ce5" office:value-type="string" calcext:value-type="string">
            <text:p>24-dec</text:p>
          </table:table-cell>
          <table:table-cell table:style-name="ce5" office:value-type="string" calcext:value-type="string">
            <text:p>25-dec</text:p>
          </table:table-cell>
          <table:table-cell table:style-name="ce5" office:value-type="string" calcext:value-type="string">
            <text:p>26-dec</text:p>
          </table:table-cell>
          <table:table-cell table:style-name="ce5" office:value-type="string" calcext:value-type="string">
            <text:p>27-dec</text:p>
          </table:table-cell>
          <table:table-cell table:style-name="ce5" office:value-type="string" calcext:value-type="string">
            <text:p>28-dec</text:p>
          </table:table-cell>
          <table:table-cell table:style-name="ce5" office:value-type="string" calcext:value-type="string">
            <text:p>29-dec</text:p>
          </table:table-cell>
          <table:table-cell table:style-name="ce5" office:value-type="string" calcext:value-type="string">
            <text:p>30-dec</text:p>
          </table:table-cell>
          <table:table-cell table:style-name="ce5" office:value-type="string" calcext:value-type="string">
            <text:p>31-dec</text:p>
          </table:table-cell>
          <table:table-cell table:style-name="ce5" office:value-type="string" calcext:value-type="string">
            <text:p>1-jav</text:p>
          </table:table-cell>
          <table:table-cell table:style-name="ce5" office:value-type="string" calcext:value-type="string">
            <text:p>2-jav</text:p>
          </table:table-cell>
          <table:table-cell table:style-name="ce5" office:value-type="string" calcext:value-type="string">
            <text:p>3-jav</text:p>
          </table:table-cell>
          <table:table-cell table:style-name="ce5" office:value-type="string" calcext:value-type="string">
            <text:p>4-jav</text:p>
          </table:table-cell>
          <table:table-cell office:value-type="string" calcext:value-type="string">
            <text:p>5-jav</text:p>
          </table:table-cell>
          <table:table-cell office:value-type="string" calcext:value-type="string">
            <text:p>6-jav</text:p>
          </table:table-cell>
          <table:table-cell office:value-type="string" calcext:value-type="string">
            <text:p>7-jav</text:p>
          </table:table-cell>
          <table:table-cell office:value-type="string" calcext:value-type="string">
            <text:p>8-jav</text:p>
          </table:table-cell>
          <table:table-cell table:style-name="Default" office:value-type="string" calcext:value-type="string">
            <text:p>9-jav</text:p>
          </table:table-cell>
          <table:table-cell table:style-name="Default" office:value-type="string" calcext:value-type="string">
            <text:p>10-jav</text:p>
          </table:table-cell>
          <table:table-cell/>
        </table:table-row>
        <table:table-row table:style-name="ro3">
          <table:table-cell table:style-name="ce6" table:formula="of:=['file:///home/simplon/Documents/Cliink_Equipe2/documentation_projet/cliiink/doc/avancement%20Cliiink.xlsx'#$Tâches.A4]" office:value-type="float" office:value="1" calcext:value-type="float">
            <text:p>1</text:p>
          </table:table-cell>
          <table:table-cell table:style-name="ce11" office:value-type="string" calcext:value-type="string">
            <text:p>Technique</text:p>
          </table:table-cell>
          <table:table-cell office:value-type="string" calcext:value-type="string">
            <text:p>Création d’un Github</text:p>
          </table:table-cell>
          <table:table-cell table:style-name="ce154"/>
          <table:table-cell table:style-name="ce57" table:number-columns-repeated="4"/>
          <table:table-cell table:style-name="ce65" table:number-columns-repeated="2"/>
          <table:table-cell table:style-name="ce57" table:number-columns-repeated="5"/>
          <table:table-cell table:style-name="ce65" table:number-columns-repeated="2"/>
          <table:table-cell table:style-name="ce57" table:number-columns-repeated="5"/>
          <table:table-cell table:style-name="ce65" table:number-columns-repeated="2"/>
          <table:table-cell table:style-name="ce57" table:number-columns-repeated="5"/>
          <table:table-cell table:style-name="ce65" table:number-columns-repeated="2"/>
          <table:table-cell table:number-columns-repeated="5"/>
          <table:table-cell table:style-name="ce65" table:number-columns-repeated="2"/>
          <table:table-cell table:number-columns-repeated="4"/>
          <table:table-cell table:style-name="ce65" table:number-columns-repeated="10"/>
          <table:table-cell table:number-columns-repeated="5"/>
          <table:table-cell table:style-name="ce65" table:number-columns-repeated="2"/>
          <table:table-cell/>
        </table:table-row>
        <table:table-row table:style-name="ro3">
          <table:table-cell table:formula="of:=['file:///home/simplon/Documents/Cliink_Equipe2/documentation_projet/cliiink/doc/avancement%20Cliiink.xlsx'#$Tâches.A5]" office:value-type="float" office:value="2" calcext:value-type="float">
            <text:p>2</text:p>
          </table:table-cell>
          <table:table-cell table:style-name="ce12" office:value-type="string" calcext:value-type="string">
            <text:p>Rédaction</text:p>
          </table:table-cell>
          <table:table-cell table:style-name="ce45" office:value-type="string" calcext:value-type="string">
            <text:p>Établir un cahier des charges</text:p>
          </table:table-cell>
          <table:table-cell table:style-name="ce54"/>
          <table:table-cell table:style-name="ce58"/>
          <table:table-cell table:number-columns-repeated="55"/>
        </table:table-row>
        <table:table-row table:style-name="ro3">
          <table:table-cell table:formula="of:=['file:///home/simplon/Documents/Cliink_Equipe2/documentation_projet/cliiink/doc/avancement%20Cliiink.xlsx'#$Tâches.A7]" office:value-type="float" office:value="4" calcext:value-type="float">
            <text:p>4</text:p>
          </table:table-cell>
          <table:table-cell table:style-name="ce103" office:value-type="string" calcext:value-type="string">
            <text:p>Recherche</text:p>
          </table:table-cell>
          <table:table-cell table:style-name="ce46" office:value-type="string" calcext:value-type="string">
            <text:p>Recherche de données sociales et sociétales sur l’INSEE et Data Gouv</text:p>
          </table:table-cell>
          <table:table-cell/>
          <table:table-cell table:style-name="ce149"/>
          <table:table-cell table:style-name="ce151"/>
          <table:table-cell table:style-name="ce153"/>
          <table:table-cell table:style-name="ce155"/>
          <table:table-cell table:number-columns-repeated="2"/>
          <table:table-cell table:style-name="ce160"/>
          <table:table-cell table:style-name="ce162"/>
          <table:table-cell table:style-name="ce164"/>
          <table:table-cell table:style-name="ce74"/>
          <table:table-cell table:style-name="ce76"/>
          <table:table-cell table:number-columns-repeated="45"/>
        </table:table-row>
        <table:table-row table:style-name="ro3">
          <table:table-cell table:formula="of:=['file:///home/simplon/Documents/Cliink_Equipe2/documentation_projet/cliiink/doc/avancement%20Cliiink.xlsx'#$Tâches.A8]" office:value-type="float" office:value="5" calcext:value-type="float">
            <text:p>5</text:p>
          </table:table-cell>
          <table:table-cell table:style-name="ce15" office:value-type="string" calcext:value-type="string">
            <text:p>Programmation</text:p>
          </table:table-cell>
          <table:table-cell table:style-name="ce47" office:value-type="string" calcext:value-type="string">
            <text:p>Analyser et explorer les nouvelles données de l’INSEE</text:p>
          </table:table-cell>
          <table:table-cell table:number-columns-repeated="7"/>
          <table:table-cell table:style-name="ce69"/>
          <table:table-cell table:style-name="ce163"/>
          <table:table-cell table:style-name="ce174"/>
          <table:table-cell table:style-name="ce176"/>
          <table:table-cell table:style-name="ce172"/>
          <table:table-cell table:number-columns-repeated="45"/>
        </table:table-row>
        <table:table-row table:style-name="ro3">
          <table:table-cell table:formula="of:=['file:///home/simplon/Documents/Cliink_Equipe2/documentation_projet/cliiink/doc/avancement%20Cliiink.xlsx'#$Tâches.A9]" office:value-type="float" office:value="6" calcext:value-type="float">
            <text:p>6</text:p>
          </table:table-cell>
          <table:table-cell table:style-name="ce16" office:value-type="string" calcext:value-type="string">
            <text:p>Modélisation</text:p>
          </table:table-cell>
          <table:table-cell table:style-name="ce47" office:value-type="string" calcext:value-type="string">
            <text:p>Créer le dictionnaire de données</text:p>
          </table:table-cell>
          <table:table-cell table:number-columns-repeated="10"/>
          <table:table-cell table:style-name="ce80" table:number-columns-repeated="2"/>
          <table:table-cell table:number-columns-repeated="2"/>
          <table:table-cell table:style-name="ce80" table:number-columns-repeated="2"/>
          <table:table-cell table:number-columns-repeated="41"/>
        </table:table-row>
        <table:table-row table:style-name="ro3">
          <table:table-cell table:formula="of:=['file:///home/simplon/Documents/Cliink_Equipe2/documentation_projet/cliiink/doc/avancement%20Cliiink.xlsx'#$Tâches.A10]" office:value-type="float" office:value="7" calcext:value-type="float">
            <text:p>7</text:p>
          </table:table-cell>
          <table:table-cell table:style-name="ce17" office:value-type="string" calcext:value-type="string">
            <text:p>Modélisation</text:p>
          </table:table-cell>
          <table:table-cell table:style-name="ce47" office:value-type="string" calcext:value-type="string">
            <text:p>Établir le MCD avec les nouvelles données de l’INSEE</text:p>
          </table:table-cell>
          <table:table-cell table:number-columns-repeated="16"/>
          <table:table-cell table:style-name="ce80"/>
          <table:table-cell table:number-columns-repeated="40"/>
        </table:table-row>
        <table:table-row table:style-name="ro4">
          <table:table-cell table:formula="of:=['file:///home/simplon/Documents/Cliink_Equipe2/documentation_projet/cliiink/doc/avancement%20Cliiink.xlsx'#$Tâches.A11]" office:value-type="float" office:value="8" calcext:value-type="float">
            <text:p>8</text:p>
          </table:table-cell>
          <table:table-cell table:style-name="ce18" office:value-type="string" calcext:value-type="string">
            <text:p>Modélisation</text:p>
          </table:table-cell>
          <table:table-cell table:style-name="ce47" office:value-type="string" calcext:value-type="string">
            <text:p><text:span text:style-name="T1">Établir</text:span> le MLD avec les nouvelles données de l’INSEE</text:p>
          </table:table-cell>
          <table:table-cell table:number-columns-repeated="17"/>
          <table:table-cell table:style-name="ce80"/>
          <table:table-cell table:number-columns-repeated="39"/>
        </table:table-row>
        <table:table-row table:style-name="ro4">
          <table:table-cell table:formula="of:=['file:///home/simplon/Documents/Cliink_Equipe2/documentation_projet/cliiink/doc/avancement%20Cliiink.xlsx'#$Tâches.A12]" office:value-type="float" office:value="9" calcext:value-type="float">
            <text:p>9</text:p>
          </table:table-cell>
          <table:table-cell table:style-name="ce19" office:value-type="string" calcext:value-type="string">
            <text:p>Modélisation</text:p>
          </table:table-cell>
          <table:table-cell table:style-name="ce47" office:value-type="string" calcext:value-type="string">
            <text:p><text:span text:style-name="T1">Établir</text:span> le MRD avec les nouvelles données de l’INSEE</text:p>
          </table:table-cell>
          <table:table-cell table:number-columns-repeated="18"/>
          <table:table-cell table:style-name="ce80"/>
          <table:table-cell table:number-columns-repeated="38"/>
        </table:table-row>
        <table:table-row table:style-name="ro3">
          <table:table-cell table:formula="of:=['file:///home/simplon/Documents/Cliink_Equipe2/documentation_projet/cliiink/doc/avancement%20Cliiink.xlsx'#$Tâches.A13]" office:value-type="float" office:value="10" calcext:value-type="float">
            <text:p>10</text:p>
          </table:table-cell>
          <table:table-cell table:style-name="ce20" office:value-type="string" calcext:value-type="string">
            <text:p>Base de données</text:p>
          </table:table-cell>
          <table:table-cell table:style-name="ce47" office:value-type="string" calcext:value-type="string">
            <text:p>Création de la BDD sur Workbench</text:p>
          </table:table-cell>
          <table:table-cell table:number-columns-repeated="18"/>
          <table:table-cell table:style-name="ce59"/>
          <table:table-cell table:number-columns-repeated="38"/>
        </table:table-row>
        <table:table-row table:style-name="ro3">
          <table:table-cell table:formula="of:=['file:///home/simplon/Documents/Cliink_Equipe2/documentation_projet/cliiink/doc/avancement%20Cliiink.xlsx'#$Tâches.A14]" office:value-type="float" office:value="11" calcext:value-type="float">
            <text:p>11</text:p>
          </table:table-cell>
          <table:table-cell table:style-name="ce21" office:value-type="string" calcext:value-type="string">
            <text:p>Analyse</text:p>
          </table:table-cell>
          <table:table-cell table:style-name="ce47" office:value-type="string" calcext:value-type="string">
            <text:p>Analyse de la demande</text:p>
          </table:table-cell>
          <table:table-cell table:number-columns-repeated="57"/>
        </table:table-row>
        <table:table-row table:style-name="ro3">
          <table:table-cell table:formula="of:=['file:///home/simplon/Documents/Cliink_Equipe2/documentation_projet/cliiink/doc/avancement%20Cliiink.xlsx'#$Tâches.A15]" office:value-type="float" office:value="12" calcext:value-type="float">
            <text:p>12</text:p>
          </table:table-cell>
          <table:table-cell table:style-name="ce22" office:value-type="string" calcext:value-type="string">
            <text:p>Programmation</text:p>
          </table:table-cell>
          <table:table-cell table:style-name="ce46" office:value-type="string" calcext:value-type="string">
            <text:p>Data Cleaning : nettoyage des données</text:p>
          </table:table-cell>
          <table:table-cell table:number-columns-repeated="16"/>
          <table:table-cell table:style-name="ce79"/>
          <table:table-cell table:number-columns-repeated="40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3" office:value-type="string" calcext:value-type="string">
            <text:p>Programmation</text:p>
          </table:table-cell>
          <table:table-cell table:style-name="ce47" office:value-type="string" calcext:value-type="string">
            <text:p>Création des DataFrames</text:p>
          </table:table-cell>
          <table:table-cell table:number-columns-repeated="16"/>
          <table:table-cell table:style-name="ce80" table:number-columns-repeated="3"/>
          <table:table-cell table:number-columns-repeated="2"/>
          <table:table-cell table:style-name="ce80"/>
          <table:table-cell table:number-columns-repeated="35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3" office:value-type="string" calcext:value-type="string">
            <text:p>Base de données</text:p>
          </table:table-cell>
          <table:table-cell office:value-type="string" calcext:value-type="string">
            <text:p>Chargement des données CLIIINK dans la BDD</text:p>
          </table:table-cell>
          <table:table-cell table:number-columns-repeated="22"/>
          <table:table-cell table:style-name="ce59"/>
          <table:table-cell table:number-columns-repeated="34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Technique</text:p>
          </table:table-cell>
          <table:table-cell office:value-type="string" calcext:value-type="string">
            <text:p>Maintenance automatisée de la BDD</text:p>
          </table:table-cell>
          <table:table-cell table:number-columns-repeated="22"/>
          <table:table-cell table:style-name="ce80"/>
          <table:table-cell table:number-columns-repeated="34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4" office:value-type="string" calcext:value-type="string">
            <text:p>Base de données</text:p>
          </table:table-cell>
          <table:table-cell table:style-name="ce48" office:value-type="string" calcext:value-type="string">
            <text:p>Test intégrité : intégrité du référencement des FK avec les PK</text:p>
          </table:table-cell>
          <table:table-cell table:number-columns-repeated="23"/>
          <table:table-cell table:style-name="ce59"/>
          <table:table-cell table:number-columns-repeated="33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25" office:value-type="string" calcext:value-type="string">
            <text:p>Analyse</text:p>
          </table:table-cell>
          <table:table-cell office:value-type="string" calcext:value-type="string">
            <text:p>Analyse des données de l’INSEE et des données CLIIINK depuis Workbench</text:p>
          </table:table-cell>
          <table:table-cell table:number-columns-repeated="23"/>
          <table:table-cell table:style-name="ce81"/>
          <table:table-cell table:number-columns-repeated="33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26" office:value-type="string" calcext:value-type="string">
            <text:p>Base de données</text:p>
          </table:table-cell>
          <table:table-cell office:value-type="string" calcext:value-type="string">
            <text:p>CRUD : persistance des données</text:p>
          </table:table-cell>
          <table:table-cell table:number-columns-repeated="23"/>
          <table:table-cell table:style-name="ce59" table:number-columns-repeated="2"/>
          <table:table-cell table:number-columns-repeated="32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27" office:value-type="string" calcext:value-type="string">
            <text:p>Base de données</text:p>
          </table:table-cell>
          <table:table-cell office:value-type="string" calcext:value-type="string">
            <text:p>Test unitaire : test de validité des procédures stockées</text:p>
          </table:table-cell>
          <table:table-cell table:number-columns-repeated="24"/>
          <table:table-cell table:style-name="ce59"/>
          <table:table-cell table:number-columns-repeated="32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28" office:value-type="string" calcext:value-type="string">
            <text:p>Base de données</text:p>
          </table:table-cell>
          <table:table-cell office:value-type="string" calcext:value-type="string">
            <text:p>Optimisation d’une PS pour la création d’un trigger</text:p>
          </table:table-cell>
          <table:table-cell table:number-columns-repeated="25"/>
          <table:table-cell table:style-name="ce59"/>
          <table:table-cell table:number-columns-repeated="31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29" office:value-type="string" calcext:value-type="string">
            <text:p>Base de données</text:p>
          </table:table-cell>
          <table:table-cell office:value-type="string" calcext:value-type="string">
            <text:p>Faire un trigger de type AFTER UPDATE sur toutes les tables de la BDD</text:p>
          </table:table-cell>
          <table:table-cell table:number-columns-repeated="25"/>
          <table:table-cell table:style-name="ce59"/>
          <table:table-cell table:number-columns-repeated="31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30" office:value-type="string" calcext:value-type="string">
            <text:p>Web</text:p>
          </table:table-cell>
          <table:table-cell office:value-type="string" calcext:value-type="string">
            <text:p>Trouver un modèle de template correspondant à nos besoins</text:p>
          </table:table-cell>
          <table:table-cell table:number-columns-repeated="28"/>
          <table:table-cell table:style-name="ce82"/>
          <table:table-cell table:number-columns-repeated="28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31" office:value-type="string" calcext:value-type="string">
            <text:p>Recherche</text:p>
          </table:table-cell>
          <table:table-cell table:style-name="ce43" office:value-type="string" calcext:value-type="string">
            <text:p>Établir des relations entre les données et les données INSEE</text:p>
          </table:table-cell>
          <table:table-cell table:number-columns-repeated="28"/>
          <table:table-cell table:style-name="ce79"/>
          <table:table-cell table:number-columns-repeated="28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32" office:value-type="string" calcext:value-type="string">
            <text:p>Programmation</text:p>
          </table:table-cell>
          <table:table-cell office:value-type="string" calcext:value-type="string">
            <text:p>Data Visualisation : création des graphiques pour la page d’acceuil</text:p>
          </table:table-cell>
          <table:table-cell table:number-columns-repeated="28"/>
          <table:table-cell table:style-name="ce78"/>
          <table:table-cell table:style-name="ce60" table:number-columns-repeated="2"/>
          <table:table-cell table:number-columns-repeated="26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33" office:value-type="string" calcext:value-type="string">
            <text:p>Programmation</text:p>
          </table:table-cell>
          <table:table-cell table:style-name="ce48" office:value-type="string" calcext:value-type="string">
            <text:p>Data Visualisation : création des graphiques pour le page dashboard</text:p>
          </table:table-cell>
          <table:table-cell table:number-columns-repeated="29"/>
          <table:table-cell table:style-name="ce78" table:number-columns-repeated="3"/>
          <table:table-cell table:number-columns-repeated="25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34" office:value-type="string" calcext:value-type="string">
            <text:p>Rédaction</text:p>
          </table:table-cell>
          <table:table-cell table:style-name="ce48" office:value-type="string" calcext:value-type="string">
            <text:p>Écrire un texte d’introduction depuis la page d’acceuil</text:p>
          </table:table-cell>
          <table:table-cell table:number-columns-repeated="28"/>
          <table:table-cell table:style-name="ce83"/>
          <table:table-cell table:style-name="ce84"/>
          <table:table-cell table:style-name="ce86"/>
          <table:table-cell table:style-name="ce90"/>
          <table:table-cell table:number-columns-repeated="25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35" office:value-type="string" calcext:value-type="string">
            <text:p>Web</text:p>
          </table:table-cell>
          <table:table-cell office:value-type="string" calcext:value-type="string">
            <text:p>Installation et prise en main du framework Flask</text:p>
          </table:table-cell>
          <table:table-cell table:number-columns-repeated="29"/>
          <table:table-cell table:style-name="ce85"/>
          <table:table-cell table:style-name="ce87"/>
          <table:table-cell table:style-name="ce91"/>
          <table:table-cell table:style-name="ce93"/>
          <table:table-cell table:number-columns-repeated="24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36" office:value-type="string" calcext:value-type="string">
            <text:p>Web</text:p>
          </table:table-cell>
          <table:table-cell table:style-name="ce49" office:value-type="string" calcext:value-type="string">
            <text:p>Création d'une interface graphique interactive pour la retranscription de nos statistiques</text:p>
          </table:table-cell>
          <table:table-cell table:number-columns-repeated="29"/>
          <table:table-cell table:style-name="ce85"/>
          <table:table-cell table:style-name="ce88"/>
          <table:table-cell table:style-name="ce92"/>
          <table:table-cell table:style-name="ce94"/>
          <table:table-cell table:number-columns-repeated="2"/>
          <table:table-cell table:style-name="ce96"/>
          <table:table-cell table:number-columns-repeated="21"/>
        </table:table-row>
        <table:table-row table:style-name="ro5">
          <table:table-cell table:style-name="Default" office:value-type="float" office:value="31" calcext:value-type="float">
            <text:p>31</text:p>
          </table:table-cell>
          <table:table-cell table:style-name="ce37" office:value-type="string" calcext:value-type="string">
            <text:p>Analyse</text:p>
          </table:table-cell>
          <table:table-cell table:style-name="ce50" office:value-type="string" calcext:value-type="string">
            <text:p>Définir les types d'usager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ce79"/>
          <table:table-cell table:number-columns-repeated="6"/>
          <table:table-cell table:style-name="ce97"/>
          <table:table-cell table:number-columns-repeated="21"/>
        </table:table-row>
        <table:table-row table:style-name="ro3">
          <table:table-cell table:style-name="Default" office:value-type="float" office:value="32" calcext:value-type="float">
            <text:p>32</text:p>
          </table:table-cell>
          <table:table-cell table:style-name="ce38" office:value-type="string" calcext:value-type="string">
            <text:p>Web</text:p>
          </table:table-cell>
          <table:table-cell table:style-name="ce43" office:value-type="string" calcext:value-type="string">
            <text:p>Répartir les droits d'accès des pages de l'application avec un système d’authentification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9"/>
          <table:table-cell table:style-name="ce98"/>
          <table:table-cell table:style-name="ce60"/>
          <table:table-cell table:number-columns-repeated="20"/>
        </table:table-row>
        <table:table-row table:style-name="ro3">
          <table:table-cell table:style-name="Default" office:value-type="float" office:value="33" calcext:value-type="float">
            <text:p>33</text:p>
          </table:table-cell>
          <table:table-cell table:style-name="ce39" office:value-type="string" calcext:value-type="string">
            <text:p>Web</text:p>
          </table:table-cell>
          <table:table-cell table:style-name="ce43" office:value-type="string" calcext:value-type="string">
            <text:p>Maniement du code source du template pour la préparation à l'insertion des graphiques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6"/>
          <table:table-cell table:style-name="ce95"/>
          <table:table-cell table:number-columns-repeated="2"/>
          <table:table-cell table:style-name="ce60"/>
          <table:table-cell table:style-name="ce99"/>
          <table:table-cell table:style-name="ce100"/>
          <table:table-cell table:number-columns-repeated="19"/>
        </table:table-row>
        <table:table-row table:style-name="ro3">
          <table:table-cell table:style-name="Default" office:value-type="float" office:value="34" calcext:value-type="float">
            <text:p>34</text:p>
          </table:table-cell>
          <table:table-cell table:style-name="ce40" office:value-type="string" calcext:value-type="string">
            <text:p>Programmation</text:p>
          </table:table-cell>
          <table:table-cell table:style-name="ce43" office:value-type="string" calcext:value-type="string">
            <text:p>Ajouter quelques graphiques supplémentaires et les intégrer dans l'onglet "Analyse" de l'application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10"/>
          <table:table-cell table:style-name="ce78"/>
          <table:table-cell/>
          <table:table-cell table:style-name="ce102"/>
          <table:table-cell table:number-columns-repeated="18"/>
        </table:table-row>
        <table:table-row table:style-name="ro3">
          <table:table-cell table:style-name="Default" office:value-type="float" office:value="35" calcext:value-type="float">
            <text:p>35</text:p>
          </table:table-cell>
          <table:table-cell table:style-name="ce41" office:value-type="string" calcext:value-type="string">
            <text:p>Web</text:p>
          </table:table-cell>
          <table:table-cell table:style-name="ce43" office:value-type="string" calcext:value-type="string">
            <text:p>Ajuster l’affichage du noms des villes sur le dashboard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11"/>
          <table:table-cell table:style-name="ce101"/>
          <table:table-cell table:number-columns-repeated="19"/>
        </table:table-row>
        <table:table-row table:style-name="ro5">
          <table:table-cell table:style-name="Default" office:value-type="float" office:value="36" calcext:value-type="float">
            <text:p>36</text:p>
          </table:table-cell>
          <table:table-cell table:style-name="ce42" office:value-type="string" calcext:value-type="string">
            <text:p>Débogage</text:p>
          </table:table-cell>
          <table:table-cell table:style-name="Default" office:value-type="string" calcext:value-type="string">
            <text:p>Correction beug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12"/>
          <table:table-cell table:style-name="ce204"/>
          <table:table-cell table:number-columns-repeated="18"/>
        </table:table-row>
        <table:table-row table:style-name="ro5" table:number-rows-repeated="3">
          <table:table-cell table:style-name="Default"/>
          <table:table-cell/>
          <table:table-cell table:style-name="Default" table:number-columns-repeated="29"/>
          <table:table-cell table:number-columns-repeated="5"/>
          <table:table-cell table:style-name="Default" table:number-columns-repeated="2"/>
          <table:table-cell table:number-columns-repeated="4"/>
          <table:table-cell table:style-name="Default" table:number-columns-repeated="10"/>
          <table:table-cell table:number-columns-repeated="5"/>
          <table:table-cell table:style-name="Default" table:number-columns-repeated="2"/>
          <table:table-cell/>
        </table:table-row>
        <table:table-row table:style-name="ro5">
          <table:table-cell table:style-name="Default"/>
          <table:table-cell/>
          <table:table-cell table:style-name="ce7"/>
          <table:table-cell table:style-name="Default" table:number-columns-repeated="28"/>
          <table:table-cell table:number-columns-repeated="5"/>
          <table:table-cell table:style-name="Default" table:number-columns-repeated="2"/>
          <table:table-cell table:number-columns-repeated="4"/>
          <table:table-cell table:style-name="Default" table:number-columns-repeated="10"/>
          <table:table-cell table:number-columns-repeated="5"/>
          <table:table-cell table:style-name="Default" table:number-columns-repeated="2"/>
          <table:table-cell/>
        </table:table-row>
        <table:table-row table:style-name="ro3">
          <table:table-cell table:style-name="Default"/>
          <table:table-cell/>
          <table:table-cell table:style-name="ce46"/>
          <table:table-cell table:style-name="Default" table:number-columns-repeated="28"/>
          <table:table-cell table:number-columns-repeated="5"/>
          <table:table-cell table:style-name="Default" table:number-columns-repeated="2"/>
          <table:table-cell table:number-columns-repeated="4"/>
          <table:table-cell table:style-name="Default" table:number-columns-repeated="10"/>
          <table:table-cell table:number-columns-repeated="5"/>
          <table:table-cell table:style-name="Default" table:number-columns-repeated="2"/>
          <table:table-cell/>
        </table:table-row>
        <table:table-row table:style-name="ro3">
          <table:table-cell table:style-name="Default"/>
          <table:table-cell/>
          <table:table-cell table:style-name="ce46"/>
          <table:table-cell table:style-name="Default" table:number-columns-repeated="28"/>
          <table:table-cell table:number-columns-repeated="5"/>
          <table:table-cell table:style-name="Default" table:number-columns-repeated="2"/>
          <table:table-cell table:number-columns-repeated="4"/>
          <table:table-cell table:style-name="Default" table:number-columns-repeated="10"/>
          <table:table-cell table:number-columns-repeated="5"/>
          <table:table-cell table:style-name="Default" table:number-columns-repeated="2"/>
          <table:table-cell/>
        </table:table-row>
        <calcext:conditional-formats>
          <calcext:conditional-format calcext:target-range-address="Feuille1.B29:Feuille1.B29">
            <calcext:condition calcext:apply-style-name="ConditionalStyle_132" calcext:value="=&quot;Programmation&quot;" calcext:base-cell-address="Feuille1.B29"/>
            <calcext:condition calcext:apply-style-name="ConditionalStyle_131" calcext:value="=&quot;Recherche&quot;" calcext:base-cell-address="Feuille1.B29"/>
            <calcext:condition calcext:apply-style-name="ConditionalStyle_130" calcext:value="=&quot;Analyse&quot;" calcext:base-cell-address="Feuille1.B29"/>
            <calcext:condition calcext:apply-style-name="ConditionalStyle_129" calcext:value="=&quot;Débogage&quot;" calcext:base-cell-address="Feuille1.B29"/>
            <calcext:condition calcext:apply-style-name="ConditionalStyle_128" calcext:value="=&quot;Test&quot;" calcext:base-cell-address="Feuille1.B29"/>
            <calcext:condition calcext:apply-style-name="ConditionalStyle_127" calcext:value="=&quot;Technique&quot;" calcext:base-cell-address="Feuille1.B29"/>
            <calcext:condition calcext:apply-style-name="ConditionalStyle_126" calcext:value="=&quot;Web&quot;" calcext:base-cell-address="Feuille1.B29"/>
            <calcext:condition calcext:apply-style-name="ConditionalStyle_125" calcext:value="=&quot;Gestion&quot;" calcext:base-cell-address="Feuille1.B29"/>
            <calcext:condition calcext:apply-style-name="ConditionalStyle_124" calcext:value="=&quot;Rédaction&quot;" calcext:base-cell-address="Feuille1.B29"/>
            <calcext:condition calcext:apply-style-name="ConditionalStyle_123" calcext:value="=&quot;Base de données&quot;" calcext:base-cell-address="Feuille1.B29"/>
            <calcext:condition calcext:apply-style-name="ConditionalStyle_122" calcext:value="=&quot;Modélisation&quot;" calcext:base-cell-address="Feuille1.B29"/>
          </calcext:conditional-format>
          <calcext:conditional-format calcext:target-range-address="Feuille1.B16:Feuille1.B18">
            <calcext:condition calcext:apply-style-name="ConditionalStyle_121" calcext:value="=&quot;Programmation&quot;" calcext:base-cell-address="Feuille1.B16"/>
            <calcext:condition calcext:apply-style-name="ConditionalStyle_120" calcext:value="=&quot;Recherche&quot;" calcext:base-cell-address="Feuille1.B16"/>
            <calcext:condition calcext:apply-style-name="ConditionalStyle_119" calcext:value="=&quot;Analyse&quot;" calcext:base-cell-address="Feuille1.B16"/>
            <calcext:condition calcext:apply-style-name="ConditionalStyle_118" calcext:value="=&quot;Débogage&quot;" calcext:base-cell-address="Feuille1.B16"/>
            <calcext:condition calcext:apply-style-name="ConditionalStyle_117" calcext:value="=&quot;Test&quot;" calcext:base-cell-address="Feuille1.B16"/>
            <calcext:condition calcext:apply-style-name="ConditionalStyle_116" calcext:value="=&quot;Technique&quot;" calcext:base-cell-address="Feuille1.B16"/>
            <calcext:condition calcext:apply-style-name="ConditionalStyle_115" calcext:value="=&quot;Web&quot;" calcext:base-cell-address="Feuille1.B16"/>
            <calcext:condition calcext:apply-style-name="ConditionalStyle_114" calcext:value="=&quot;Gestion&quot;" calcext:base-cell-address="Feuille1.B16"/>
            <calcext:condition calcext:apply-style-name="ConditionalStyle_113" calcext:value="=&quot;Rédaction&quot;" calcext:base-cell-address="Feuille1.B16"/>
            <calcext:condition calcext:apply-style-name="ConditionalStyle_112" calcext:value="=&quot;Base de données&quot;" calcext:base-cell-address="Feuille1.B16"/>
            <calcext:condition calcext:apply-style-name="ConditionalStyle_111" calcext:value="=&quot;Modélisation&quot;" calcext:base-cell-address="Feuille1.B16"/>
          </calcext:conditional-format>
          <calcext:conditional-format calcext:target-range-address="Feuille1.B9:Feuille1.B9">
            <calcext:condition calcext:apply-style-name="ConditionalStyle_121" calcext:value="=&quot;Programmation&quot;" calcext:base-cell-address="Feuille1.B9"/>
            <calcext:condition calcext:apply-style-name="ConditionalStyle_120" calcext:value="=&quot;Recherche&quot;" calcext:base-cell-address="Feuille1.B9"/>
            <calcext:condition calcext:apply-style-name="ConditionalStyle_119" calcext:value="=&quot;Analyse&quot;" calcext:base-cell-address="Feuille1.B9"/>
            <calcext:condition calcext:apply-style-name="ConditionalStyle_118" calcext:value="=&quot;Débogage&quot;" calcext:base-cell-address="Feuille1.B9"/>
            <calcext:condition calcext:apply-style-name="ConditionalStyle_117" calcext:value="=&quot;Test&quot;" calcext:base-cell-address="Feuille1.B9"/>
            <calcext:condition calcext:apply-style-name="ConditionalStyle_116" calcext:value="=&quot;Technique&quot;" calcext:base-cell-address="Feuille1.B9"/>
            <calcext:condition calcext:apply-style-name="ConditionalStyle_115" calcext:value="=&quot;Web&quot;" calcext:base-cell-address="Feuille1.B9"/>
            <calcext:condition calcext:apply-style-name="ConditionalStyle_114" calcext:value="=&quot;Gestion&quot;" calcext:base-cell-address="Feuille1.B9"/>
            <calcext:condition calcext:apply-style-name="ConditionalStyle_113" calcext:value="=&quot;Rédaction&quot;" calcext:base-cell-address="Feuille1.B9"/>
            <calcext:condition calcext:apply-style-name="ConditionalStyle_112" calcext:value="=&quot;Base de données&quot;" calcext:base-cell-address="Feuille1.B9"/>
            <calcext:condition calcext:apply-style-name="ConditionalStyle_111" calcext:value="=&quot;Modélisation&quot;" calcext:base-cell-address="Feuille1.B9"/>
          </calcext:conditional-format>
          <calcext:conditional-format calcext:target-range-address="Feuille1.B7:Feuille1.B7">
            <calcext:condition calcext:apply-style-name="ConditionalStyle_132" calcext:value="=&quot;Programmation&quot;" calcext:base-cell-address="Feuille1.B7"/>
            <calcext:condition calcext:apply-style-name="ConditionalStyle_131" calcext:value="=&quot;Recherche&quot;" calcext:base-cell-address="Feuille1.B7"/>
            <calcext:condition calcext:apply-style-name="ConditionalStyle_130" calcext:value="=&quot;Analyse&quot;" calcext:base-cell-address="Feuille1.B7"/>
            <calcext:condition calcext:apply-style-name="ConditionalStyle_129" calcext:value="=&quot;Débogage&quot;" calcext:base-cell-address="Feuille1.B7"/>
            <calcext:condition calcext:apply-style-name="ConditionalStyle_128" calcext:value="=&quot;Test&quot;" calcext:base-cell-address="Feuille1.B7"/>
            <calcext:condition calcext:apply-style-name="ConditionalStyle_127" calcext:value="=&quot;Technique&quot;" calcext:base-cell-address="Feuille1.B7"/>
            <calcext:condition calcext:apply-style-name="ConditionalStyle_126" calcext:value="=&quot;Web&quot;" calcext:base-cell-address="Feuille1.B7"/>
            <calcext:condition calcext:apply-style-name="ConditionalStyle_125" calcext:value="=&quot;Gestion&quot;" calcext:base-cell-address="Feuille1.B7"/>
            <calcext:condition calcext:apply-style-name="ConditionalStyle_124" calcext:value="=&quot;Rédaction&quot;" calcext:base-cell-address="Feuille1.B7"/>
            <calcext:condition calcext:apply-style-name="ConditionalStyle_123" calcext:value="=&quot;Base de données&quot;" calcext:base-cell-address="Feuille1.B7"/>
            <calcext:condition calcext:apply-style-name="ConditionalStyle_122" calcext:value="=&quot;Modélisation&quot;" calcext:base-cell-address="Feuille1.B7"/>
          </calcext:conditional-format>
          <calcext:conditional-format calcext:target-range-address="Feuille1.B8:Feuille1.B8">
            <calcext:condition calcext:apply-style-name="ConditionalStyle_121" calcext:value="=&quot;Programmation&quot;" calcext:base-cell-address="Feuille1.B8"/>
            <calcext:condition calcext:apply-style-name="ConditionalStyle_120" calcext:value="=&quot;Recherche&quot;" calcext:base-cell-address="Feuille1.B8"/>
            <calcext:condition calcext:apply-style-name="ConditionalStyle_119" calcext:value="=&quot;Analyse&quot;" calcext:base-cell-address="Feuille1.B8"/>
            <calcext:condition calcext:apply-style-name="ConditionalStyle_118" calcext:value="=&quot;Débogage&quot;" calcext:base-cell-address="Feuille1.B8"/>
            <calcext:condition calcext:apply-style-name="ConditionalStyle_117" calcext:value="=&quot;Test&quot;" calcext:base-cell-address="Feuille1.B8"/>
            <calcext:condition calcext:apply-style-name="ConditionalStyle_116" calcext:value="=&quot;Technique&quot;" calcext:base-cell-address="Feuille1.B8"/>
            <calcext:condition calcext:apply-style-name="ConditionalStyle_115" calcext:value="=&quot;Web&quot;" calcext:base-cell-address="Feuille1.B8"/>
            <calcext:condition calcext:apply-style-name="ConditionalStyle_114" calcext:value="=&quot;Gestion&quot;" calcext:base-cell-address="Feuille1.B8"/>
            <calcext:condition calcext:apply-style-name="ConditionalStyle_113" calcext:value="=&quot;Rédaction&quot;" calcext:base-cell-address="Feuille1.B8"/>
            <calcext:condition calcext:apply-style-name="ConditionalStyle_112" calcext:value="=&quot;Base de données&quot;" calcext:base-cell-address="Feuille1.B8"/>
            <calcext:condition calcext:apply-style-name="ConditionalStyle_111" calcext:value="=&quot;Modélisation&quot;" calcext:base-cell-address="Feuille1.B8"/>
          </calcext:conditional-format>
          <calcext:conditional-format calcext:target-range-address="Feuille1.B10:Feuille1.B10">
            <calcext:condition calcext:apply-style-name="ConditionalStyle_121" calcext:value="=&quot;Programmation&quot;" calcext:base-cell-address="Feuille1.B10"/>
            <calcext:condition calcext:apply-style-name="ConditionalStyle_120" calcext:value="=&quot;Recherche&quot;" calcext:base-cell-address="Feuille1.B10"/>
            <calcext:condition calcext:apply-style-name="ConditionalStyle_119" calcext:value="=&quot;Analyse&quot;" calcext:base-cell-address="Feuille1.B10"/>
            <calcext:condition calcext:apply-style-name="ConditionalStyle_118" calcext:value="=&quot;Débogage&quot;" calcext:base-cell-address="Feuille1.B10"/>
            <calcext:condition calcext:apply-style-name="ConditionalStyle_117" calcext:value="=&quot;Test&quot;" calcext:base-cell-address="Feuille1.B10"/>
            <calcext:condition calcext:apply-style-name="ConditionalStyle_116" calcext:value="=&quot;Technique&quot;" calcext:base-cell-address="Feuille1.B10"/>
            <calcext:condition calcext:apply-style-name="ConditionalStyle_115" calcext:value="=&quot;Web&quot;" calcext:base-cell-address="Feuille1.B10"/>
            <calcext:condition calcext:apply-style-name="ConditionalStyle_114" calcext:value="=&quot;Gestion&quot;" calcext:base-cell-address="Feuille1.B10"/>
            <calcext:condition calcext:apply-style-name="ConditionalStyle_113" calcext:value="=&quot;Rédaction&quot;" calcext:base-cell-address="Feuille1.B10"/>
            <calcext:condition calcext:apply-style-name="ConditionalStyle_112" calcext:value="=&quot;Base de données&quot;" calcext:base-cell-address="Feuille1.B10"/>
            <calcext:condition calcext:apply-style-name="ConditionalStyle_111" calcext:value="=&quot;Modélisation&quot;" calcext:base-cell-address="Feuille1.B10"/>
          </calcext:conditional-format>
          <calcext:conditional-format calcext:target-range-address="Feuille1.B11:Feuille1.B11">
            <calcext:condition calcext:apply-style-name="ConditionalStyle_121" calcext:value="=&quot;Programmation&quot;" calcext:base-cell-address="Feuille1.B11"/>
            <calcext:condition calcext:apply-style-name="ConditionalStyle_120" calcext:value="=&quot;Recherche&quot;" calcext:base-cell-address="Feuille1.B11"/>
            <calcext:condition calcext:apply-style-name="ConditionalStyle_119" calcext:value="=&quot;Analyse&quot;" calcext:base-cell-address="Feuille1.B11"/>
            <calcext:condition calcext:apply-style-name="ConditionalStyle_118" calcext:value="=&quot;Débogage&quot;" calcext:base-cell-address="Feuille1.B11"/>
            <calcext:condition calcext:apply-style-name="ConditionalStyle_117" calcext:value="=&quot;Test&quot;" calcext:base-cell-address="Feuille1.B11"/>
            <calcext:condition calcext:apply-style-name="ConditionalStyle_116" calcext:value="=&quot;Technique&quot;" calcext:base-cell-address="Feuille1.B11"/>
            <calcext:condition calcext:apply-style-name="ConditionalStyle_115" calcext:value="=&quot;Web&quot;" calcext:base-cell-address="Feuille1.B11"/>
            <calcext:condition calcext:apply-style-name="ConditionalStyle_114" calcext:value="=&quot;Gestion&quot;" calcext:base-cell-address="Feuille1.B11"/>
            <calcext:condition calcext:apply-style-name="ConditionalStyle_113" calcext:value="=&quot;Rédaction&quot;" calcext:base-cell-address="Feuille1.B11"/>
            <calcext:condition calcext:apply-style-name="ConditionalStyle_112" calcext:value="=&quot;Base de données&quot;" calcext:base-cell-address="Feuille1.B11"/>
            <calcext:condition calcext:apply-style-name="ConditionalStyle_111" calcext:value="=&quot;Modélisation&quot;" calcext:base-cell-address="Feuille1.B11"/>
          </calcext:conditional-format>
          <calcext:conditional-format calcext:target-range-address="Feuille1.B12:Feuille1.B12">
            <calcext:condition calcext:apply-style-name="ConditionalStyle_121" calcext:value="=&quot;Programmation&quot;" calcext:base-cell-address="Feuille1.B12"/>
            <calcext:condition calcext:apply-style-name="ConditionalStyle_120" calcext:value="=&quot;Recherche&quot;" calcext:base-cell-address="Feuille1.B12"/>
            <calcext:condition calcext:apply-style-name="ConditionalStyle_119" calcext:value="=&quot;Analyse&quot;" calcext:base-cell-address="Feuille1.B12"/>
            <calcext:condition calcext:apply-style-name="ConditionalStyle_118" calcext:value="=&quot;Débogage&quot;" calcext:base-cell-address="Feuille1.B12"/>
            <calcext:condition calcext:apply-style-name="ConditionalStyle_117" calcext:value="=&quot;Test&quot;" calcext:base-cell-address="Feuille1.B12"/>
            <calcext:condition calcext:apply-style-name="ConditionalStyle_116" calcext:value="=&quot;Technique&quot;" calcext:base-cell-address="Feuille1.B12"/>
            <calcext:condition calcext:apply-style-name="ConditionalStyle_115" calcext:value="=&quot;Web&quot;" calcext:base-cell-address="Feuille1.B12"/>
            <calcext:condition calcext:apply-style-name="ConditionalStyle_114" calcext:value="=&quot;Gestion&quot;" calcext:base-cell-address="Feuille1.B12"/>
            <calcext:condition calcext:apply-style-name="ConditionalStyle_113" calcext:value="=&quot;Rédaction&quot;" calcext:base-cell-address="Feuille1.B12"/>
            <calcext:condition calcext:apply-style-name="ConditionalStyle_112" calcext:value="=&quot;Base de données&quot;" calcext:base-cell-address="Feuille1.B12"/>
            <calcext:condition calcext:apply-style-name="ConditionalStyle_111" calcext:value="=&quot;Modélisation&quot;" calcext:base-cell-address="Feuille1.B12"/>
          </calcext:conditional-format>
          <calcext:conditional-format calcext:target-range-address="Feuille1.B13:Feuille1.B13">
            <calcext:condition calcext:apply-style-name="ConditionalStyle_121" calcext:value="=&quot;Programmation&quot;" calcext:base-cell-address="Feuille1.B13"/>
            <calcext:condition calcext:apply-style-name="ConditionalStyle_120" calcext:value="=&quot;Recherche&quot;" calcext:base-cell-address="Feuille1.B13"/>
            <calcext:condition calcext:apply-style-name="ConditionalStyle_119" calcext:value="=&quot;Analyse&quot;" calcext:base-cell-address="Feuille1.B13"/>
            <calcext:condition calcext:apply-style-name="ConditionalStyle_118" calcext:value="=&quot;Débogage&quot;" calcext:base-cell-address="Feuille1.B13"/>
            <calcext:condition calcext:apply-style-name="ConditionalStyle_117" calcext:value="=&quot;Test&quot;" calcext:base-cell-address="Feuille1.B13"/>
            <calcext:condition calcext:apply-style-name="ConditionalStyle_116" calcext:value="=&quot;Technique&quot;" calcext:base-cell-address="Feuille1.B13"/>
            <calcext:condition calcext:apply-style-name="ConditionalStyle_115" calcext:value="=&quot;Web&quot;" calcext:base-cell-address="Feuille1.B13"/>
            <calcext:condition calcext:apply-style-name="ConditionalStyle_114" calcext:value="=&quot;Gestion&quot;" calcext:base-cell-address="Feuille1.B13"/>
            <calcext:condition calcext:apply-style-name="ConditionalStyle_113" calcext:value="=&quot;Rédaction&quot;" calcext:base-cell-address="Feuille1.B13"/>
            <calcext:condition calcext:apply-style-name="ConditionalStyle_112" calcext:value="=&quot;Base de données&quot;" calcext:base-cell-address="Feuille1.B13"/>
            <calcext:condition calcext:apply-style-name="ConditionalStyle_111" calcext:value="=&quot;Modélisation&quot;" calcext:base-cell-address="Feuille1.B13"/>
          </calcext:conditional-format>
          <calcext:conditional-format calcext:target-range-address="Feuille1.B14:Feuille1.B14">
            <calcext:condition calcext:apply-style-name="ConditionalStyle_22" calcext:value="=&quot;Programmation&quot;" calcext:base-cell-address="Feuille1.B14"/>
            <calcext:condition calcext:apply-style-name="ConditionalStyle_21" calcext:value="=&quot;Recherche&quot;" calcext:base-cell-address="Feuille1.B14"/>
            <calcext:condition calcext:apply-style-name="ConditionalStyle_20" calcext:value="=&quot;Analyse&quot;" calcext:base-cell-address="Feuille1.B14"/>
            <calcext:condition calcext:apply-style-name="ConditionalStyle_19" calcext:value="=&quot;Débogage&quot;" calcext:base-cell-address="Feuille1.B14"/>
            <calcext:condition calcext:apply-style-name="ConditionalStyle_18" calcext:value="=&quot;Test&quot;" calcext:base-cell-address="Feuille1.B14"/>
            <calcext:condition calcext:apply-style-name="ConditionalStyle_17" calcext:value="=&quot;Technique&quot;" calcext:base-cell-address="Feuille1.B14"/>
            <calcext:condition calcext:apply-style-name="ConditionalStyle_16" calcext:value="=&quot;Web&quot;" calcext:base-cell-address="Feuille1.B14"/>
            <calcext:condition calcext:apply-style-name="ConditionalStyle_15" calcext:value="=&quot;Gestion&quot;" calcext:base-cell-address="Feuille1.B14"/>
            <calcext:condition calcext:apply-style-name="ConditionalStyle_14" calcext:value="=&quot;Rédaction&quot;" calcext:base-cell-address="Feuille1.B14"/>
            <calcext:condition calcext:apply-style-name="ConditionalStyle_13" calcext:value="=&quot;Base de données&quot;" calcext:base-cell-address="Feuille1.B14"/>
            <calcext:condition calcext:apply-style-name="ConditionalStyle_12" calcext:value="=&quot;Modélisation&quot;" calcext:base-cell-address="Feuille1.B14"/>
          </calcext:conditional-format>
          <calcext:conditional-format calcext:target-range-address="Feuille1.B15:Feuille1.B15">
            <calcext:condition calcext:apply-style-name="ConditionalStyle_121" calcext:value="=&quot;Programmation&quot;" calcext:base-cell-address="Feuille1.B15"/>
            <calcext:condition calcext:apply-style-name="ConditionalStyle_120" calcext:value="=&quot;Recherche&quot;" calcext:base-cell-address="Feuille1.B15"/>
            <calcext:condition calcext:apply-style-name="ConditionalStyle_119" calcext:value="=&quot;Analyse&quot;" calcext:base-cell-address="Feuille1.B15"/>
            <calcext:condition calcext:apply-style-name="ConditionalStyle_118" calcext:value="=&quot;Débogage&quot;" calcext:base-cell-address="Feuille1.B15"/>
            <calcext:condition calcext:apply-style-name="ConditionalStyle_117" calcext:value="=&quot;Test&quot;" calcext:base-cell-address="Feuille1.B15"/>
            <calcext:condition calcext:apply-style-name="ConditionalStyle_116" calcext:value="=&quot;Technique&quot;" calcext:base-cell-address="Feuille1.B15"/>
            <calcext:condition calcext:apply-style-name="ConditionalStyle_115" calcext:value="=&quot;Web&quot;" calcext:base-cell-address="Feuille1.B15"/>
            <calcext:condition calcext:apply-style-name="ConditionalStyle_114" calcext:value="=&quot;Gestion&quot;" calcext:base-cell-address="Feuille1.B15"/>
            <calcext:condition calcext:apply-style-name="ConditionalStyle_113" calcext:value="=&quot;Rédaction&quot;" calcext:base-cell-address="Feuille1.B15"/>
            <calcext:condition calcext:apply-style-name="ConditionalStyle_112" calcext:value="=&quot;Base de données&quot;" calcext:base-cell-address="Feuille1.B15"/>
            <calcext:condition calcext:apply-style-name="ConditionalStyle_111" calcext:value="=&quot;Modélisation&quot;" calcext:base-cell-address="Feuille1.B15"/>
          </calcext:conditional-format>
          <calcext:conditional-format calcext:target-range-address="Feuille1.B6:Feuille1.B6">
            <calcext:condition calcext:apply-style-name="ConditionalStyle_132" calcext:value="=&quot;Programmation&quot;" calcext:base-cell-address="Feuille1.B6"/>
            <calcext:condition calcext:apply-style-name="ConditionalStyle_131" calcext:value="=&quot;Recherche&quot;" calcext:base-cell-address="Feuille1.B6"/>
            <calcext:condition calcext:apply-style-name="ConditionalStyle_130" calcext:value="=&quot;Analyse&quot;" calcext:base-cell-address="Feuille1.B6"/>
            <calcext:condition calcext:apply-style-name="ConditionalStyle_129" calcext:value="=&quot;Débogage&quot;" calcext:base-cell-address="Feuille1.B6"/>
            <calcext:condition calcext:apply-style-name="ConditionalStyle_128" calcext:value="=&quot;Test&quot;" calcext:base-cell-address="Feuille1.B6"/>
            <calcext:condition calcext:apply-style-name="ConditionalStyle_127" calcext:value="=&quot;Technique&quot;" calcext:base-cell-address="Feuille1.B6"/>
            <calcext:condition calcext:apply-style-name="ConditionalStyle_126" calcext:value="=&quot;Web&quot;" calcext:base-cell-address="Feuille1.B6"/>
            <calcext:condition calcext:apply-style-name="ConditionalStyle_125" calcext:value="=&quot;Gestion&quot;" calcext:base-cell-address="Feuille1.B6"/>
            <calcext:condition calcext:apply-style-name="ConditionalStyle_124" calcext:value="=&quot;Rédaction&quot;" calcext:base-cell-address="Feuille1.B6"/>
            <calcext:condition calcext:apply-style-name="ConditionalStyle_123" calcext:value="=&quot;Base de données&quot;" calcext:base-cell-address="Feuille1.B6"/>
            <calcext:condition calcext:apply-style-name="ConditionalStyle_122" calcext:value="=&quot;Modélisation&quot;" calcext:base-cell-address="Feuille1.B6"/>
          </calcext:conditional-format>
          <calcext:conditional-format calcext:target-range-address="Feuille1.B5:Feuille1.B5">
            <calcext:condition calcext:apply-style-name="ConditionalStyle_121" calcext:value="=&quot;Programmation&quot;" calcext:base-cell-address="Feuille1.B5"/>
            <calcext:condition calcext:apply-style-name="ConditionalStyle_120" calcext:value="=&quot;Recherche&quot;" calcext:base-cell-address="Feuille1.B5"/>
            <calcext:condition calcext:apply-style-name="ConditionalStyle_119" calcext:value="=&quot;Analyse&quot;" calcext:base-cell-address="Feuille1.B5"/>
            <calcext:condition calcext:apply-style-name="ConditionalStyle_118" calcext:value="=&quot;Débogage&quot;" calcext:base-cell-address="Feuille1.B5"/>
            <calcext:condition calcext:apply-style-name="ConditionalStyle_117" calcext:value="=&quot;Test&quot;" calcext:base-cell-address="Feuille1.B5"/>
            <calcext:condition calcext:apply-style-name="ConditionalStyle_116" calcext:value="=&quot;Technique&quot;" calcext:base-cell-address="Feuille1.B5"/>
            <calcext:condition calcext:apply-style-name="ConditionalStyle_115" calcext:value="=&quot;Web&quot;" calcext:base-cell-address="Feuille1.B5"/>
            <calcext:condition calcext:apply-style-name="ConditionalStyle_114" calcext:value="=&quot;Gestion&quot;" calcext:base-cell-address="Feuille1.B5"/>
            <calcext:condition calcext:apply-style-name="ConditionalStyle_113" calcext:value="=&quot;Rédaction&quot;" calcext:base-cell-address="Feuille1.B5"/>
            <calcext:condition calcext:apply-style-name="ConditionalStyle_112" calcext:value="=&quot;Base de données&quot;" calcext:base-cell-address="Feuille1.B5"/>
            <calcext:condition calcext:apply-style-name="ConditionalStyle_111" calcext:value="=&quot;Modélisation&quot;" calcext:base-cell-address="Feuille1.B5"/>
          </calcext:conditional-format>
          <calcext:conditional-format calcext:target-range-address="Feuille1.B21:Feuille1.B21">
            <calcext:condition calcext:apply-style-name="ConditionalStyle_77" calcext:value="=&quot;Programmation&quot;" calcext:base-cell-address="Feuille1.B21"/>
            <calcext:condition calcext:apply-style-name="ConditionalStyle_76" calcext:value="=&quot;Recherche&quot;" calcext:base-cell-address="Feuille1.B21"/>
            <calcext:condition calcext:apply-style-name="ConditionalStyle_75" calcext:value="=&quot;Analyse&quot;" calcext:base-cell-address="Feuille1.B21"/>
            <calcext:condition calcext:apply-style-name="ConditionalStyle_74" calcext:value="=&quot;Débogage&quot;" calcext:base-cell-address="Feuille1.B21"/>
            <calcext:condition calcext:apply-style-name="ConditionalStyle_73" calcext:value="=&quot;Test&quot;" calcext:base-cell-address="Feuille1.B21"/>
            <calcext:condition calcext:apply-style-name="ConditionalStyle_72" calcext:value="=&quot;Technique&quot;" calcext:base-cell-address="Feuille1.B21"/>
            <calcext:condition calcext:apply-style-name="ConditionalStyle_71" calcext:value="=&quot;Web&quot;" calcext:base-cell-address="Feuille1.B21"/>
            <calcext:condition calcext:apply-style-name="ConditionalStyle_70" calcext:value="=&quot;Gestion&quot;" calcext:base-cell-address="Feuille1.B21"/>
            <calcext:condition calcext:apply-style-name="ConditionalStyle_69" calcext:value="=&quot;Rédaction&quot;" calcext:base-cell-address="Feuille1.B21"/>
            <calcext:condition calcext:apply-style-name="ConditionalStyle_68" calcext:value="=&quot;Base de données&quot;" calcext:base-cell-address="Feuille1.B21"/>
            <calcext:condition calcext:apply-style-name="ConditionalStyle_67" calcext:value="=&quot;Modélisation&quot;" calcext:base-cell-address="Feuille1.B21"/>
          </calcext:conditional-format>
          <calcext:conditional-format calcext:target-range-address="Feuille1.B27:Feuille1.B27">
            <calcext:condition calcext:apply-style-name="ConditionalStyle_77" calcext:value="=&quot;Programmation&quot;" calcext:base-cell-address="Feuille1.B27"/>
            <calcext:condition calcext:apply-style-name="ConditionalStyle_76" calcext:value="=&quot;Recherche&quot;" calcext:base-cell-address="Feuille1.B27"/>
            <calcext:condition calcext:apply-style-name="ConditionalStyle_75" calcext:value="=&quot;Analyse&quot;" calcext:base-cell-address="Feuille1.B27"/>
            <calcext:condition calcext:apply-style-name="ConditionalStyle_74" calcext:value="=&quot;Débogage&quot;" calcext:base-cell-address="Feuille1.B27"/>
            <calcext:condition calcext:apply-style-name="ConditionalStyle_73" calcext:value="=&quot;Test&quot;" calcext:base-cell-address="Feuille1.B27"/>
            <calcext:condition calcext:apply-style-name="ConditionalStyle_72" calcext:value="=&quot;Technique&quot;" calcext:base-cell-address="Feuille1.B27"/>
            <calcext:condition calcext:apply-style-name="ConditionalStyle_71" calcext:value="=&quot;Web&quot;" calcext:base-cell-address="Feuille1.B27"/>
            <calcext:condition calcext:apply-style-name="ConditionalStyle_70" calcext:value="=&quot;Gestion&quot;" calcext:base-cell-address="Feuille1.B27"/>
            <calcext:condition calcext:apply-style-name="ConditionalStyle_69" calcext:value="=&quot;Rédaction&quot;" calcext:base-cell-address="Feuille1.B27"/>
            <calcext:condition calcext:apply-style-name="ConditionalStyle_68" calcext:value="=&quot;Base de données&quot;" calcext:base-cell-address="Feuille1.B27"/>
            <calcext:condition calcext:apply-style-name="ConditionalStyle_67" calcext:value="=&quot;Modélisation&quot;" calcext:base-cell-address="Feuille1.B27"/>
          </calcext:conditional-format>
          <calcext:conditional-format calcext:target-range-address="Feuille1.B28:Feuille1.B28">
            <calcext:condition calcext:apply-style-name="ConditionalStyle_77" calcext:value="=&quot;Programmation&quot;" calcext:base-cell-address="Feuille1.B28"/>
            <calcext:condition calcext:apply-style-name="ConditionalStyle_76" calcext:value="=&quot;Recherche&quot;" calcext:base-cell-address="Feuille1.B28"/>
            <calcext:condition calcext:apply-style-name="ConditionalStyle_75" calcext:value="=&quot;Analyse&quot;" calcext:base-cell-address="Feuille1.B28"/>
            <calcext:condition calcext:apply-style-name="ConditionalStyle_74" calcext:value="=&quot;Débogage&quot;" calcext:base-cell-address="Feuille1.B28"/>
            <calcext:condition calcext:apply-style-name="ConditionalStyle_73" calcext:value="=&quot;Test&quot;" calcext:base-cell-address="Feuille1.B28"/>
            <calcext:condition calcext:apply-style-name="ConditionalStyle_72" calcext:value="=&quot;Technique&quot;" calcext:base-cell-address="Feuille1.B28"/>
            <calcext:condition calcext:apply-style-name="ConditionalStyle_71" calcext:value="=&quot;Web&quot;" calcext:base-cell-address="Feuille1.B28"/>
            <calcext:condition calcext:apply-style-name="ConditionalStyle_70" calcext:value="=&quot;Gestion&quot;" calcext:base-cell-address="Feuille1.B28"/>
            <calcext:condition calcext:apply-style-name="ConditionalStyle_69" calcext:value="=&quot;Rédaction&quot;" calcext:base-cell-address="Feuille1.B28"/>
            <calcext:condition calcext:apply-style-name="ConditionalStyle_68" calcext:value="=&quot;Base de données&quot;" calcext:base-cell-address="Feuille1.B28"/>
            <calcext:condition calcext:apply-style-name="ConditionalStyle_67" calcext:value="=&quot;Modélisation&quot;" calcext:base-cell-address="Feuille1.B28"/>
          </calcext:conditional-format>
          <calcext:conditional-format calcext:target-range-address="Feuille1.B19:Feuille1.B19">
            <calcext:condition calcext:apply-style-name="ConditionalStyle_77" calcext:value="=&quot;Programmation&quot;" calcext:base-cell-address="Feuille1.B19"/>
            <calcext:condition calcext:apply-style-name="ConditionalStyle_76" calcext:value="=&quot;Recherche&quot;" calcext:base-cell-address="Feuille1.B19"/>
            <calcext:condition calcext:apply-style-name="ConditionalStyle_75" calcext:value="=&quot;Analyse&quot;" calcext:base-cell-address="Feuille1.B19"/>
            <calcext:condition calcext:apply-style-name="ConditionalStyle_74" calcext:value="=&quot;Débogage&quot;" calcext:base-cell-address="Feuille1.B19"/>
            <calcext:condition calcext:apply-style-name="ConditionalStyle_73" calcext:value="=&quot;Test&quot;" calcext:base-cell-address="Feuille1.B19"/>
            <calcext:condition calcext:apply-style-name="ConditionalStyle_72" calcext:value="=&quot;Technique&quot;" calcext:base-cell-address="Feuille1.B19"/>
            <calcext:condition calcext:apply-style-name="ConditionalStyle_71" calcext:value="=&quot;Web&quot;" calcext:base-cell-address="Feuille1.B19"/>
            <calcext:condition calcext:apply-style-name="ConditionalStyle_70" calcext:value="=&quot;Gestion&quot;" calcext:base-cell-address="Feuille1.B19"/>
            <calcext:condition calcext:apply-style-name="ConditionalStyle_69" calcext:value="=&quot;Rédaction&quot;" calcext:base-cell-address="Feuille1.B19"/>
            <calcext:condition calcext:apply-style-name="ConditionalStyle_68" calcext:value="=&quot;Base de données&quot;" calcext:base-cell-address="Feuille1.B19"/>
            <calcext:condition calcext:apply-style-name="ConditionalStyle_67" calcext:value="=&quot;Modélisation&quot;" calcext:base-cell-address="Feuille1.B19"/>
          </calcext:conditional-format>
          <calcext:conditional-format calcext:target-range-address="Feuille1.B30:Feuille1.B30">
            <calcext:condition calcext:apply-style-name="ConditionalStyle_121" calcext:value="=&quot;Programmation&quot;" calcext:base-cell-address="Feuille1.B30"/>
            <calcext:condition calcext:apply-style-name="ConditionalStyle_120" calcext:value="=&quot;Recherche&quot;" calcext:base-cell-address="Feuille1.B30"/>
            <calcext:condition calcext:apply-style-name="ConditionalStyle_119" calcext:value="=&quot;Analyse&quot;" calcext:base-cell-address="Feuille1.B30"/>
            <calcext:condition calcext:apply-style-name="ConditionalStyle_118" calcext:value="=&quot;Débogage&quot;" calcext:base-cell-address="Feuille1.B30"/>
            <calcext:condition calcext:apply-style-name="ConditionalStyle_117" calcext:value="=&quot;Test&quot;" calcext:base-cell-address="Feuille1.B30"/>
            <calcext:condition calcext:apply-style-name="ConditionalStyle_116" calcext:value="=&quot;Technique&quot;" calcext:base-cell-address="Feuille1.B30"/>
            <calcext:condition calcext:apply-style-name="ConditionalStyle_115" calcext:value="=&quot;Web&quot;" calcext:base-cell-address="Feuille1.B30"/>
            <calcext:condition calcext:apply-style-name="ConditionalStyle_114" calcext:value="=&quot;Gestion&quot;" calcext:base-cell-address="Feuille1.B30"/>
            <calcext:condition calcext:apply-style-name="ConditionalStyle_113" calcext:value="=&quot;Rédaction&quot;" calcext:base-cell-address="Feuille1.B30"/>
            <calcext:condition calcext:apply-style-name="ConditionalStyle_112" calcext:value="=&quot;Base de données&quot;" calcext:base-cell-address="Feuille1.B30"/>
            <calcext:condition calcext:apply-style-name="ConditionalStyle_111" calcext:value="=&quot;Modélisation&quot;" calcext:base-cell-address="Feuille1.B30"/>
          </calcext:conditional-format>
          <calcext:conditional-format calcext:target-range-address="Feuille1.B31:Feuille1.B31">
            <calcext:condition calcext:apply-style-name="ConditionalStyle_121" calcext:value="=&quot;Programmation&quot;" calcext:base-cell-address="Feuille1.B31"/>
            <calcext:condition calcext:apply-style-name="ConditionalStyle_120" calcext:value="=&quot;Recherche&quot;" calcext:base-cell-address="Feuille1.B31"/>
            <calcext:condition calcext:apply-style-name="ConditionalStyle_119" calcext:value="=&quot;Analyse&quot;" calcext:base-cell-address="Feuille1.B31"/>
            <calcext:condition calcext:apply-style-name="ConditionalStyle_118" calcext:value="=&quot;Débogage&quot;" calcext:base-cell-address="Feuille1.B31"/>
            <calcext:condition calcext:apply-style-name="ConditionalStyle_117" calcext:value="=&quot;Test&quot;" calcext:base-cell-address="Feuille1.B31"/>
            <calcext:condition calcext:apply-style-name="ConditionalStyle_116" calcext:value="=&quot;Technique&quot;" calcext:base-cell-address="Feuille1.B31"/>
            <calcext:condition calcext:apply-style-name="ConditionalStyle_115" calcext:value="=&quot;Web&quot;" calcext:base-cell-address="Feuille1.B31"/>
            <calcext:condition calcext:apply-style-name="ConditionalStyle_114" calcext:value="=&quot;Gestion&quot;" calcext:base-cell-address="Feuille1.B31"/>
            <calcext:condition calcext:apply-style-name="ConditionalStyle_113" calcext:value="=&quot;Rédaction&quot;" calcext:base-cell-address="Feuille1.B31"/>
            <calcext:condition calcext:apply-style-name="ConditionalStyle_112" calcext:value="=&quot;Base de données&quot;" calcext:base-cell-address="Feuille1.B31"/>
            <calcext:condition calcext:apply-style-name="ConditionalStyle_111" calcext:value="=&quot;Modélisation&quot;" calcext:base-cell-address="Feuille1.B31"/>
          </calcext:conditional-format>
          <calcext:conditional-format calcext:target-range-address="Feuille1.B33:Feuille1.B33">
            <calcext:condition calcext:apply-style-name="ConditionalStyle_121" calcext:value="=&quot;Programmation&quot;" calcext:base-cell-address="Feuille1.B33"/>
            <calcext:condition calcext:apply-style-name="ConditionalStyle_120" calcext:value="=&quot;Recherche&quot;" calcext:base-cell-address="Feuille1.B33"/>
            <calcext:condition calcext:apply-style-name="ConditionalStyle_119" calcext:value="=&quot;Analyse&quot;" calcext:base-cell-address="Feuille1.B33"/>
            <calcext:condition calcext:apply-style-name="ConditionalStyle_118" calcext:value="=&quot;Débogage&quot;" calcext:base-cell-address="Feuille1.B33"/>
            <calcext:condition calcext:apply-style-name="ConditionalStyle_117" calcext:value="=&quot;Test&quot;" calcext:base-cell-address="Feuille1.B33"/>
            <calcext:condition calcext:apply-style-name="ConditionalStyle_116" calcext:value="=&quot;Technique&quot;" calcext:base-cell-address="Feuille1.B33"/>
            <calcext:condition calcext:apply-style-name="ConditionalStyle_115" calcext:value="=&quot;Web&quot;" calcext:base-cell-address="Feuille1.B33"/>
            <calcext:condition calcext:apply-style-name="ConditionalStyle_114" calcext:value="=&quot;Gestion&quot;" calcext:base-cell-address="Feuille1.B33"/>
            <calcext:condition calcext:apply-style-name="ConditionalStyle_113" calcext:value="=&quot;Rédaction&quot;" calcext:base-cell-address="Feuille1.B33"/>
            <calcext:condition calcext:apply-style-name="ConditionalStyle_112" calcext:value="=&quot;Base de données&quot;" calcext:base-cell-address="Feuille1.B33"/>
            <calcext:condition calcext:apply-style-name="ConditionalStyle_111" calcext:value="=&quot;Modélisation&quot;" calcext:base-cell-address="Feuille1.B33"/>
          </calcext:conditional-format>
          <calcext:conditional-format calcext:target-range-address="Feuille1.B34:Feuille1.B34">
            <calcext:condition calcext:apply-style-name="ConditionalStyle_121" calcext:value="=&quot;Programmation&quot;" calcext:base-cell-address="Feuille1.B34"/>
            <calcext:condition calcext:apply-style-name="ConditionalStyle_120" calcext:value="=&quot;Recherche&quot;" calcext:base-cell-address="Feuille1.B34"/>
            <calcext:condition calcext:apply-style-name="ConditionalStyle_119" calcext:value="=&quot;Analyse&quot;" calcext:base-cell-address="Feuille1.B34"/>
            <calcext:condition calcext:apply-style-name="ConditionalStyle_118" calcext:value="=&quot;Débogage&quot;" calcext:base-cell-address="Feuille1.B34"/>
            <calcext:condition calcext:apply-style-name="ConditionalStyle_117" calcext:value="=&quot;Test&quot;" calcext:base-cell-address="Feuille1.B34"/>
            <calcext:condition calcext:apply-style-name="ConditionalStyle_116" calcext:value="=&quot;Technique&quot;" calcext:base-cell-address="Feuille1.B34"/>
            <calcext:condition calcext:apply-style-name="ConditionalStyle_115" calcext:value="=&quot;Web&quot;" calcext:base-cell-address="Feuille1.B34"/>
            <calcext:condition calcext:apply-style-name="ConditionalStyle_114" calcext:value="=&quot;Gestion&quot;" calcext:base-cell-address="Feuille1.B34"/>
            <calcext:condition calcext:apply-style-name="ConditionalStyle_113" calcext:value="=&quot;Rédaction&quot;" calcext:base-cell-address="Feuille1.B34"/>
            <calcext:condition calcext:apply-style-name="ConditionalStyle_112" calcext:value="=&quot;Base de données&quot;" calcext:base-cell-address="Feuille1.B34"/>
            <calcext:condition calcext:apply-style-name="ConditionalStyle_111" calcext:value="=&quot;Modélisation&quot;" calcext:base-cell-address="Feuille1.B34"/>
          </calcext:conditional-format>
          <calcext:conditional-format calcext:target-range-address="Feuille1.B35:Feuille1.B35">
            <calcext:condition calcext:apply-style-name="ConditionalStyle_77" calcext:value="=&quot;Programmation&quot;" calcext:base-cell-address="Feuille1.B35"/>
            <calcext:condition calcext:apply-style-name="ConditionalStyle_76" calcext:value="=&quot;Recherche&quot;" calcext:base-cell-address="Feuille1.B35"/>
            <calcext:condition calcext:apply-style-name="ConditionalStyle_75" calcext:value="=&quot;Analyse&quot;" calcext:base-cell-address="Feuille1.B35"/>
            <calcext:condition calcext:apply-style-name="ConditionalStyle_74" calcext:value="=&quot;Débogage&quot;" calcext:base-cell-address="Feuille1.B35"/>
            <calcext:condition calcext:apply-style-name="ConditionalStyle_73" calcext:value="=&quot;Test&quot;" calcext:base-cell-address="Feuille1.B35"/>
            <calcext:condition calcext:apply-style-name="ConditionalStyle_72" calcext:value="=&quot;Technique&quot;" calcext:base-cell-address="Feuille1.B35"/>
            <calcext:condition calcext:apply-style-name="ConditionalStyle_71" calcext:value="=&quot;Web&quot;" calcext:base-cell-address="Feuille1.B35"/>
            <calcext:condition calcext:apply-style-name="ConditionalStyle_70" calcext:value="=&quot;Gestion&quot;" calcext:base-cell-address="Feuille1.B35"/>
            <calcext:condition calcext:apply-style-name="ConditionalStyle_69" calcext:value="=&quot;Rédaction&quot;" calcext:base-cell-address="Feuille1.B35"/>
            <calcext:condition calcext:apply-style-name="ConditionalStyle_68" calcext:value="=&quot;Base de données&quot;" calcext:base-cell-address="Feuille1.B35"/>
            <calcext:condition calcext:apply-style-name="ConditionalStyle_67" calcext:value="=&quot;Modélisation&quot;" calcext:base-cell-address="Feuille1.B35"/>
          </calcext:conditional-format>
          <calcext:conditional-format calcext:target-range-address="Feuille1.B36:Feuille1.B36">
            <calcext:condition calcext:apply-style-name="ConditionalStyle_121" calcext:value="=&quot;Programmation&quot;" calcext:base-cell-address="Feuille1.B36"/>
            <calcext:condition calcext:apply-style-name="ConditionalStyle_120" calcext:value="=&quot;Recherche&quot;" calcext:base-cell-address="Feuille1.B36"/>
            <calcext:condition calcext:apply-style-name="ConditionalStyle_119" calcext:value="=&quot;Analyse&quot;" calcext:base-cell-address="Feuille1.B36"/>
            <calcext:condition calcext:apply-style-name="ConditionalStyle_118" calcext:value="=&quot;Débogage&quot;" calcext:base-cell-address="Feuille1.B36"/>
            <calcext:condition calcext:apply-style-name="ConditionalStyle_117" calcext:value="=&quot;Test&quot;" calcext:base-cell-address="Feuille1.B36"/>
            <calcext:condition calcext:apply-style-name="ConditionalStyle_116" calcext:value="=&quot;Technique&quot;" calcext:base-cell-address="Feuille1.B36"/>
            <calcext:condition calcext:apply-style-name="ConditionalStyle_115" calcext:value="=&quot;Web&quot;" calcext:base-cell-address="Feuille1.B36"/>
            <calcext:condition calcext:apply-style-name="ConditionalStyle_114" calcext:value="=&quot;Gestion&quot;" calcext:base-cell-address="Feuille1.B36"/>
            <calcext:condition calcext:apply-style-name="ConditionalStyle_113" calcext:value="=&quot;Rédaction&quot;" calcext:base-cell-address="Feuille1.B36"/>
            <calcext:condition calcext:apply-style-name="ConditionalStyle_112" calcext:value="=&quot;Base de données&quot;" calcext:base-cell-address="Feuille1.B36"/>
            <calcext:condition calcext:apply-style-name="ConditionalStyle_111" calcext:value="=&quot;Modélisation&quot;" calcext:base-cell-address="Feuille1.B36"/>
          </calcext:conditional-format>
          <calcext:conditional-format calcext:target-range-address="Feuille1.D5:Feuille1.D5">
            <calcext:condition calcext:apply-style-name="ConditionalStyle_121" calcext:value="=&quot;Programmation&quot;" calcext:base-cell-address="Feuille1.D5"/>
            <calcext:condition calcext:apply-style-name="ConditionalStyle_120" calcext:value="=&quot;Recherche&quot;" calcext:base-cell-address="Feuille1.D5"/>
            <calcext:condition calcext:apply-style-name="ConditionalStyle_119" calcext:value="=&quot;Analyse&quot;" calcext:base-cell-address="Feuille1.D5"/>
            <calcext:condition calcext:apply-style-name="ConditionalStyle_118" calcext:value="=&quot;Débogage&quot;" calcext:base-cell-address="Feuille1.D5"/>
            <calcext:condition calcext:apply-style-name="ConditionalStyle_117" calcext:value="=&quot;Test&quot;" calcext:base-cell-address="Feuille1.D5"/>
            <calcext:condition calcext:apply-style-name="ConditionalStyle_116" calcext:value="=&quot;Technique&quot;" calcext:base-cell-address="Feuille1.D5"/>
            <calcext:condition calcext:apply-style-name="ConditionalStyle_115" calcext:value="=&quot;Web&quot;" calcext:base-cell-address="Feuille1.D5"/>
            <calcext:condition calcext:apply-style-name="ConditionalStyle_114" calcext:value="=&quot;Gestion&quot;" calcext:base-cell-address="Feuille1.D5"/>
            <calcext:condition calcext:apply-style-name="ConditionalStyle_113" calcext:value="=&quot;Rédaction&quot;" calcext:base-cell-address="Feuille1.D5"/>
            <calcext:condition calcext:apply-style-name="ConditionalStyle_112" calcext:value="=&quot;Base de données&quot;" calcext:base-cell-address="Feuille1.D5"/>
            <calcext:condition calcext:apply-style-name="ConditionalStyle_111" calcext:value="=&quot;Modélisation&quot;" calcext:base-cell-address="Feuille1.D5"/>
          </calcext:conditional-format>
          <calcext:conditional-format calcext:target-range-address="Feuille1.D6:Feuille1.D6">
            <calcext:condition calcext:apply-style-name="ConditionalStyle_132" calcext:value="=&quot;Programmation&quot;" calcext:base-cell-address="Feuille1.D6"/>
            <calcext:condition calcext:apply-style-name="ConditionalStyle_131" calcext:value="=&quot;Recherche&quot;" calcext:base-cell-address="Feuille1.D6"/>
            <calcext:condition calcext:apply-style-name="ConditionalStyle_130" calcext:value="=&quot;Analyse&quot;" calcext:base-cell-address="Feuille1.D6"/>
            <calcext:condition calcext:apply-style-name="ConditionalStyle_129" calcext:value="=&quot;Débogage&quot;" calcext:base-cell-address="Feuille1.D6"/>
            <calcext:condition calcext:apply-style-name="ConditionalStyle_128" calcext:value="=&quot;Test&quot;" calcext:base-cell-address="Feuille1.D6"/>
            <calcext:condition calcext:apply-style-name="ConditionalStyle_127" calcext:value="=&quot;Technique&quot;" calcext:base-cell-address="Feuille1.D6"/>
            <calcext:condition calcext:apply-style-name="ConditionalStyle_126" calcext:value="=&quot;Web&quot;" calcext:base-cell-address="Feuille1.D6"/>
            <calcext:condition calcext:apply-style-name="ConditionalStyle_125" calcext:value="=&quot;Gestion&quot;" calcext:base-cell-address="Feuille1.D6"/>
            <calcext:condition calcext:apply-style-name="ConditionalStyle_124" calcext:value="=&quot;Rédaction&quot;" calcext:base-cell-address="Feuille1.D6"/>
            <calcext:condition calcext:apply-style-name="ConditionalStyle_123" calcext:value="=&quot;Base de données&quot;" calcext:base-cell-address="Feuille1.D6"/>
            <calcext:condition calcext:apply-style-name="ConditionalStyle_122" calcext:value="=&quot;Modélisation&quot;" calcext:base-cell-address="Feuille1.D6"/>
          </calcext:conditional-format>
          <calcext:conditional-format calcext:target-range-address="Feuille1.E6:Feuille1.E6">
            <calcext:condition calcext:apply-style-name="ConditionalStyle_132" calcext:value="=&quot;Programmation&quot;" calcext:base-cell-address="Feuille1.E6"/>
            <calcext:condition calcext:apply-style-name="ConditionalStyle_131" calcext:value="=&quot;Recherche&quot;" calcext:base-cell-address="Feuille1.E6"/>
            <calcext:condition calcext:apply-style-name="ConditionalStyle_130" calcext:value="=&quot;Analyse&quot;" calcext:base-cell-address="Feuille1.E6"/>
            <calcext:condition calcext:apply-style-name="ConditionalStyle_129" calcext:value="=&quot;Débogage&quot;" calcext:base-cell-address="Feuille1.E6"/>
            <calcext:condition calcext:apply-style-name="ConditionalStyle_128" calcext:value="=&quot;Test&quot;" calcext:base-cell-address="Feuille1.E6"/>
            <calcext:condition calcext:apply-style-name="ConditionalStyle_127" calcext:value="=&quot;Technique&quot;" calcext:base-cell-address="Feuille1.E6"/>
            <calcext:condition calcext:apply-style-name="ConditionalStyle_126" calcext:value="=&quot;Web&quot;" calcext:base-cell-address="Feuille1.E6"/>
            <calcext:condition calcext:apply-style-name="ConditionalStyle_125" calcext:value="=&quot;Gestion&quot;" calcext:base-cell-address="Feuille1.E6"/>
            <calcext:condition calcext:apply-style-name="ConditionalStyle_124" calcext:value="=&quot;Rédaction&quot;" calcext:base-cell-address="Feuille1.E6"/>
            <calcext:condition calcext:apply-style-name="ConditionalStyle_123" calcext:value="=&quot;Base de données&quot;" calcext:base-cell-address="Feuille1.E6"/>
            <calcext:condition calcext:apply-style-name="ConditionalStyle_122" calcext:value="=&quot;Modélisation&quot;" calcext:base-cell-address="Feuille1.E6"/>
          </calcext:conditional-format>
          <calcext:conditional-format calcext:target-range-address="Feuille1.H7:Feuille1.H7">
            <calcext:condition calcext:apply-style-name="ConditionalStyle_132" calcext:value="=&quot;Programmation&quot;" calcext:base-cell-address="Feuille1.H7"/>
            <calcext:condition calcext:apply-style-name="ConditionalStyle_131" calcext:value="=&quot;Recherche&quot;" calcext:base-cell-address="Feuille1.H7"/>
            <calcext:condition calcext:apply-style-name="ConditionalStyle_130" calcext:value="=&quot;Analyse&quot;" calcext:base-cell-address="Feuille1.H7"/>
            <calcext:condition calcext:apply-style-name="ConditionalStyle_129" calcext:value="=&quot;Débogage&quot;" calcext:base-cell-address="Feuille1.H7"/>
            <calcext:condition calcext:apply-style-name="ConditionalStyle_128" calcext:value="=&quot;Test&quot;" calcext:base-cell-address="Feuille1.H7"/>
            <calcext:condition calcext:apply-style-name="ConditionalStyle_127" calcext:value="=&quot;Technique&quot;" calcext:base-cell-address="Feuille1.H7"/>
            <calcext:condition calcext:apply-style-name="ConditionalStyle_126" calcext:value="=&quot;Web&quot;" calcext:base-cell-address="Feuille1.H7"/>
            <calcext:condition calcext:apply-style-name="ConditionalStyle_125" calcext:value="=&quot;Gestion&quot;" calcext:base-cell-address="Feuille1.H7"/>
            <calcext:condition calcext:apply-style-name="ConditionalStyle_124" calcext:value="=&quot;Rédaction&quot;" calcext:base-cell-address="Feuille1.H7"/>
            <calcext:condition calcext:apply-style-name="ConditionalStyle_123" calcext:value="=&quot;Base de données&quot;" calcext:base-cell-address="Feuille1.H7"/>
            <calcext:condition calcext:apply-style-name="ConditionalStyle_122" calcext:value="=&quot;Modélisation&quot;" calcext:base-cell-address="Feuille1.H7"/>
          </calcext:conditional-format>
          <calcext:conditional-format calcext:target-range-address="Feuille1.N7:Feuille1.N7">
            <calcext:condition calcext:apply-style-name="ConditionalStyle_132" calcext:value="=&quot;Programmation&quot;" calcext:base-cell-address="Feuille1.N7"/>
            <calcext:condition calcext:apply-style-name="ConditionalStyle_131" calcext:value="=&quot;Recherche&quot;" calcext:base-cell-address="Feuille1.N7"/>
            <calcext:condition calcext:apply-style-name="ConditionalStyle_130" calcext:value="=&quot;Analyse&quot;" calcext:base-cell-address="Feuille1.N7"/>
            <calcext:condition calcext:apply-style-name="ConditionalStyle_129" calcext:value="=&quot;Débogage&quot;" calcext:base-cell-address="Feuille1.N7"/>
            <calcext:condition calcext:apply-style-name="ConditionalStyle_128" calcext:value="=&quot;Test&quot;" calcext:base-cell-address="Feuille1.N7"/>
            <calcext:condition calcext:apply-style-name="ConditionalStyle_127" calcext:value="=&quot;Technique&quot;" calcext:base-cell-address="Feuille1.N7"/>
            <calcext:condition calcext:apply-style-name="ConditionalStyle_126" calcext:value="=&quot;Web&quot;" calcext:base-cell-address="Feuille1.N7"/>
            <calcext:condition calcext:apply-style-name="ConditionalStyle_125" calcext:value="=&quot;Gestion&quot;" calcext:base-cell-address="Feuille1.N7"/>
            <calcext:condition calcext:apply-style-name="ConditionalStyle_124" calcext:value="=&quot;Rédaction&quot;" calcext:base-cell-address="Feuille1.N7"/>
            <calcext:condition calcext:apply-style-name="ConditionalStyle_123" calcext:value="=&quot;Base de données&quot;" calcext:base-cell-address="Feuille1.N7"/>
            <calcext:condition calcext:apply-style-name="ConditionalStyle_122" calcext:value="=&quot;Modélisation&quot;" calcext:base-cell-address="Feuille1.N7"/>
          </calcext:conditional-format>
          <calcext:conditional-format calcext:target-range-address="Feuille1.O7:Feuille1.O7">
            <calcext:condition calcext:apply-style-name="ConditionalStyle_132" calcext:value="=&quot;Programmation&quot;" calcext:base-cell-address="Feuille1.O7"/>
            <calcext:condition calcext:apply-style-name="ConditionalStyle_131" calcext:value="=&quot;Recherche&quot;" calcext:base-cell-address="Feuille1.O7"/>
            <calcext:condition calcext:apply-style-name="ConditionalStyle_130" calcext:value="=&quot;Analyse&quot;" calcext:base-cell-address="Feuille1.O7"/>
            <calcext:condition calcext:apply-style-name="ConditionalStyle_129" calcext:value="=&quot;Débogage&quot;" calcext:base-cell-address="Feuille1.O7"/>
            <calcext:condition calcext:apply-style-name="ConditionalStyle_128" calcext:value="=&quot;Test&quot;" calcext:base-cell-address="Feuille1.O7"/>
            <calcext:condition calcext:apply-style-name="ConditionalStyle_127" calcext:value="=&quot;Technique&quot;" calcext:base-cell-address="Feuille1.O7"/>
            <calcext:condition calcext:apply-style-name="ConditionalStyle_126" calcext:value="=&quot;Web&quot;" calcext:base-cell-address="Feuille1.O7"/>
            <calcext:condition calcext:apply-style-name="ConditionalStyle_125" calcext:value="=&quot;Gestion&quot;" calcext:base-cell-address="Feuille1.O7"/>
            <calcext:condition calcext:apply-style-name="ConditionalStyle_124" calcext:value="=&quot;Rédaction&quot;" calcext:base-cell-address="Feuille1.O7"/>
            <calcext:condition calcext:apply-style-name="ConditionalStyle_123" calcext:value="=&quot;Base de données&quot;" calcext:base-cell-address="Feuille1.O7"/>
            <calcext:condition calcext:apply-style-name="ConditionalStyle_122" calcext:value="=&quot;Modélisation&quot;" calcext:base-cell-address="Feuille1.O7"/>
          </calcext:conditional-format>
          <calcext:conditional-format calcext:target-range-address="Feuille1.K8:Feuille1.K8">
            <calcext:condition calcext:apply-style-name="ConditionalStyle_121" calcext:value="=&quot;Programmation&quot;" calcext:base-cell-address="Feuille1.K8"/>
            <calcext:condition calcext:apply-style-name="ConditionalStyle_120" calcext:value="=&quot;Recherche&quot;" calcext:base-cell-address="Feuille1.K8"/>
            <calcext:condition calcext:apply-style-name="ConditionalStyle_119" calcext:value="=&quot;Analyse&quot;" calcext:base-cell-address="Feuille1.K8"/>
            <calcext:condition calcext:apply-style-name="ConditionalStyle_118" calcext:value="=&quot;Débogage&quot;" calcext:base-cell-address="Feuille1.K8"/>
            <calcext:condition calcext:apply-style-name="ConditionalStyle_117" calcext:value="=&quot;Test&quot;" calcext:base-cell-address="Feuille1.K8"/>
            <calcext:condition calcext:apply-style-name="ConditionalStyle_116" calcext:value="=&quot;Technique&quot;" calcext:base-cell-address="Feuille1.K8"/>
            <calcext:condition calcext:apply-style-name="ConditionalStyle_115" calcext:value="=&quot;Web&quot;" calcext:base-cell-address="Feuille1.K8"/>
            <calcext:condition calcext:apply-style-name="ConditionalStyle_114" calcext:value="=&quot;Gestion&quot;" calcext:base-cell-address="Feuille1.K8"/>
            <calcext:condition calcext:apply-style-name="ConditionalStyle_113" calcext:value="=&quot;Rédaction&quot;" calcext:base-cell-address="Feuille1.K8"/>
            <calcext:condition calcext:apply-style-name="ConditionalStyle_112" calcext:value="=&quot;Base de données&quot;" calcext:base-cell-address="Feuille1.K8"/>
            <calcext:condition calcext:apply-style-name="ConditionalStyle_111" calcext:value="=&quot;Modélisation&quot;" calcext:base-cell-address="Feuille1.K8"/>
          </calcext:conditional-format>
          <calcext:conditional-format calcext:target-range-address="Feuille1.L8:Feuille1.L8">
            <calcext:condition calcext:apply-style-name="ConditionalStyle_121" calcext:value="=&quot;Programmation&quot;" calcext:base-cell-address="Feuille1.L8"/>
            <calcext:condition calcext:apply-style-name="ConditionalStyle_120" calcext:value="=&quot;Recherche&quot;" calcext:base-cell-address="Feuille1.L8"/>
            <calcext:condition calcext:apply-style-name="ConditionalStyle_119" calcext:value="=&quot;Analyse&quot;" calcext:base-cell-address="Feuille1.L8"/>
            <calcext:condition calcext:apply-style-name="ConditionalStyle_118" calcext:value="=&quot;Débogage&quot;" calcext:base-cell-address="Feuille1.L8"/>
            <calcext:condition calcext:apply-style-name="ConditionalStyle_117" calcext:value="=&quot;Test&quot;" calcext:base-cell-address="Feuille1.L8"/>
            <calcext:condition calcext:apply-style-name="ConditionalStyle_116" calcext:value="=&quot;Technique&quot;" calcext:base-cell-address="Feuille1.L8"/>
            <calcext:condition calcext:apply-style-name="ConditionalStyle_115" calcext:value="=&quot;Web&quot;" calcext:base-cell-address="Feuille1.L8"/>
            <calcext:condition calcext:apply-style-name="ConditionalStyle_114" calcext:value="=&quot;Gestion&quot;" calcext:base-cell-address="Feuille1.L8"/>
            <calcext:condition calcext:apply-style-name="ConditionalStyle_113" calcext:value="=&quot;Rédaction&quot;" calcext:base-cell-address="Feuille1.L8"/>
            <calcext:condition calcext:apply-style-name="ConditionalStyle_112" calcext:value="=&quot;Base de données&quot;" calcext:base-cell-address="Feuille1.L8"/>
            <calcext:condition calcext:apply-style-name="ConditionalStyle_111" calcext:value="=&quot;Modélisation&quot;" calcext:base-cell-address="Feuille1.L8"/>
          </calcext:conditional-format>
          <calcext:conditional-format calcext:target-range-address="Feuille1.K7:Feuille1.K7">
            <calcext:condition calcext:apply-style-name="ConditionalStyle_121" calcext:value="=&quot;Programmation&quot;" calcext:base-cell-address="Feuille1.K7"/>
            <calcext:condition calcext:apply-style-name="ConditionalStyle_120" calcext:value="=&quot;Recherche&quot;" calcext:base-cell-address="Feuille1.K7"/>
            <calcext:condition calcext:apply-style-name="ConditionalStyle_119" calcext:value="=&quot;Analyse&quot;" calcext:base-cell-address="Feuille1.K7"/>
            <calcext:condition calcext:apply-style-name="ConditionalStyle_118" calcext:value="=&quot;Débogage&quot;" calcext:base-cell-address="Feuille1.K7"/>
            <calcext:condition calcext:apply-style-name="ConditionalStyle_117" calcext:value="=&quot;Test&quot;" calcext:base-cell-address="Feuille1.K7"/>
            <calcext:condition calcext:apply-style-name="ConditionalStyle_116" calcext:value="=&quot;Technique&quot;" calcext:base-cell-address="Feuille1.K7"/>
            <calcext:condition calcext:apply-style-name="ConditionalStyle_115" calcext:value="=&quot;Web&quot;" calcext:base-cell-address="Feuille1.K7"/>
            <calcext:condition calcext:apply-style-name="ConditionalStyle_114" calcext:value="=&quot;Gestion&quot;" calcext:base-cell-address="Feuille1.K7"/>
            <calcext:condition calcext:apply-style-name="ConditionalStyle_113" calcext:value="=&quot;Rédaction&quot;" calcext:base-cell-address="Feuille1.K7"/>
            <calcext:condition calcext:apply-style-name="ConditionalStyle_112" calcext:value="=&quot;Base de données&quot;" calcext:base-cell-address="Feuille1.K7"/>
            <calcext:condition calcext:apply-style-name="ConditionalStyle_111" calcext:value="=&quot;Modélisation&quot;" calcext:base-cell-address="Feuille1.K7"/>
          </calcext:conditional-format>
          <calcext:conditional-format calcext:target-range-address="Feuille1.L7:Feuille1.L7">
            <calcext:condition calcext:apply-style-name="ConditionalStyle_121" calcext:value="=&quot;Programmation&quot;" calcext:base-cell-address="Feuille1.L7"/>
            <calcext:condition calcext:apply-style-name="ConditionalStyle_120" calcext:value="=&quot;Recherche&quot;" calcext:base-cell-address="Feuille1.L7"/>
            <calcext:condition calcext:apply-style-name="ConditionalStyle_119" calcext:value="=&quot;Analyse&quot;" calcext:base-cell-address="Feuille1.L7"/>
            <calcext:condition calcext:apply-style-name="ConditionalStyle_118" calcext:value="=&quot;Débogage&quot;" calcext:base-cell-address="Feuille1.L7"/>
            <calcext:condition calcext:apply-style-name="ConditionalStyle_117" calcext:value="=&quot;Test&quot;" calcext:base-cell-address="Feuille1.L7"/>
            <calcext:condition calcext:apply-style-name="ConditionalStyle_116" calcext:value="=&quot;Technique&quot;" calcext:base-cell-address="Feuille1.L7"/>
            <calcext:condition calcext:apply-style-name="ConditionalStyle_115" calcext:value="=&quot;Web&quot;" calcext:base-cell-address="Feuille1.L7"/>
            <calcext:condition calcext:apply-style-name="ConditionalStyle_114" calcext:value="=&quot;Gestion&quot;" calcext:base-cell-address="Feuille1.L7"/>
            <calcext:condition calcext:apply-style-name="ConditionalStyle_113" calcext:value="=&quot;Rédaction&quot;" calcext:base-cell-address="Feuille1.L7"/>
            <calcext:condition calcext:apply-style-name="ConditionalStyle_112" calcext:value="=&quot;Base de données&quot;" calcext:base-cell-address="Feuille1.L7"/>
            <calcext:condition calcext:apply-style-name="ConditionalStyle_111" calcext:value="=&quot;Modélisation&quot;" calcext:base-cell-address="Feuille1.L7"/>
          </calcext:conditional-format>
          <calcext:conditional-format calcext:target-range-address="Feuille1.M7:Feuille1.M7">
            <calcext:condition calcext:apply-style-name="ConditionalStyle_121" calcext:value="=&quot;Programmation&quot;" calcext:base-cell-address="Feuille1.M7"/>
            <calcext:condition calcext:apply-style-name="ConditionalStyle_120" calcext:value="=&quot;Recherche&quot;" calcext:base-cell-address="Feuille1.M7"/>
            <calcext:condition calcext:apply-style-name="ConditionalStyle_119" calcext:value="=&quot;Analyse&quot;" calcext:base-cell-address="Feuille1.M7"/>
            <calcext:condition calcext:apply-style-name="ConditionalStyle_118" calcext:value="=&quot;Débogage&quot;" calcext:base-cell-address="Feuille1.M7"/>
            <calcext:condition calcext:apply-style-name="ConditionalStyle_117" calcext:value="=&quot;Test&quot;" calcext:base-cell-address="Feuille1.M7"/>
            <calcext:condition calcext:apply-style-name="ConditionalStyle_116" calcext:value="=&quot;Technique&quot;" calcext:base-cell-address="Feuille1.M7"/>
            <calcext:condition calcext:apply-style-name="ConditionalStyle_115" calcext:value="=&quot;Web&quot;" calcext:base-cell-address="Feuille1.M7"/>
            <calcext:condition calcext:apply-style-name="ConditionalStyle_114" calcext:value="=&quot;Gestion&quot;" calcext:base-cell-address="Feuille1.M7"/>
            <calcext:condition calcext:apply-style-name="ConditionalStyle_113" calcext:value="=&quot;Rédaction&quot;" calcext:base-cell-address="Feuille1.M7"/>
            <calcext:condition calcext:apply-style-name="ConditionalStyle_112" calcext:value="=&quot;Base de données&quot;" calcext:base-cell-address="Feuille1.M7"/>
            <calcext:condition calcext:apply-style-name="ConditionalStyle_111" calcext:value="=&quot;Modélisation&quot;" calcext:base-cell-address="Feuille1.M7"/>
          </calcext:conditional-format>
          <calcext:conditional-format calcext:target-range-address="Feuille1.O8:Feuille1.O8">
            <calcext:condition calcext:apply-style-name="ConditionalStyle_132" calcext:value="=&quot;Programmation&quot;" calcext:base-cell-address="Feuille1.O8"/>
            <calcext:condition calcext:apply-style-name="ConditionalStyle_131" calcext:value="=&quot;Recherche&quot;" calcext:base-cell-address="Feuille1.O8"/>
            <calcext:condition calcext:apply-style-name="ConditionalStyle_130" calcext:value="=&quot;Analyse&quot;" calcext:base-cell-address="Feuille1.O8"/>
            <calcext:condition calcext:apply-style-name="ConditionalStyle_129" calcext:value="=&quot;Débogage&quot;" calcext:base-cell-address="Feuille1.O8"/>
            <calcext:condition calcext:apply-style-name="ConditionalStyle_128" calcext:value="=&quot;Test&quot;" calcext:base-cell-address="Feuille1.O8"/>
            <calcext:condition calcext:apply-style-name="ConditionalStyle_127" calcext:value="=&quot;Technique&quot;" calcext:base-cell-address="Feuille1.O8"/>
            <calcext:condition calcext:apply-style-name="ConditionalStyle_126" calcext:value="=&quot;Web&quot;" calcext:base-cell-address="Feuille1.O8"/>
            <calcext:condition calcext:apply-style-name="ConditionalStyle_125" calcext:value="=&quot;Gestion&quot;" calcext:base-cell-address="Feuille1.O8"/>
            <calcext:condition calcext:apply-style-name="ConditionalStyle_124" calcext:value="=&quot;Rédaction&quot;" calcext:base-cell-address="Feuille1.O8"/>
            <calcext:condition calcext:apply-style-name="ConditionalStyle_123" calcext:value="=&quot;Base de données&quot;" calcext:base-cell-address="Feuille1.O8"/>
            <calcext:condition calcext:apply-style-name="ConditionalStyle_122" calcext:value="=&quot;Modélisation&quot;" calcext:base-cell-address="Feuille1.O8"/>
          </calcext:conditional-format>
          <calcext:conditional-format calcext:target-range-address="Feuille1.N8:Feuille1.N8">
            <calcext:condition calcext:apply-style-name="ConditionalStyle_132" calcext:value="=&quot;Programmation&quot;" calcext:base-cell-address="Feuille1.N8"/>
            <calcext:condition calcext:apply-style-name="ConditionalStyle_131" calcext:value="=&quot;Recherche&quot;" calcext:base-cell-address="Feuille1.N8"/>
            <calcext:condition calcext:apply-style-name="ConditionalStyle_130" calcext:value="=&quot;Analyse&quot;" calcext:base-cell-address="Feuille1.N8"/>
            <calcext:condition calcext:apply-style-name="ConditionalStyle_129" calcext:value="=&quot;Débogage&quot;" calcext:base-cell-address="Feuille1.N8"/>
            <calcext:condition calcext:apply-style-name="ConditionalStyle_128" calcext:value="=&quot;Test&quot;" calcext:base-cell-address="Feuille1.N8"/>
            <calcext:condition calcext:apply-style-name="ConditionalStyle_127" calcext:value="=&quot;Technique&quot;" calcext:base-cell-address="Feuille1.N8"/>
            <calcext:condition calcext:apply-style-name="ConditionalStyle_126" calcext:value="=&quot;Web&quot;" calcext:base-cell-address="Feuille1.N8"/>
            <calcext:condition calcext:apply-style-name="ConditionalStyle_125" calcext:value="=&quot;Gestion&quot;" calcext:base-cell-address="Feuille1.N8"/>
            <calcext:condition calcext:apply-style-name="ConditionalStyle_124" calcext:value="=&quot;Rédaction&quot;" calcext:base-cell-address="Feuille1.N8"/>
            <calcext:condition calcext:apply-style-name="ConditionalStyle_123" calcext:value="=&quot;Base de données&quot;" calcext:base-cell-address="Feuille1.N8"/>
            <calcext:condition calcext:apply-style-name="ConditionalStyle_122" calcext:value="=&quot;Modélisation&quot;" calcext:base-cell-address="Feuille1.N8"/>
          </calcext:conditional-format>
          <calcext:conditional-format calcext:target-range-address="Feuille1.M8:Feuille1.M8">
            <calcext:condition calcext:apply-style-name="ConditionalStyle_132" calcext:value="=&quot;Programmation&quot;" calcext:base-cell-address="Feuille1.M8"/>
            <calcext:condition calcext:apply-style-name="ConditionalStyle_131" calcext:value="=&quot;Recherche&quot;" calcext:base-cell-address="Feuille1.M8"/>
            <calcext:condition calcext:apply-style-name="ConditionalStyle_130" calcext:value="=&quot;Analyse&quot;" calcext:base-cell-address="Feuille1.M8"/>
            <calcext:condition calcext:apply-style-name="ConditionalStyle_129" calcext:value="=&quot;Débogage&quot;" calcext:base-cell-address="Feuille1.M8"/>
            <calcext:condition calcext:apply-style-name="ConditionalStyle_128" calcext:value="=&quot;Test&quot;" calcext:base-cell-address="Feuille1.M8"/>
            <calcext:condition calcext:apply-style-name="ConditionalStyle_127" calcext:value="=&quot;Technique&quot;" calcext:base-cell-address="Feuille1.M8"/>
            <calcext:condition calcext:apply-style-name="ConditionalStyle_126" calcext:value="=&quot;Web&quot;" calcext:base-cell-address="Feuille1.M8"/>
            <calcext:condition calcext:apply-style-name="ConditionalStyle_125" calcext:value="=&quot;Gestion&quot;" calcext:base-cell-address="Feuille1.M8"/>
            <calcext:condition calcext:apply-style-name="ConditionalStyle_124" calcext:value="=&quot;Rédaction&quot;" calcext:base-cell-address="Feuille1.M8"/>
            <calcext:condition calcext:apply-style-name="ConditionalStyle_123" calcext:value="=&quot;Base de données&quot;" calcext:base-cell-address="Feuille1.M8"/>
            <calcext:condition calcext:apply-style-name="ConditionalStyle_122" calcext:value="=&quot;Modélisation&quot;" calcext:base-cell-address="Feuille1.M8"/>
          </calcext:conditional-format>
          <calcext:conditional-format calcext:target-range-address="Feuille1.B25:Feuille1.B25">
            <calcext:condition calcext:apply-style-name="ConditionalStyle_121" calcext:value="=&quot;Programmation&quot;" calcext:base-cell-address="Feuille1.B25"/>
            <calcext:condition calcext:apply-style-name="ConditionalStyle_120" calcext:value="=&quot;Recherche&quot;" calcext:base-cell-address="Feuille1.B25"/>
            <calcext:condition calcext:apply-style-name="ConditionalStyle_119" calcext:value="=&quot;Analyse&quot;" calcext:base-cell-address="Feuille1.B25"/>
            <calcext:condition calcext:apply-style-name="ConditionalStyle_118" calcext:value="=&quot;Débogage&quot;" calcext:base-cell-address="Feuille1.B25"/>
            <calcext:condition calcext:apply-style-name="ConditionalStyle_117" calcext:value="=&quot;Test&quot;" calcext:base-cell-address="Feuille1.B25"/>
            <calcext:condition calcext:apply-style-name="ConditionalStyle_116" calcext:value="=&quot;Technique&quot;" calcext:base-cell-address="Feuille1.B25"/>
            <calcext:condition calcext:apply-style-name="ConditionalStyle_115" calcext:value="=&quot;Web&quot;" calcext:base-cell-address="Feuille1.B25"/>
            <calcext:condition calcext:apply-style-name="ConditionalStyle_114" calcext:value="=&quot;Gestion&quot;" calcext:base-cell-address="Feuille1.B25"/>
            <calcext:condition calcext:apply-style-name="ConditionalStyle_113" calcext:value="=&quot;Rédaction&quot;" calcext:base-cell-address="Feuille1.B25"/>
            <calcext:condition calcext:apply-style-name="ConditionalStyle_112" calcext:value="=&quot;Base de données&quot;" calcext:base-cell-address="Feuille1.B25"/>
            <calcext:condition calcext:apply-style-name="ConditionalStyle_111" calcext:value="=&quot;Modélisation&quot;" calcext:base-cell-address="Feuille1.B25"/>
          </calcext:conditional-format>
          <calcext:conditional-format calcext:target-range-address="Feuille1.B22:Feuille1.B22">
            <calcext:condition calcext:apply-style-name="ConditionalStyle_77" calcext:value="=&quot;Programmation&quot;" calcext:base-cell-address="Feuille1.B22"/>
            <calcext:condition calcext:apply-style-name="ConditionalStyle_76" calcext:value="=&quot;Recherche&quot;" calcext:base-cell-address="Feuille1.B22"/>
            <calcext:condition calcext:apply-style-name="ConditionalStyle_75" calcext:value="=&quot;Analyse&quot;" calcext:base-cell-address="Feuille1.B22"/>
            <calcext:condition calcext:apply-style-name="ConditionalStyle_74" calcext:value="=&quot;Débogage&quot;" calcext:base-cell-address="Feuille1.B22"/>
            <calcext:condition calcext:apply-style-name="ConditionalStyle_73" calcext:value="=&quot;Test&quot;" calcext:base-cell-address="Feuille1.B22"/>
            <calcext:condition calcext:apply-style-name="ConditionalStyle_72" calcext:value="=&quot;Technique&quot;" calcext:base-cell-address="Feuille1.B22"/>
            <calcext:condition calcext:apply-style-name="ConditionalStyle_71" calcext:value="=&quot;Web&quot;" calcext:base-cell-address="Feuille1.B22"/>
            <calcext:condition calcext:apply-style-name="ConditionalStyle_70" calcext:value="=&quot;Gestion&quot;" calcext:base-cell-address="Feuille1.B22"/>
            <calcext:condition calcext:apply-style-name="ConditionalStyle_69" calcext:value="=&quot;Rédaction&quot;" calcext:base-cell-address="Feuille1.B22"/>
            <calcext:condition calcext:apply-style-name="ConditionalStyle_68" calcext:value="=&quot;Base de données&quot;" calcext:base-cell-address="Feuille1.B22"/>
            <calcext:condition calcext:apply-style-name="ConditionalStyle_67" calcext:value="=&quot;Modélisation&quot;" calcext:base-cell-address="Feuille1.B22"/>
          </calcext:conditional-format>
          <calcext:conditional-format calcext:target-range-address="Feuille1.B23:Feuille1.B23">
            <calcext:condition calcext:apply-style-name="ConditionalStyle_77" calcext:value="=&quot;Programmation&quot;" calcext:base-cell-address="Feuille1.B23"/>
            <calcext:condition calcext:apply-style-name="ConditionalStyle_76" calcext:value="=&quot;Recherche&quot;" calcext:base-cell-address="Feuille1.B23"/>
            <calcext:condition calcext:apply-style-name="ConditionalStyle_75" calcext:value="=&quot;Analyse&quot;" calcext:base-cell-address="Feuille1.B23"/>
            <calcext:condition calcext:apply-style-name="ConditionalStyle_74" calcext:value="=&quot;Débogage&quot;" calcext:base-cell-address="Feuille1.B23"/>
            <calcext:condition calcext:apply-style-name="ConditionalStyle_73" calcext:value="=&quot;Test&quot;" calcext:base-cell-address="Feuille1.B23"/>
            <calcext:condition calcext:apply-style-name="ConditionalStyle_72" calcext:value="=&quot;Technique&quot;" calcext:base-cell-address="Feuille1.B23"/>
            <calcext:condition calcext:apply-style-name="ConditionalStyle_71" calcext:value="=&quot;Web&quot;" calcext:base-cell-address="Feuille1.B23"/>
            <calcext:condition calcext:apply-style-name="ConditionalStyle_70" calcext:value="=&quot;Gestion&quot;" calcext:base-cell-address="Feuille1.B23"/>
            <calcext:condition calcext:apply-style-name="ConditionalStyle_69" calcext:value="=&quot;Rédaction&quot;" calcext:base-cell-address="Feuille1.B23"/>
            <calcext:condition calcext:apply-style-name="ConditionalStyle_68" calcext:value="=&quot;Base de données&quot;" calcext:base-cell-address="Feuille1.B23"/>
            <calcext:condition calcext:apply-style-name="ConditionalStyle_67" calcext:value="=&quot;Modélisation&quot;" calcext:base-cell-address="Feuille1.B23"/>
          </calcext:conditional-format>
          <calcext:conditional-format calcext:target-range-address="Feuille1.B24:Feuille1.B24">
            <calcext:condition calcext:apply-style-name="ConditionalStyle_77" calcext:value="=&quot;Programmation&quot;" calcext:base-cell-address="Feuille1.B24"/>
            <calcext:condition calcext:apply-style-name="ConditionalStyle_76" calcext:value="=&quot;Recherche&quot;" calcext:base-cell-address="Feuille1.B24"/>
            <calcext:condition calcext:apply-style-name="ConditionalStyle_75" calcext:value="=&quot;Analyse&quot;" calcext:base-cell-address="Feuille1.B24"/>
            <calcext:condition calcext:apply-style-name="ConditionalStyle_74" calcext:value="=&quot;Débogage&quot;" calcext:base-cell-address="Feuille1.B24"/>
            <calcext:condition calcext:apply-style-name="ConditionalStyle_73" calcext:value="=&quot;Test&quot;" calcext:base-cell-address="Feuille1.B24"/>
            <calcext:condition calcext:apply-style-name="ConditionalStyle_72" calcext:value="=&quot;Technique&quot;" calcext:base-cell-address="Feuille1.B24"/>
            <calcext:condition calcext:apply-style-name="ConditionalStyle_71" calcext:value="=&quot;Web&quot;" calcext:base-cell-address="Feuille1.B24"/>
            <calcext:condition calcext:apply-style-name="ConditionalStyle_70" calcext:value="=&quot;Gestion&quot;" calcext:base-cell-address="Feuille1.B24"/>
            <calcext:condition calcext:apply-style-name="ConditionalStyle_69" calcext:value="=&quot;Rédaction&quot;" calcext:base-cell-address="Feuille1.B24"/>
            <calcext:condition calcext:apply-style-name="ConditionalStyle_68" calcext:value="=&quot;Base de données&quot;" calcext:base-cell-address="Feuille1.B24"/>
            <calcext:condition calcext:apply-style-name="ConditionalStyle_67" calcext:value="=&quot;Modélisation&quot;" calcext:base-cell-address="Feuille1.B24"/>
          </calcext:conditional-format>
          <calcext:conditional-format calcext:target-range-address="Feuille1.B20:Feuille1.B20">
            <calcext:condition calcext:apply-style-name="ConditionalStyle_22" calcext:value="=&quot;Programmation&quot;" calcext:base-cell-address="Feuille1.B20"/>
            <calcext:condition calcext:apply-style-name="ConditionalStyle_21" calcext:value="=&quot;Recherche&quot;" calcext:base-cell-address="Feuille1.B20"/>
            <calcext:condition calcext:apply-style-name="ConditionalStyle_20" calcext:value="=&quot;Analyse&quot;" calcext:base-cell-address="Feuille1.B20"/>
            <calcext:condition calcext:apply-style-name="ConditionalStyle_19" calcext:value="=&quot;Débogage&quot;" calcext:base-cell-address="Feuille1.B20"/>
            <calcext:condition calcext:apply-style-name="ConditionalStyle_18" calcext:value="=&quot;Test&quot;" calcext:base-cell-address="Feuille1.B20"/>
            <calcext:condition calcext:apply-style-name="ConditionalStyle_17" calcext:value="=&quot;Technique&quot;" calcext:base-cell-address="Feuille1.B20"/>
            <calcext:condition calcext:apply-style-name="ConditionalStyle_16" calcext:value="=&quot;Web&quot;" calcext:base-cell-address="Feuille1.B20"/>
            <calcext:condition calcext:apply-style-name="ConditionalStyle_15" calcext:value="=&quot;Gestion&quot;" calcext:base-cell-address="Feuille1.B20"/>
            <calcext:condition calcext:apply-style-name="ConditionalStyle_14" calcext:value="=&quot;Rédaction&quot;" calcext:base-cell-address="Feuille1.B20"/>
            <calcext:condition calcext:apply-style-name="ConditionalStyle_13" calcext:value="=&quot;Base de données&quot;" calcext:base-cell-address="Feuille1.B20"/>
            <calcext:condition calcext:apply-style-name="ConditionalStyle_12" calcext:value="=&quot;Modélisation&quot;" calcext:base-cell-address="Feuille1.B20"/>
          </calcext:conditional-format>
          <calcext:conditional-format calcext:target-range-address="Feuille1.AG29:Feuille1.AG29">
            <calcext:condition calcext:apply-style-name="ConditionalStyle_132" calcext:value="=&quot;Programmation&quot;" calcext:base-cell-address="Feuille1.AG29"/>
            <calcext:condition calcext:apply-style-name="ConditionalStyle_131" calcext:value="=&quot;Recherche&quot;" calcext:base-cell-address="Feuille1.AG29"/>
            <calcext:condition calcext:apply-style-name="ConditionalStyle_130" calcext:value="=&quot;Analyse&quot;" calcext:base-cell-address="Feuille1.AG29"/>
            <calcext:condition calcext:apply-style-name="ConditionalStyle_129" calcext:value="=&quot;Débogage&quot;" calcext:base-cell-address="Feuille1.AG29"/>
            <calcext:condition calcext:apply-style-name="ConditionalStyle_128" calcext:value="=&quot;Test&quot;" calcext:base-cell-address="Feuille1.AG29"/>
            <calcext:condition calcext:apply-style-name="ConditionalStyle_127" calcext:value="=&quot;Technique&quot;" calcext:base-cell-address="Feuille1.AG29"/>
            <calcext:condition calcext:apply-style-name="ConditionalStyle_126" calcext:value="=&quot;Web&quot;" calcext:base-cell-address="Feuille1.AG29"/>
            <calcext:condition calcext:apply-style-name="ConditionalStyle_125" calcext:value="=&quot;Gestion&quot;" calcext:base-cell-address="Feuille1.AG29"/>
            <calcext:condition calcext:apply-style-name="ConditionalStyle_124" calcext:value="=&quot;Rédaction&quot;" calcext:base-cell-address="Feuille1.AG29"/>
            <calcext:condition calcext:apply-style-name="ConditionalStyle_123" calcext:value="=&quot;Base de données&quot;" calcext:base-cell-address="Feuille1.AG29"/>
            <calcext:condition calcext:apply-style-name="ConditionalStyle_122" calcext:value="=&quot;Modélisation&quot;" calcext:base-cell-address="Feuille1.AG29"/>
          </calcext:conditional-format>
          <calcext:conditional-format calcext:target-range-address="Feuille1.B32:Feuille1.B32">
            <calcext:condition calcext:apply-style-name="ConditionalStyle_22" calcext:value="=&quot;Programmation&quot;" calcext:base-cell-address="Feuille1.B32"/>
            <calcext:condition calcext:apply-style-name="ConditionalStyle_21" calcext:value="=&quot;Recherche&quot;" calcext:base-cell-address="Feuille1.B32"/>
            <calcext:condition calcext:apply-style-name="ConditionalStyle_20" calcext:value="=&quot;Analyse&quot;" calcext:base-cell-address="Feuille1.B32"/>
            <calcext:condition calcext:apply-style-name="ConditionalStyle_19" calcext:value="=&quot;Débogage&quot;" calcext:base-cell-address="Feuille1.B32"/>
            <calcext:condition calcext:apply-style-name="ConditionalStyle_18" calcext:value="=&quot;Test&quot;" calcext:base-cell-address="Feuille1.B32"/>
            <calcext:condition calcext:apply-style-name="ConditionalStyle_17" calcext:value="=&quot;Technique&quot;" calcext:base-cell-address="Feuille1.B32"/>
            <calcext:condition calcext:apply-style-name="ConditionalStyle_16" calcext:value="=&quot;Web&quot;" calcext:base-cell-address="Feuille1.B32"/>
            <calcext:condition calcext:apply-style-name="ConditionalStyle_15" calcext:value="=&quot;Gestion&quot;" calcext:base-cell-address="Feuille1.B32"/>
            <calcext:condition calcext:apply-style-name="ConditionalStyle_14" calcext:value="=&quot;Rédaction&quot;" calcext:base-cell-address="Feuille1.B32"/>
            <calcext:condition calcext:apply-style-name="ConditionalStyle_13" calcext:value="=&quot;Base de données&quot;" calcext:base-cell-address="Feuille1.B32"/>
            <calcext:condition calcext:apply-style-name="ConditionalStyle_12" calcext:value="=&quot;Modélisation&quot;" calcext:base-cell-address="Feuille1.B32"/>
          </calcext:conditional-format>
          <calcext:conditional-format calcext:target-range-address="Feuille1.B26:Feuille1.B26">
            <calcext:condition calcext:apply-style-name="ConditionalStyle_77" calcext:value="=&quot;Programmation&quot;" calcext:base-cell-address="Feuille1.B26"/>
            <calcext:condition calcext:apply-style-name="ConditionalStyle_76" calcext:value="=&quot;Recherche&quot;" calcext:base-cell-address="Feuille1.B26"/>
            <calcext:condition calcext:apply-style-name="ConditionalStyle_75" calcext:value="=&quot;Analyse&quot;" calcext:base-cell-address="Feuille1.B26"/>
            <calcext:condition calcext:apply-style-name="ConditionalStyle_74" calcext:value="=&quot;Débogage&quot;" calcext:base-cell-address="Feuille1.B26"/>
            <calcext:condition calcext:apply-style-name="ConditionalStyle_73" calcext:value="=&quot;Test&quot;" calcext:base-cell-address="Feuille1.B26"/>
            <calcext:condition calcext:apply-style-name="ConditionalStyle_72" calcext:value="=&quot;Technique&quot;" calcext:base-cell-address="Feuille1.B26"/>
            <calcext:condition calcext:apply-style-name="ConditionalStyle_71" calcext:value="=&quot;Web&quot;" calcext:base-cell-address="Feuille1.B26"/>
            <calcext:condition calcext:apply-style-name="ConditionalStyle_70" calcext:value="=&quot;Gestion&quot;" calcext:base-cell-address="Feuille1.B26"/>
            <calcext:condition calcext:apply-style-name="ConditionalStyle_69" calcext:value="=&quot;Rédaction&quot;" calcext:base-cell-address="Feuille1.B26"/>
            <calcext:condition calcext:apply-style-name="ConditionalStyle_68" calcext:value="=&quot;Base de données&quot;" calcext:base-cell-address="Feuille1.B26"/>
            <calcext:condition calcext:apply-style-name="ConditionalStyle_67" calcext:value="=&quot;Modélisation&quot;" calcext:base-cell-address="Feuille1.B26"/>
          </calcext:conditional-format>
          <calcext:conditional-format calcext:target-range-address="Feuille1.AM32:Feuille1.AM32">
            <calcext:condition calcext:apply-style-name="ConditionalStyle_121" calcext:value="=&quot;Programmation&quot;" calcext:base-cell-address="Feuille1.AM32"/>
            <calcext:condition calcext:apply-style-name="ConditionalStyle_120" calcext:value="=&quot;Recherche&quot;" calcext:base-cell-address="Feuille1.AM32"/>
            <calcext:condition calcext:apply-style-name="ConditionalStyle_119" calcext:value="=&quot;Analyse&quot;" calcext:base-cell-address="Feuille1.AM32"/>
            <calcext:condition calcext:apply-style-name="ConditionalStyle_118" calcext:value="=&quot;Débogage&quot;" calcext:base-cell-address="Feuille1.AM32"/>
            <calcext:condition calcext:apply-style-name="ConditionalStyle_117" calcext:value="=&quot;Test&quot;" calcext:base-cell-address="Feuille1.AM32"/>
            <calcext:condition calcext:apply-style-name="ConditionalStyle_116" calcext:value="=&quot;Technique&quot;" calcext:base-cell-address="Feuille1.AM32"/>
            <calcext:condition calcext:apply-style-name="ConditionalStyle_115" calcext:value="=&quot;Web&quot;" calcext:base-cell-address="Feuille1.AM32"/>
            <calcext:condition calcext:apply-style-name="ConditionalStyle_114" calcext:value="=&quot;Gestion&quot;" calcext:base-cell-address="Feuille1.AM32"/>
            <calcext:condition calcext:apply-style-name="ConditionalStyle_113" calcext:value="=&quot;Rédaction&quot;" calcext:base-cell-address="Feuille1.AM32"/>
            <calcext:condition calcext:apply-style-name="ConditionalStyle_112" calcext:value="=&quot;Base de données&quot;" calcext:base-cell-address="Feuille1.AM32"/>
            <calcext:condition calcext:apply-style-name="ConditionalStyle_111" calcext:value="=&quot;Modélisation&quot;" calcext:base-cell-address="Feuille1.AM32"/>
          </calcext:conditional-format>
          <calcext:conditional-format calcext:target-range-address="Feuille1.AJ34:Feuille1.AJ34">
            <calcext:condition calcext:apply-style-name="ConditionalStyle_121" calcext:value="=&quot;Programmation&quot;" calcext:base-cell-address="Feuille1.AJ34"/>
            <calcext:condition calcext:apply-style-name="ConditionalStyle_120" calcext:value="=&quot;Recherche&quot;" calcext:base-cell-address="Feuille1.AJ34"/>
            <calcext:condition calcext:apply-style-name="ConditionalStyle_119" calcext:value="=&quot;Analyse&quot;" calcext:base-cell-address="Feuille1.AJ34"/>
            <calcext:condition calcext:apply-style-name="ConditionalStyle_118" calcext:value="=&quot;Débogage&quot;" calcext:base-cell-address="Feuille1.AJ34"/>
            <calcext:condition calcext:apply-style-name="ConditionalStyle_117" calcext:value="=&quot;Test&quot;" calcext:base-cell-address="Feuille1.AJ34"/>
            <calcext:condition calcext:apply-style-name="ConditionalStyle_116" calcext:value="=&quot;Technique&quot;" calcext:base-cell-address="Feuille1.AJ34"/>
            <calcext:condition calcext:apply-style-name="ConditionalStyle_115" calcext:value="=&quot;Web&quot;" calcext:base-cell-address="Feuille1.AJ34"/>
            <calcext:condition calcext:apply-style-name="ConditionalStyle_114" calcext:value="=&quot;Gestion&quot;" calcext:base-cell-address="Feuille1.AJ34"/>
            <calcext:condition calcext:apply-style-name="ConditionalStyle_113" calcext:value="=&quot;Rédaction&quot;" calcext:base-cell-address="Feuille1.AJ34"/>
            <calcext:condition calcext:apply-style-name="ConditionalStyle_112" calcext:value="=&quot;Base de données&quot;" calcext:base-cell-address="Feuille1.AJ34"/>
            <calcext:condition calcext:apply-style-name="ConditionalStyle_111" calcext:value="=&quot;Modélisation&quot;" calcext:base-cell-address="Feuille1.AJ34"/>
          </calcext:conditional-format>
          <calcext:conditional-format calcext:target-range-address="Feuille1.AO34:Feuille1.AO34">
            <calcext:condition calcext:apply-style-name="ConditionalStyle_121" calcext:value="=&quot;Programmation&quot;" calcext:base-cell-address="Feuille1.AO34"/>
            <calcext:condition calcext:apply-style-name="ConditionalStyle_120" calcext:value="=&quot;Recherche&quot;" calcext:base-cell-address="Feuille1.AO34"/>
            <calcext:condition calcext:apply-style-name="ConditionalStyle_119" calcext:value="=&quot;Analyse&quot;" calcext:base-cell-address="Feuille1.AO34"/>
            <calcext:condition calcext:apply-style-name="ConditionalStyle_118" calcext:value="=&quot;Débogage&quot;" calcext:base-cell-address="Feuille1.AO34"/>
            <calcext:condition calcext:apply-style-name="ConditionalStyle_117" calcext:value="=&quot;Test&quot;" calcext:base-cell-address="Feuille1.AO34"/>
            <calcext:condition calcext:apply-style-name="ConditionalStyle_116" calcext:value="=&quot;Technique&quot;" calcext:base-cell-address="Feuille1.AO34"/>
            <calcext:condition calcext:apply-style-name="ConditionalStyle_115" calcext:value="=&quot;Web&quot;" calcext:base-cell-address="Feuille1.AO34"/>
            <calcext:condition calcext:apply-style-name="ConditionalStyle_114" calcext:value="=&quot;Gestion&quot;" calcext:base-cell-address="Feuille1.AO34"/>
            <calcext:condition calcext:apply-style-name="ConditionalStyle_113" calcext:value="=&quot;Rédaction&quot;" calcext:base-cell-address="Feuille1.AO34"/>
            <calcext:condition calcext:apply-style-name="ConditionalStyle_112" calcext:value="=&quot;Base de données&quot;" calcext:base-cell-address="Feuille1.AO34"/>
            <calcext:condition calcext:apply-style-name="ConditionalStyle_111" calcext:value="=&quot;Modélisation&quot;" calcext:base-cell-address="Feuille1.AO34"/>
          </calcext:conditional-format>
          <calcext:conditional-format calcext:target-range-address="Feuille1.AP35:Feuille1.AP35">
            <calcext:condition calcext:apply-style-name="ConditionalStyle_121" calcext:value="=&quot;Programmation&quot;" calcext:base-cell-address="Feuille1.AP35"/>
            <calcext:condition calcext:apply-style-name="ConditionalStyle_120" calcext:value="=&quot;Recherche&quot;" calcext:base-cell-address="Feuille1.AP35"/>
            <calcext:condition calcext:apply-style-name="ConditionalStyle_119" calcext:value="=&quot;Analyse&quot;" calcext:base-cell-address="Feuille1.AP35"/>
            <calcext:condition calcext:apply-style-name="ConditionalStyle_118" calcext:value="=&quot;Débogage&quot;" calcext:base-cell-address="Feuille1.AP35"/>
            <calcext:condition calcext:apply-style-name="ConditionalStyle_117" calcext:value="=&quot;Test&quot;" calcext:base-cell-address="Feuille1.AP35"/>
            <calcext:condition calcext:apply-style-name="ConditionalStyle_116" calcext:value="=&quot;Technique&quot;" calcext:base-cell-address="Feuille1.AP35"/>
            <calcext:condition calcext:apply-style-name="ConditionalStyle_115" calcext:value="=&quot;Web&quot;" calcext:base-cell-address="Feuille1.AP35"/>
            <calcext:condition calcext:apply-style-name="ConditionalStyle_114" calcext:value="=&quot;Gestion&quot;" calcext:base-cell-address="Feuille1.AP35"/>
            <calcext:condition calcext:apply-style-name="ConditionalStyle_113" calcext:value="=&quot;Rédaction&quot;" calcext:base-cell-address="Feuille1.AP35"/>
            <calcext:condition calcext:apply-style-name="ConditionalStyle_112" calcext:value="=&quot;Base de données&quot;" calcext:base-cell-address="Feuille1.AP35"/>
            <calcext:condition calcext:apply-style-name="ConditionalStyle_111" calcext:value="=&quot;Modélisation&quot;" calcext:base-cell-address="Feuille1.AP35"/>
          </calcext:conditional-format>
          <calcext:conditional-format calcext:target-range-address="Feuille1.AM33:Feuille1.AM33">
            <calcext:condition calcext:apply-style-name="ConditionalStyle_121" calcext:value="=&quot;Programmation&quot;" calcext:base-cell-address="Feuille1.AM33"/>
            <calcext:condition calcext:apply-style-name="ConditionalStyle_120" calcext:value="=&quot;Recherche&quot;" calcext:base-cell-address="Feuille1.AM33"/>
            <calcext:condition calcext:apply-style-name="ConditionalStyle_119" calcext:value="=&quot;Analyse&quot;" calcext:base-cell-address="Feuille1.AM33"/>
            <calcext:condition calcext:apply-style-name="ConditionalStyle_118" calcext:value="=&quot;Débogage&quot;" calcext:base-cell-address="Feuille1.AM33"/>
            <calcext:condition calcext:apply-style-name="ConditionalStyle_117" calcext:value="=&quot;Test&quot;" calcext:base-cell-address="Feuille1.AM33"/>
            <calcext:condition calcext:apply-style-name="ConditionalStyle_116" calcext:value="=&quot;Technique&quot;" calcext:base-cell-address="Feuille1.AM33"/>
            <calcext:condition calcext:apply-style-name="ConditionalStyle_115" calcext:value="=&quot;Web&quot;" calcext:base-cell-address="Feuille1.AM33"/>
            <calcext:condition calcext:apply-style-name="ConditionalStyle_114" calcext:value="=&quot;Gestion&quot;" calcext:base-cell-address="Feuille1.AM33"/>
            <calcext:condition calcext:apply-style-name="ConditionalStyle_113" calcext:value="=&quot;Rédaction&quot;" calcext:base-cell-address="Feuille1.AM33"/>
            <calcext:condition calcext:apply-style-name="ConditionalStyle_112" calcext:value="=&quot;Base de données&quot;" calcext:base-cell-address="Feuille1.AM33"/>
            <calcext:condition calcext:apply-style-name="ConditionalStyle_111" calcext:value="=&quot;Modélisation&quot;" calcext:base-cell-address="Feuille1.AM33"/>
          </calcext:conditional-format>
          <calcext:conditional-format calcext:target-range-address="Feuille1.AN34:Feuille1.AN34">
            <calcext:condition calcext:apply-style-name="ConditionalStyle_121" calcext:value="=&quot;Programmation&quot;" calcext:base-cell-address="Feuille1.AN34"/>
            <calcext:condition calcext:apply-style-name="ConditionalStyle_120" calcext:value="=&quot;Recherche&quot;" calcext:base-cell-address="Feuille1.AN34"/>
            <calcext:condition calcext:apply-style-name="ConditionalStyle_119" calcext:value="=&quot;Analyse&quot;" calcext:base-cell-address="Feuille1.AN34"/>
            <calcext:condition calcext:apply-style-name="ConditionalStyle_118" calcext:value="=&quot;Débogage&quot;" calcext:base-cell-address="Feuille1.AN34"/>
            <calcext:condition calcext:apply-style-name="ConditionalStyle_117" calcext:value="=&quot;Test&quot;" calcext:base-cell-address="Feuille1.AN34"/>
            <calcext:condition calcext:apply-style-name="ConditionalStyle_116" calcext:value="=&quot;Technique&quot;" calcext:base-cell-address="Feuille1.AN34"/>
            <calcext:condition calcext:apply-style-name="ConditionalStyle_115" calcext:value="=&quot;Web&quot;" calcext:base-cell-address="Feuille1.AN34"/>
            <calcext:condition calcext:apply-style-name="ConditionalStyle_114" calcext:value="=&quot;Gestion&quot;" calcext:base-cell-address="Feuille1.AN34"/>
            <calcext:condition calcext:apply-style-name="ConditionalStyle_113" calcext:value="=&quot;Rédaction&quot;" calcext:base-cell-address="Feuille1.AN34"/>
            <calcext:condition calcext:apply-style-name="ConditionalStyle_112" calcext:value="=&quot;Base de données&quot;" calcext:base-cell-address="Feuille1.AN34"/>
            <calcext:condition calcext:apply-style-name="ConditionalStyle_111" calcext:value="=&quot;Modélisation&quot;" calcext:base-cell-address="Feuille1.AN34"/>
          </calcext:conditional-format>
          <calcext:conditional-format calcext:target-range-address="Feuille1.AO36:Feuille1.AO36">
            <calcext:condition calcext:apply-style-name="ConditionalStyle_121" calcext:value="=&quot;Programmation&quot;" calcext:base-cell-address="Feuille1.AO36"/>
            <calcext:condition calcext:apply-style-name="ConditionalStyle_120" calcext:value="=&quot;Recherche&quot;" calcext:base-cell-address="Feuille1.AO36"/>
            <calcext:condition calcext:apply-style-name="ConditionalStyle_119" calcext:value="=&quot;Analyse&quot;" calcext:base-cell-address="Feuille1.AO36"/>
            <calcext:condition calcext:apply-style-name="ConditionalStyle_118" calcext:value="=&quot;Débogage&quot;" calcext:base-cell-address="Feuille1.AO36"/>
            <calcext:condition calcext:apply-style-name="ConditionalStyle_117" calcext:value="=&quot;Test&quot;" calcext:base-cell-address="Feuille1.AO36"/>
            <calcext:condition calcext:apply-style-name="ConditionalStyle_116" calcext:value="=&quot;Technique&quot;" calcext:base-cell-address="Feuille1.AO36"/>
            <calcext:condition calcext:apply-style-name="ConditionalStyle_115" calcext:value="=&quot;Web&quot;" calcext:base-cell-address="Feuille1.AO36"/>
            <calcext:condition calcext:apply-style-name="ConditionalStyle_114" calcext:value="=&quot;Gestion&quot;" calcext:base-cell-address="Feuille1.AO36"/>
            <calcext:condition calcext:apply-style-name="ConditionalStyle_113" calcext:value="=&quot;Rédaction&quot;" calcext:base-cell-address="Feuille1.AO36"/>
            <calcext:condition calcext:apply-style-name="ConditionalStyle_112" calcext:value="=&quot;Base de données&quot;" calcext:base-cell-address="Feuille1.AO36"/>
            <calcext:condition calcext:apply-style-name="ConditionalStyle_111" calcext:value="=&quot;Modélisation&quot;" calcext:base-cell-address="Feuille1.AO36"/>
          </calcext:conditional-format>
          <calcext:conditional-format calcext:target-range-address="Feuille1.AP37:Feuille1.AP37">
            <calcext:condition calcext:apply-style-name="ConditionalStyle_121" calcext:value="=&quot;Programmation&quot;" calcext:base-cell-address="Feuille1.AP37"/>
            <calcext:condition calcext:apply-style-name="ConditionalStyle_120" calcext:value="=&quot;Recherche&quot;" calcext:base-cell-address="Feuille1.AP37"/>
            <calcext:condition calcext:apply-style-name="ConditionalStyle_119" calcext:value="=&quot;Analyse&quot;" calcext:base-cell-address="Feuille1.AP37"/>
            <calcext:condition calcext:apply-style-name="ConditionalStyle_118" calcext:value="=&quot;Débogage&quot;" calcext:base-cell-address="Feuille1.AP37"/>
            <calcext:condition calcext:apply-style-name="ConditionalStyle_117" calcext:value="=&quot;Test&quot;" calcext:base-cell-address="Feuille1.AP37"/>
            <calcext:condition calcext:apply-style-name="ConditionalStyle_116" calcext:value="=&quot;Technique&quot;" calcext:base-cell-address="Feuille1.AP37"/>
            <calcext:condition calcext:apply-style-name="ConditionalStyle_115" calcext:value="=&quot;Web&quot;" calcext:base-cell-address="Feuille1.AP37"/>
            <calcext:condition calcext:apply-style-name="ConditionalStyle_114" calcext:value="=&quot;Gestion&quot;" calcext:base-cell-address="Feuille1.AP37"/>
            <calcext:condition calcext:apply-style-name="ConditionalStyle_113" calcext:value="=&quot;Rédaction&quot;" calcext:base-cell-address="Feuille1.AP37"/>
            <calcext:condition calcext:apply-style-name="ConditionalStyle_112" calcext:value="=&quot;Base de données&quot;" calcext:base-cell-address="Feuille1.AP37"/>
            <calcext:condition calcext:apply-style-name="ConditionalStyle_111" calcext:value="=&quot;Modélisation&quot;" calcext:base-cell-address="Feuille1.AP37"/>
          </calcext:conditional-format>
          <calcext:conditional-format calcext:target-range-address="Feuille1.B37:Feuille1.B37">
            <calcext:condition calcext:apply-style-name="ConditionalStyle_121" calcext:value="=&quot;Programmation&quot;" calcext:base-cell-address="Feuille1.B37"/>
            <calcext:condition calcext:apply-style-name="ConditionalStyle_120" calcext:value="=&quot;Recherche&quot;" calcext:base-cell-address="Feuille1.B37"/>
            <calcext:condition calcext:apply-style-name="ConditionalStyle_119" calcext:value="=&quot;Analyse&quot;" calcext:base-cell-address="Feuille1.B37"/>
            <calcext:condition calcext:apply-style-name="ConditionalStyle_118" calcext:value="=&quot;Débogage&quot;" calcext:base-cell-address="Feuille1.B37"/>
            <calcext:condition calcext:apply-style-name="ConditionalStyle_117" calcext:value="=&quot;Test&quot;" calcext:base-cell-address="Feuille1.B37"/>
            <calcext:condition calcext:apply-style-name="ConditionalStyle_116" calcext:value="=&quot;Technique&quot;" calcext:base-cell-address="Feuille1.B37"/>
            <calcext:condition calcext:apply-style-name="ConditionalStyle_115" calcext:value="=&quot;Web&quot;" calcext:base-cell-address="Feuille1.B37"/>
            <calcext:condition calcext:apply-style-name="ConditionalStyle_114" calcext:value="=&quot;Gestion&quot;" calcext:base-cell-address="Feuille1.B37"/>
            <calcext:condition calcext:apply-style-name="ConditionalStyle_113" calcext:value="=&quot;Rédaction&quot;" calcext:base-cell-address="Feuille1.B37"/>
            <calcext:condition calcext:apply-style-name="ConditionalStyle_112" calcext:value="=&quot;Base de données&quot;" calcext:base-cell-address="Feuille1.B37"/>
            <calcext:condition calcext:apply-style-name="ConditionalStyle_111" calcext:value="=&quot;Modélisation&quot;" calcext:base-cell-address="Feuille1.B37"/>
          </calcext:conditional-format>
          <calcext:conditional-format calcext:target-range-address="Feuille1.AH29:Feuille1.AH29">
            <calcext:condition calcext:apply-style-name="ConditionalStyle_132" calcext:value="=&quot;Programmation&quot;" calcext:base-cell-address="Feuille1.AH29"/>
            <calcext:condition calcext:apply-style-name="ConditionalStyle_131" calcext:value="=&quot;Recherche&quot;" calcext:base-cell-address="Feuille1.AH29"/>
            <calcext:condition calcext:apply-style-name="ConditionalStyle_130" calcext:value="=&quot;Analyse&quot;" calcext:base-cell-address="Feuille1.AH29"/>
            <calcext:condition calcext:apply-style-name="ConditionalStyle_129" calcext:value="=&quot;Débogage&quot;" calcext:base-cell-address="Feuille1.AH29"/>
            <calcext:condition calcext:apply-style-name="ConditionalStyle_128" calcext:value="=&quot;Test&quot;" calcext:base-cell-address="Feuille1.AH29"/>
            <calcext:condition calcext:apply-style-name="ConditionalStyle_127" calcext:value="=&quot;Technique&quot;" calcext:base-cell-address="Feuille1.AH29"/>
            <calcext:condition calcext:apply-style-name="ConditionalStyle_126" calcext:value="=&quot;Web&quot;" calcext:base-cell-address="Feuille1.AH29"/>
            <calcext:condition calcext:apply-style-name="ConditionalStyle_125" calcext:value="=&quot;Gestion&quot;" calcext:base-cell-address="Feuille1.AH29"/>
            <calcext:condition calcext:apply-style-name="ConditionalStyle_124" calcext:value="=&quot;Rédaction&quot;" calcext:base-cell-address="Feuille1.AH29"/>
            <calcext:condition calcext:apply-style-name="ConditionalStyle_123" calcext:value="=&quot;Base de données&quot;" calcext:base-cell-address="Feuille1.AH29"/>
            <calcext:condition calcext:apply-style-name="ConditionalStyle_122" calcext:value="=&quot;Modélisation&quot;" calcext:base-cell-address="Feuille1.AH29"/>
          </calcext:conditional-format>
          <calcext:conditional-format calcext:target-range-address="Feuille1.AJ30:Feuille1.AJ30">
            <calcext:condition calcext:apply-style-name="ConditionalStyle_121" calcext:value="=&quot;Programmation&quot;" calcext:base-cell-address="Feuille1.AJ30"/>
            <calcext:condition calcext:apply-style-name="ConditionalStyle_120" calcext:value="=&quot;Recherche&quot;" calcext:base-cell-address="Feuille1.AJ30"/>
            <calcext:condition calcext:apply-style-name="ConditionalStyle_119" calcext:value="=&quot;Analyse&quot;" calcext:base-cell-address="Feuille1.AJ30"/>
            <calcext:condition calcext:apply-style-name="ConditionalStyle_118" calcext:value="=&quot;Débogage&quot;" calcext:base-cell-address="Feuille1.AJ30"/>
            <calcext:condition calcext:apply-style-name="ConditionalStyle_117" calcext:value="=&quot;Test&quot;" calcext:base-cell-address="Feuille1.AJ30"/>
            <calcext:condition calcext:apply-style-name="ConditionalStyle_116" calcext:value="=&quot;Technique&quot;" calcext:base-cell-address="Feuille1.AJ30"/>
            <calcext:condition calcext:apply-style-name="ConditionalStyle_115" calcext:value="=&quot;Web&quot;" calcext:base-cell-address="Feuille1.AJ30"/>
            <calcext:condition calcext:apply-style-name="ConditionalStyle_114" calcext:value="=&quot;Gestion&quot;" calcext:base-cell-address="Feuille1.AJ30"/>
            <calcext:condition calcext:apply-style-name="ConditionalStyle_113" calcext:value="=&quot;Rédaction&quot;" calcext:base-cell-address="Feuille1.AJ30"/>
            <calcext:condition calcext:apply-style-name="ConditionalStyle_112" calcext:value="=&quot;Base de données&quot;" calcext:base-cell-address="Feuille1.AJ30"/>
            <calcext:condition calcext:apply-style-name="ConditionalStyle_111" calcext:value="=&quot;Modélisation&quot;" calcext:base-cell-address="Feuille1.AJ30"/>
          </calcext:conditional-format>
          <calcext:conditional-format calcext:target-range-address="Feuille1.AM31:Feuille1.AM31">
            <calcext:condition calcext:apply-style-name="ConditionalStyle_121" calcext:value="=&quot;Programmation&quot;" calcext:base-cell-address="Feuille1.AM31"/>
            <calcext:condition calcext:apply-style-name="ConditionalStyle_120" calcext:value="=&quot;Recherche&quot;" calcext:base-cell-address="Feuille1.AM31"/>
            <calcext:condition calcext:apply-style-name="ConditionalStyle_119" calcext:value="=&quot;Analyse&quot;" calcext:base-cell-address="Feuille1.AM31"/>
            <calcext:condition calcext:apply-style-name="ConditionalStyle_118" calcext:value="=&quot;Débogage&quot;" calcext:base-cell-address="Feuille1.AM31"/>
            <calcext:condition calcext:apply-style-name="ConditionalStyle_117" calcext:value="=&quot;Test&quot;" calcext:base-cell-address="Feuille1.AM31"/>
            <calcext:condition calcext:apply-style-name="ConditionalStyle_116" calcext:value="=&quot;Technique&quot;" calcext:base-cell-address="Feuille1.AM31"/>
            <calcext:condition calcext:apply-style-name="ConditionalStyle_115" calcext:value="=&quot;Web&quot;" calcext:base-cell-address="Feuille1.AM31"/>
            <calcext:condition calcext:apply-style-name="ConditionalStyle_114" calcext:value="=&quot;Gestion&quot;" calcext:base-cell-address="Feuille1.AM31"/>
            <calcext:condition calcext:apply-style-name="ConditionalStyle_113" calcext:value="=&quot;Rédaction&quot;" calcext:base-cell-address="Feuille1.AM31"/>
            <calcext:condition calcext:apply-style-name="ConditionalStyle_112" calcext:value="=&quot;Base de données&quot;" calcext:base-cell-address="Feuille1.AM31"/>
            <calcext:condition calcext:apply-style-name="ConditionalStyle_111" calcext:value="=&quot;Modélisation&quot;" calcext:base-cell-address="Feuille1.AM31"/>
          </calcext:conditional-format>
          <calcext:conditional-format calcext:target-range-address="Feuille1.AI29:Feuille1.AI29">
            <calcext:condition calcext:apply-style-name="ConditionalStyle_132" calcext:value="=&quot;Programmation&quot;" calcext:base-cell-address="Feuille1.AI29"/>
            <calcext:condition calcext:apply-style-name="ConditionalStyle_131" calcext:value="=&quot;Recherche&quot;" calcext:base-cell-address="Feuille1.AI29"/>
            <calcext:condition calcext:apply-style-name="ConditionalStyle_130" calcext:value="=&quot;Analyse&quot;" calcext:base-cell-address="Feuille1.AI29"/>
            <calcext:condition calcext:apply-style-name="ConditionalStyle_129" calcext:value="=&quot;Débogage&quot;" calcext:base-cell-address="Feuille1.AI29"/>
            <calcext:condition calcext:apply-style-name="ConditionalStyle_128" calcext:value="=&quot;Test&quot;" calcext:base-cell-address="Feuille1.AI29"/>
            <calcext:condition calcext:apply-style-name="ConditionalStyle_127" calcext:value="=&quot;Technique&quot;" calcext:base-cell-address="Feuille1.AI29"/>
            <calcext:condition calcext:apply-style-name="ConditionalStyle_126" calcext:value="=&quot;Web&quot;" calcext:base-cell-address="Feuille1.AI29"/>
            <calcext:condition calcext:apply-style-name="ConditionalStyle_125" calcext:value="=&quot;Gestion&quot;" calcext:base-cell-address="Feuille1.AI29"/>
            <calcext:condition calcext:apply-style-name="ConditionalStyle_124" calcext:value="=&quot;Rédaction&quot;" calcext:base-cell-address="Feuille1.AI29"/>
            <calcext:condition calcext:apply-style-name="ConditionalStyle_123" calcext:value="=&quot;Base de données&quot;" calcext:base-cell-address="Feuille1.AI29"/>
            <calcext:condition calcext:apply-style-name="ConditionalStyle_122" calcext:value="=&quot;Modélisation&quot;" calcext:base-cell-address="Feuille1.AI29"/>
          </calcext:conditional-format>
          <calcext:conditional-format calcext:target-range-address="Feuille1.AF29:Feuille1.AF29">
            <calcext:condition calcext:apply-style-name="ConditionalStyle_132" calcext:value="=&quot;Programmation&quot;" calcext:base-cell-address="Feuille1.AF29"/>
            <calcext:condition calcext:apply-style-name="ConditionalStyle_131" calcext:value="=&quot;Recherche&quot;" calcext:base-cell-address="Feuille1.AF29"/>
            <calcext:condition calcext:apply-style-name="ConditionalStyle_130" calcext:value="=&quot;Analyse&quot;" calcext:base-cell-address="Feuille1.AF29"/>
            <calcext:condition calcext:apply-style-name="ConditionalStyle_129" calcext:value="=&quot;Débogage&quot;" calcext:base-cell-address="Feuille1.AF29"/>
            <calcext:condition calcext:apply-style-name="ConditionalStyle_128" calcext:value="=&quot;Test&quot;" calcext:base-cell-address="Feuille1.AF29"/>
            <calcext:condition calcext:apply-style-name="ConditionalStyle_127" calcext:value="=&quot;Technique&quot;" calcext:base-cell-address="Feuille1.AF29"/>
            <calcext:condition calcext:apply-style-name="ConditionalStyle_126" calcext:value="=&quot;Web&quot;" calcext:base-cell-address="Feuille1.AF29"/>
            <calcext:condition calcext:apply-style-name="ConditionalStyle_125" calcext:value="=&quot;Gestion&quot;" calcext:base-cell-address="Feuille1.AF29"/>
            <calcext:condition calcext:apply-style-name="ConditionalStyle_124" calcext:value="=&quot;Rédaction&quot;" calcext:base-cell-address="Feuille1.AF29"/>
            <calcext:condition calcext:apply-style-name="ConditionalStyle_123" calcext:value="=&quot;Base de données&quot;" calcext:base-cell-address="Feuille1.AF29"/>
            <calcext:condition calcext:apply-style-name="ConditionalStyle_122" calcext:value="=&quot;Modélisation&quot;" calcext:base-cell-address="Feuille1.AF29"/>
          </calcext:conditional-format>
          <calcext:conditional-format calcext:target-range-address="Feuille1.AF25:Feuille1.AF25">
            <calcext:condition calcext:apply-style-name="ConditionalStyle_121" calcext:value="=&quot;Programmation&quot;" calcext:base-cell-address="Feuille1.AF25"/>
            <calcext:condition calcext:apply-style-name="ConditionalStyle_120" calcext:value="=&quot;Recherche&quot;" calcext:base-cell-address="Feuille1.AF25"/>
            <calcext:condition calcext:apply-style-name="ConditionalStyle_119" calcext:value="=&quot;Analyse&quot;" calcext:base-cell-address="Feuille1.AF25"/>
            <calcext:condition calcext:apply-style-name="ConditionalStyle_118" calcext:value="=&quot;Débogage&quot;" calcext:base-cell-address="Feuille1.AF25"/>
            <calcext:condition calcext:apply-style-name="ConditionalStyle_117" calcext:value="=&quot;Test&quot;" calcext:base-cell-address="Feuille1.AF25"/>
            <calcext:condition calcext:apply-style-name="ConditionalStyle_116" calcext:value="=&quot;Technique&quot;" calcext:base-cell-address="Feuille1.AF25"/>
            <calcext:condition calcext:apply-style-name="ConditionalStyle_115" calcext:value="=&quot;Web&quot;" calcext:base-cell-address="Feuille1.AF25"/>
            <calcext:condition calcext:apply-style-name="ConditionalStyle_114" calcext:value="=&quot;Gestion&quot;" calcext:base-cell-address="Feuille1.AF25"/>
            <calcext:condition calcext:apply-style-name="ConditionalStyle_113" calcext:value="=&quot;Rédaction&quot;" calcext:base-cell-address="Feuille1.AF25"/>
            <calcext:condition calcext:apply-style-name="ConditionalStyle_112" calcext:value="=&quot;Base de données&quot;" calcext:base-cell-address="Feuille1.AF25"/>
            <calcext:condition calcext:apply-style-name="ConditionalStyle_111" calcext:value="=&quot;Modélisation&quot;" calcext:base-cell-address="Feuille1.AF25"/>
          </calcext:conditional-format>
          <calcext:conditional-format calcext:target-range-address="Feuille1.AI30:Feuille1.AI30">
            <calcext:condition calcext:apply-style-name="ConditionalStyle_121" calcext:value="=&quot;Programmation&quot;" calcext:base-cell-address="Feuille1.AI30"/>
            <calcext:condition calcext:apply-style-name="ConditionalStyle_120" calcext:value="=&quot;Recherche&quot;" calcext:base-cell-address="Feuille1.AI30"/>
            <calcext:condition calcext:apply-style-name="ConditionalStyle_119" calcext:value="=&quot;Analyse&quot;" calcext:base-cell-address="Feuille1.AI30"/>
            <calcext:condition calcext:apply-style-name="ConditionalStyle_118" calcext:value="=&quot;Débogage&quot;" calcext:base-cell-address="Feuille1.AI30"/>
            <calcext:condition calcext:apply-style-name="ConditionalStyle_117" calcext:value="=&quot;Test&quot;" calcext:base-cell-address="Feuille1.AI30"/>
            <calcext:condition calcext:apply-style-name="ConditionalStyle_116" calcext:value="=&quot;Technique&quot;" calcext:base-cell-address="Feuille1.AI30"/>
            <calcext:condition calcext:apply-style-name="ConditionalStyle_115" calcext:value="=&quot;Web&quot;" calcext:base-cell-address="Feuille1.AI30"/>
            <calcext:condition calcext:apply-style-name="ConditionalStyle_114" calcext:value="=&quot;Gestion&quot;" calcext:base-cell-address="Feuille1.AI30"/>
            <calcext:condition calcext:apply-style-name="ConditionalStyle_113" calcext:value="=&quot;Rédaction&quot;" calcext:base-cell-address="Feuille1.AI30"/>
            <calcext:condition calcext:apply-style-name="ConditionalStyle_112" calcext:value="=&quot;Base de données&quot;" calcext:base-cell-address="Feuille1.AI30"/>
            <calcext:condition calcext:apply-style-name="ConditionalStyle_111" calcext:value="=&quot;Modélisation&quot;" calcext:base-cell-address="Feuille1.AI30"/>
          </calcext:conditional-format>
          <calcext:conditional-format calcext:target-range-address="Feuille1.AI31:Feuille1.AI31">
            <calcext:condition calcext:apply-style-name="ConditionalStyle_121" calcext:value="=&quot;Programmation&quot;" calcext:base-cell-address="Feuille1.AI31"/>
            <calcext:condition calcext:apply-style-name="ConditionalStyle_120" calcext:value="=&quot;Recherche&quot;" calcext:base-cell-address="Feuille1.AI31"/>
            <calcext:condition calcext:apply-style-name="ConditionalStyle_119" calcext:value="=&quot;Analyse&quot;" calcext:base-cell-address="Feuille1.AI31"/>
            <calcext:condition calcext:apply-style-name="ConditionalStyle_118" calcext:value="=&quot;Débogage&quot;" calcext:base-cell-address="Feuille1.AI31"/>
            <calcext:condition calcext:apply-style-name="ConditionalStyle_117" calcext:value="=&quot;Test&quot;" calcext:base-cell-address="Feuille1.AI31"/>
            <calcext:condition calcext:apply-style-name="ConditionalStyle_116" calcext:value="=&quot;Technique&quot;" calcext:base-cell-address="Feuille1.AI31"/>
            <calcext:condition calcext:apply-style-name="ConditionalStyle_115" calcext:value="=&quot;Web&quot;" calcext:base-cell-address="Feuille1.AI31"/>
            <calcext:condition calcext:apply-style-name="ConditionalStyle_114" calcext:value="=&quot;Gestion&quot;" calcext:base-cell-address="Feuille1.AI31"/>
            <calcext:condition calcext:apply-style-name="ConditionalStyle_113" calcext:value="=&quot;Rédaction&quot;" calcext:base-cell-address="Feuille1.AI31"/>
            <calcext:condition calcext:apply-style-name="ConditionalStyle_112" calcext:value="=&quot;Base de données&quot;" calcext:base-cell-address="Feuille1.AI31"/>
            <calcext:condition calcext:apply-style-name="ConditionalStyle_111" calcext:value="=&quot;Modélisation&quot;" calcext:base-cell-address="Feuille1.AI31"/>
          </calcext:conditional-format>
          <calcext:conditional-format calcext:target-range-address="Feuille1.AJ31:Feuille1.AJ31">
            <calcext:condition calcext:apply-style-name="ConditionalStyle_121" calcext:value="=&quot;Programmation&quot;" calcext:base-cell-address="Feuille1.AJ31"/>
            <calcext:condition calcext:apply-style-name="ConditionalStyle_120" calcext:value="=&quot;Recherche&quot;" calcext:base-cell-address="Feuille1.AJ31"/>
            <calcext:condition calcext:apply-style-name="ConditionalStyle_119" calcext:value="=&quot;Analyse&quot;" calcext:base-cell-address="Feuille1.AJ31"/>
            <calcext:condition calcext:apply-style-name="ConditionalStyle_118" calcext:value="=&quot;Débogage&quot;" calcext:base-cell-address="Feuille1.AJ31"/>
            <calcext:condition calcext:apply-style-name="ConditionalStyle_117" calcext:value="=&quot;Test&quot;" calcext:base-cell-address="Feuille1.AJ31"/>
            <calcext:condition calcext:apply-style-name="ConditionalStyle_116" calcext:value="=&quot;Technique&quot;" calcext:base-cell-address="Feuille1.AJ31"/>
            <calcext:condition calcext:apply-style-name="ConditionalStyle_115" calcext:value="=&quot;Web&quot;" calcext:base-cell-address="Feuille1.AJ31"/>
            <calcext:condition calcext:apply-style-name="ConditionalStyle_114" calcext:value="=&quot;Gestion&quot;" calcext:base-cell-address="Feuille1.AJ31"/>
            <calcext:condition calcext:apply-style-name="ConditionalStyle_113" calcext:value="=&quot;Rédaction&quot;" calcext:base-cell-address="Feuille1.AJ31"/>
            <calcext:condition calcext:apply-style-name="ConditionalStyle_112" calcext:value="=&quot;Base de données&quot;" calcext:base-cell-address="Feuille1.AJ31"/>
            <calcext:condition calcext:apply-style-name="ConditionalStyle_111" calcext:value="=&quot;Modélisation&quot;" calcext:base-cell-address="Feuille1.AJ31"/>
          </calcext:conditional-format>
          <calcext:conditional-format calcext:target-range-address="Feuille1.AH30:Feuille1.AH30">
            <calcext:condition calcext:apply-style-name="ConditionalStyle_121" calcext:value="=&quot;Programmation&quot;" calcext:base-cell-address="Feuille1.AH30"/>
            <calcext:condition calcext:apply-style-name="ConditionalStyle_120" calcext:value="=&quot;Recherche&quot;" calcext:base-cell-address="Feuille1.AH30"/>
            <calcext:condition calcext:apply-style-name="ConditionalStyle_119" calcext:value="=&quot;Analyse&quot;" calcext:base-cell-address="Feuille1.AH30"/>
            <calcext:condition calcext:apply-style-name="ConditionalStyle_118" calcext:value="=&quot;Débogage&quot;" calcext:base-cell-address="Feuille1.AH30"/>
            <calcext:condition calcext:apply-style-name="ConditionalStyle_117" calcext:value="=&quot;Test&quot;" calcext:base-cell-address="Feuille1.AH30"/>
            <calcext:condition calcext:apply-style-name="ConditionalStyle_116" calcext:value="=&quot;Technique&quot;" calcext:base-cell-address="Feuille1.AH30"/>
            <calcext:condition calcext:apply-style-name="ConditionalStyle_115" calcext:value="=&quot;Web&quot;" calcext:base-cell-address="Feuille1.AH30"/>
            <calcext:condition calcext:apply-style-name="ConditionalStyle_114" calcext:value="=&quot;Gestion&quot;" calcext:base-cell-address="Feuille1.AH30"/>
            <calcext:condition calcext:apply-style-name="ConditionalStyle_113" calcext:value="=&quot;Rédaction&quot;" calcext:base-cell-address="Feuille1.AH30"/>
            <calcext:condition calcext:apply-style-name="ConditionalStyle_112" calcext:value="=&quot;Base de données&quot;" calcext:base-cell-address="Feuille1.AH30"/>
            <calcext:condition calcext:apply-style-name="ConditionalStyle_111" calcext:value="=&quot;Modélisation&quot;" calcext:base-cell-address="Feuille1.AH30"/>
          </calcext:conditional-format>
          <calcext:conditional-format calcext:target-range-address="Feuille1.AH31:Feuille1.AH31">
            <calcext:condition calcext:apply-style-name="ConditionalStyle_121" calcext:value="=&quot;Programmation&quot;" calcext:base-cell-address="Feuille1.AH31"/>
            <calcext:condition calcext:apply-style-name="ConditionalStyle_120" calcext:value="=&quot;Recherche&quot;" calcext:base-cell-address="Feuille1.AH31"/>
            <calcext:condition calcext:apply-style-name="ConditionalStyle_119" calcext:value="=&quot;Analyse&quot;" calcext:base-cell-address="Feuille1.AH31"/>
            <calcext:condition calcext:apply-style-name="ConditionalStyle_118" calcext:value="=&quot;Débogage&quot;" calcext:base-cell-address="Feuille1.AH31"/>
            <calcext:condition calcext:apply-style-name="ConditionalStyle_117" calcext:value="=&quot;Test&quot;" calcext:base-cell-address="Feuille1.AH31"/>
            <calcext:condition calcext:apply-style-name="ConditionalStyle_116" calcext:value="=&quot;Technique&quot;" calcext:base-cell-address="Feuille1.AH31"/>
            <calcext:condition calcext:apply-style-name="ConditionalStyle_115" calcext:value="=&quot;Web&quot;" calcext:base-cell-address="Feuille1.AH31"/>
            <calcext:condition calcext:apply-style-name="ConditionalStyle_114" calcext:value="=&quot;Gestion&quot;" calcext:base-cell-address="Feuille1.AH31"/>
            <calcext:condition calcext:apply-style-name="ConditionalStyle_113" calcext:value="=&quot;Rédaction&quot;" calcext:base-cell-address="Feuille1.AH31"/>
            <calcext:condition calcext:apply-style-name="ConditionalStyle_112" calcext:value="=&quot;Base de données&quot;" calcext:base-cell-address="Feuille1.AH31"/>
            <calcext:condition calcext:apply-style-name="ConditionalStyle_111" calcext:value="=&quot;Modélisation&quot;" calcext:base-cell-address="Feuille1.AH31"/>
          </calcext:conditional-format>
          <calcext:conditional-format calcext:target-range-address="Feuille1.E7:Feuille1.E7">
            <calcext:condition calcext:apply-style-name="ConditionalStyle_121" calcext:value="=&quot;Programmation&quot;" calcext:base-cell-address="Feuille1.E7"/>
            <calcext:condition calcext:apply-style-name="ConditionalStyle_120" calcext:value="=&quot;Recherche&quot;" calcext:base-cell-address="Feuille1.E7"/>
            <calcext:condition calcext:apply-style-name="ConditionalStyle_119" calcext:value="=&quot;Analyse&quot;" calcext:base-cell-address="Feuille1.E7"/>
            <calcext:condition calcext:apply-style-name="ConditionalStyle_118" calcext:value="=&quot;Débogage&quot;" calcext:base-cell-address="Feuille1.E7"/>
            <calcext:condition calcext:apply-style-name="ConditionalStyle_117" calcext:value="=&quot;Test&quot;" calcext:base-cell-address="Feuille1.E7"/>
            <calcext:condition calcext:apply-style-name="ConditionalStyle_116" calcext:value="=&quot;Technique&quot;" calcext:base-cell-address="Feuille1.E7"/>
            <calcext:condition calcext:apply-style-name="ConditionalStyle_115" calcext:value="=&quot;Web&quot;" calcext:base-cell-address="Feuille1.E7"/>
            <calcext:condition calcext:apply-style-name="ConditionalStyle_114" calcext:value="=&quot;Gestion&quot;" calcext:base-cell-address="Feuille1.E7"/>
            <calcext:condition calcext:apply-style-name="ConditionalStyle_113" calcext:value="=&quot;Rédaction&quot;" calcext:base-cell-address="Feuille1.E7"/>
            <calcext:condition calcext:apply-style-name="ConditionalStyle_112" calcext:value="=&quot;Base de données&quot;" calcext:base-cell-address="Feuille1.E7"/>
            <calcext:condition calcext:apply-style-name="ConditionalStyle_111" calcext:value="=&quot;Modélisation&quot;" calcext:base-cell-address="Feuille1.E7"/>
          </calcext:conditional-format>
          <calcext:conditional-format calcext:target-range-address="Feuille1.F7:Feuille1.F7">
            <calcext:condition calcext:apply-style-name="ConditionalStyle_121" calcext:value="=&quot;Programmation&quot;" calcext:base-cell-address="Feuille1.F7"/>
            <calcext:condition calcext:apply-style-name="ConditionalStyle_120" calcext:value="=&quot;Recherche&quot;" calcext:base-cell-address="Feuille1.F7"/>
            <calcext:condition calcext:apply-style-name="ConditionalStyle_119" calcext:value="=&quot;Analyse&quot;" calcext:base-cell-address="Feuille1.F7"/>
            <calcext:condition calcext:apply-style-name="ConditionalStyle_118" calcext:value="=&quot;Débogage&quot;" calcext:base-cell-address="Feuille1.F7"/>
            <calcext:condition calcext:apply-style-name="ConditionalStyle_117" calcext:value="=&quot;Test&quot;" calcext:base-cell-address="Feuille1.F7"/>
            <calcext:condition calcext:apply-style-name="ConditionalStyle_116" calcext:value="=&quot;Technique&quot;" calcext:base-cell-address="Feuille1.F7"/>
            <calcext:condition calcext:apply-style-name="ConditionalStyle_115" calcext:value="=&quot;Web&quot;" calcext:base-cell-address="Feuille1.F7"/>
            <calcext:condition calcext:apply-style-name="ConditionalStyle_114" calcext:value="=&quot;Gestion&quot;" calcext:base-cell-address="Feuille1.F7"/>
            <calcext:condition calcext:apply-style-name="ConditionalStyle_113" calcext:value="=&quot;Rédaction&quot;" calcext:base-cell-address="Feuille1.F7"/>
            <calcext:condition calcext:apply-style-name="ConditionalStyle_112" calcext:value="=&quot;Base de données&quot;" calcext:base-cell-address="Feuille1.F7"/>
            <calcext:condition calcext:apply-style-name="ConditionalStyle_111" calcext:value="=&quot;Modélisation&quot;" calcext:base-cell-address="Feuille1.F7"/>
          </calcext:conditional-format>
          <calcext:conditional-format calcext:target-range-address="Feuille1.G7:Feuille1.G7">
            <calcext:condition calcext:apply-style-name="ConditionalStyle_121" calcext:value="=&quot;Programmation&quot;" calcext:base-cell-address="Feuille1.G7"/>
            <calcext:condition calcext:apply-style-name="ConditionalStyle_120" calcext:value="=&quot;Recherche&quot;" calcext:base-cell-address="Feuille1.G7"/>
            <calcext:condition calcext:apply-style-name="ConditionalStyle_119" calcext:value="=&quot;Analyse&quot;" calcext:base-cell-address="Feuille1.G7"/>
            <calcext:condition calcext:apply-style-name="ConditionalStyle_118" calcext:value="=&quot;Débogage&quot;" calcext:base-cell-address="Feuille1.G7"/>
            <calcext:condition calcext:apply-style-name="ConditionalStyle_117" calcext:value="=&quot;Test&quot;" calcext:base-cell-address="Feuille1.G7"/>
            <calcext:condition calcext:apply-style-name="ConditionalStyle_116" calcext:value="=&quot;Technique&quot;" calcext:base-cell-address="Feuille1.G7"/>
            <calcext:condition calcext:apply-style-name="ConditionalStyle_115" calcext:value="=&quot;Web&quot;" calcext:base-cell-address="Feuille1.G7"/>
            <calcext:condition calcext:apply-style-name="ConditionalStyle_114" calcext:value="=&quot;Gestion&quot;" calcext:base-cell-address="Feuille1.G7"/>
            <calcext:condition calcext:apply-style-name="ConditionalStyle_113" calcext:value="=&quot;Rédaction&quot;" calcext:base-cell-address="Feuille1.G7"/>
            <calcext:condition calcext:apply-style-name="ConditionalStyle_112" calcext:value="=&quot;Base de données&quot;" calcext:base-cell-address="Feuille1.G7"/>
            <calcext:condition calcext:apply-style-name="ConditionalStyle_111" calcext:value="=&quot;Modélisation&quot;" calcext:base-cell-address="Feuille1.G7"/>
          </calcext:conditional-format>
        </calcext:conditional-formats>
      </table:table>
      <table:table table:name="'file:///home/simplon/Documents/Cliink_Equipe2/documentation_projet/cliiink/doc/avancement%20Cliiink.xlsx'#Tâches" table:print="false" table:style-name="ta_extref">
        <table:table-source xlink:type="simple" xlink:href="../cliiink/doc/avancement%20Cliiink.xlsx" table:table-name="Tâches" table:filter-name="Calc MS Excel 2007 XML" table:mode="copy-results-only"/>
        <table:table-column table:number-columns-repeated="3"/>
        <table:table-row table:number-rows-repeated="3">
          <table:table-cell table:number-columns-repeated="3"/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5">
            <text:p>5</text:p>
          </table:table-cell>
        </table:table-row>
        <table:table-row>
          <table:table-cell table:style-name="ce1" office:value-type="float" office:value="6">
            <text:p>6</text:p>
          </table:table-cell>
        </table:table-row>
        <table:table-row>
          <table:table-cell table:style-name="ce1" office:value-type="float" office:value="7">
            <text:p>7</text:p>
          </table:table-cell>
        </table:table-row>
        <table:table-row>
          <table:table-cell table:style-name="ce1" office:value-type="float" office:value="8">
            <text:p>8</text:p>
          </table:table-cell>
        </table:table-row>
        <table:table-row>
          <table:table-cell table:style-name="ce1" office:value-type="float" office:value="9">
            <text:p>9</text:p>
          </table:table-cell>
        </table:table-row>
        <table:table-row>
          <table:table-cell table:style-name="ce1" office:value-type="float" office:value="10">
            <text:p>10</text:p>
          </table:table-cell>
        </table:table-row>
        <table:table-row>
          <table:table-cell table:style-name="ce1" office:value-type="float" office:value="11">
            <text:p>11</text:p>
          </table:table-cell>
        </table:table-row>
        <table:table-row>
          <table:table-cell table:style-name="ce1" office:value-type="float" office:value="12">
            <text:p>12</text:p>
          </table:table-cell>
        </table:table-row>
        <table:table-row>
          <table:table-cell table:style-name="ce1" office:value-type="float" office:value="13">
            <text:p>13</text:p>
          </table:table-cell>
        </table:table-row>
        <table:table-row>
          <table:table-cell table:style-name="ce1" office:value-type="float" office:value="14">
            <text:p>14</text:p>
          </table:table-cell>
        </table:table-row>
        <table:table-row>
          <table:table-cell table:style-name="ce1" office:value-type="float" office:value="15">
            <text:p>15</text:p>
          </table:table-cell>
        </table:table-row>
        <table:table-row>
          <table:table-cell table:style-name="ce1" office:value-type="float" office:value="16">
            <text:p>16</text:p>
          </table:table-cell>
        </table:table-row>
        <table:table-row>
          <table:table-cell table:style-name="ce1" office:value-type="float" office:value="17">
            <text:p>17</text:p>
          </table:table-cell>
        </table:table-row>
        <table:table-row>
          <table:table-cell table:style-name="ce1" office:value-type="float" office:value="18">
            <text:p>18</text:p>
          </table:table-cell>
        </table:table-row>
        <table:table-row>
          <table:table-cell table:style-name="ce1" office:value-type="float" office:value="19">
            <text:p>19</text:p>
          </table:table-cell>
        </table:table-row>
        <table:table-row>
          <table:table-cell table:style-name="ce1" office:value-type="float" office:value="20">
            <text:p>20</text:p>
          </table:table-cell>
        </table:table-row>
        <table:table-row>
          <table:table-cell table:style-name="ce1" office:value-type="float" office:value="21">
            <text:p>21</text:p>
          </table:table-cell>
        </table:table-row>
        <table:table-row>
          <table:table-cell table:style-name="ce1" office:value-type="float" office:value="22">
            <text:p>22</text:p>
          </table:table-cell>
        </table:table-row>
        <table:table-row>
          <table:table-cell table:style-name="ce1" office:value-type="float" office:value="23">
            <text:p>23</text:p>
          </table:table-cell>
        </table:table-row>
        <table:table-row>
          <table:table-cell table:style-name="ce1" office:value-type="float" office:value="24">
            <text:p>24</text:p>
          </table:table-cell>
        </table:table-row>
        <table:table-row>
          <table:table-cell table:style-name="ce1" office:value-type="float" office:value="25">
            <text:p>25</text:p>
          </table:table-cell>
        </table:table-row>
        <table:table-row>
          <table:table-cell table:style-name="ce1" office:value-type="float" office:value="26">
            <text:p>26</text:p>
          </table:table-cell>
        </table:table-row>
        <table:table-row>
          <table:table-cell table:style-name="ce1" office:value-type="float" office:value="27">
            <text:p>27</text:p>
          </table:table-cell>
        </table:table-row>
        <table:table-row>
          <table:table-cell table:style-name="ce1" office:value-type="float" office:value="28">
            <text:p>28</text:p>
          </table:table-cell>
        </table:table-row>
        <table:table-row>
          <table:table-cell table:style-name="ce1" office:value-type="float" office:value="29">
            <text:p>29</text:p>
          </table:table-cell>
        </table:table-row>
        <table:table-row>
          <table:table-cell table:style-name="ce1" office:value-type="float" office:value="30">
            <text:p>30</text:p>
          </table:table-cell>
        </table:table-row>
        <table:table-row>
          <table:table-cell table:style-name="ce1" office:value-type="float" office:value="31">
            <text:p>31</text:p>
          </table:table-cell>
        </table:table-row>
        <table:table-row table:number-rows-repeated="9">
          <table:table-cell table:number-columns-repeated="3"/>
        </table:table-row>
        <table:table-row>
          <table:table-cell table:number-columns-repeated="2"/>
          <table:table-cell table:style-name="ce1" office:value-type="float" office:value="1">
            <text:p>1</text:p>
          </table:table-cell>
        </table:table-row>
        <table:table-row table:number-rows-repeated="3">
          <table:table-cell table:number-columns-repeated="3"/>
        </table:table-row>
        <table:table-row>
          <table:table-cell/>
          <table:table-cell table:style-name="ce1" office:value-type="string">
            <text:p>Créer les graphiques croisant les données actuelles et les nouvelles de la CACPL</text:p>
          </table:table-cell>
        </table:table-row>
      </table:table>
      <table:named-expressions/>
      <table:database-ranges>
        <table:database-range table:name="__Anonymous_Sheet_DB__0" table:target-range-address="Feuille1.A1:Feuille1.BF3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date-style style:name="N113P0" style:volatile="true">
      <number:day/>
      <number:text>/</number:text>
      <number:month/>
    </number:date-style>
    <number:text-style style:name="N113">
      <number:text-content/>
      <style:map style:condition="value()&lt;=1.79769313486232E+308" style:apply-style-name="N113P0"/>
    </number:text-style>
    <number:percentage-style style:name="N114">
      <number:number number:decimal-places="0" loext:min-decimal-places="0" number:min-integer-digits="1"/>
      <number:text>%</number:text>
    </number:percentage-style>
    <number:date-style style:name="N115">
      <number:day number:style="long"/>
      <number:text>-</number:text>
      <number:month number:textual="true"/>
    </number:date-style>
    <number:percentage-style style:name="N116">
      <number:number number:decimal-places="3" loext:min-decimal-places="3" number:min-integer-digits="1"/>
      <number:text> %</number:text>
    </number:percentage-style>
    <number:percentage-style style:name="N117">
      <number:number number:decimal-places="4" loext:min-decimal-places="4" number:min-integer-digits="1"/>
      <number:text> %</number:text>
    </number:percentage-style>
    <number:percentage-style style:name="N118">
      <number:number number:decimal-places="1" loext:min-decimal-places="1" number:min-integer-digits="1"/>
      <number:text> %</number:text>
    </number:percentage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32" style:display-name="ConditionalStyle_132" style:family="table-cell" style:parent-style-name="Default">
      <style:table-cell-properties fo:background-color="#92d050"/>
    </style:style>
    <style:style style:name="ConditionalStyle_5f_131" style:display-name="ConditionalStyle_131" style:family="table-cell" style:parent-style-name="Default">
      <style:table-cell-properties fo:background-color="#ffcc00"/>
    </style:style>
    <style:style style:name="ConditionalStyle_5f_130" style:display-name="ConditionalStyle_130" style:family="table-cell" style:parent-style-name="Default">
      <style:table-cell-properties fo:background-color="#ffcc99"/>
    </style:style>
    <style:style style:name="ConditionalStyle_5f_129" style:display-name="ConditionalStyle_129" style:family="table-cell" style:parent-style-name="Default">
      <style:table-cell-properties fo:background-color="#ff0000"/>
    </style:style>
    <style:style style:name="ConditionalStyle_5f_128" style:display-name="ConditionalStyle_128" style:family="table-cell" style:parent-style-name="Default">
      <style:table-cell-properties fo:background-color="#ff99ff"/>
    </style:style>
    <style:style style:name="ConditionalStyle_5f_127" style:display-name="ConditionalStyle_127" style:family="table-cell" style:parent-style-name="Default">
      <style:table-cell-properties fo:background-color="#cc00ff"/>
    </style:style>
    <style:style style:name="ConditionalStyle_5f_126" style:display-name="ConditionalStyle_126" style:family="table-cell" style:parent-style-name="Default">
      <style:table-cell-properties fo:background-color="#00b050"/>
    </style:style>
    <style:style style:name="ConditionalStyle_5f_125" style:display-name="ConditionalStyle_125" style:family="table-cell" style:parent-style-name="Default">
      <style:table-cell-properties fo:background-color="#00b0f0"/>
    </style:style>
    <style:style style:name="ConditionalStyle_5f_124" style:display-name="ConditionalStyle_124" style:family="table-cell" style:parent-style-name="Default">
      <style:table-cell-properties fo:background-color="#0070c0"/>
    </style:style>
    <style:style style:name="ConditionalStyle_5f_123" style:display-name="ConditionalStyle_123" style:family="table-cell" style:parent-style-name="Default">
      <style:table-cell-properties fo:background-color="#ffff00"/>
    </style:style>
    <style:style style:name="ConditionalStyle_5f_122" style:display-name="ConditionalStyle_122" style:family="table-cell" style:parent-style-name="Default">
      <style:table-cell-properties fo:background-color="#ed7d31"/>
    </style:style>
    <style:style style:name="ConditionalStyle_5f_121" style:display-name="ConditionalStyle_121" style:family="table-cell" style:parent-style-name="Default">
      <style:table-cell-properties fo:background-color="#92d050"/>
    </style:style>
    <style:style style:name="ConditionalStyle_5f_120" style:display-name="ConditionalStyle_120" style:family="table-cell" style:parent-style-name="Default">
      <style:table-cell-properties fo:background-color="#ffcc00"/>
    </style:style>
    <style:style style:name="ConditionalStyle_5f_119" style:display-name="ConditionalStyle_119" style:family="table-cell" style:parent-style-name="Default">
      <style:table-cell-properties fo:background-color="#ffcc99"/>
    </style:style>
    <style:style style:name="ConditionalStyle_5f_118" style:display-name="ConditionalStyle_118" style:family="table-cell" style:parent-style-name="Default">
      <style:table-cell-properties fo:background-color="#ff0000"/>
    </style:style>
    <style:style style:name="ConditionalStyle_5f_117" style:display-name="ConditionalStyle_117" style:family="table-cell" style:parent-style-name="Default">
      <style:table-cell-properties fo:background-color="#ff99ff"/>
    </style:style>
    <style:style style:name="ConditionalStyle_5f_116" style:display-name="ConditionalStyle_116" style:family="table-cell" style:parent-style-name="Default">
      <style:table-cell-properties fo:background-color="#cc00ff"/>
    </style:style>
    <style:style style:name="ConditionalStyle_5f_115" style:display-name="ConditionalStyle_115" style:family="table-cell" style:parent-style-name="Default">
      <style:table-cell-properties fo:background-color="#00b050"/>
    </style:style>
    <style:style style:name="ConditionalStyle_5f_114" style:display-name="ConditionalStyle_114" style:family="table-cell" style:parent-style-name="Default">
      <style:table-cell-properties fo:background-color="#00b0f0"/>
    </style:style>
    <style:style style:name="ConditionalStyle_5f_113" style:display-name="ConditionalStyle_113" style:family="table-cell" style:parent-style-name="Default">
      <style:table-cell-properties fo:background-color="#0070c0"/>
    </style:style>
    <style:style style:name="ConditionalStyle_5f_112" style:display-name="ConditionalStyle_112" style:family="table-cell" style:parent-style-name="Default">
      <style:table-cell-properties fo:background-color="#ffff00"/>
    </style:style>
    <style:style style:name="ConditionalStyle_5f_111" style:display-name="ConditionalStyle_111" style:family="table-cell" style:parent-style-name="Default">
      <style:table-cell-properties fo:background-color="#ed7d31"/>
    </style:style>
    <style:style style:name="ConditionalStyle_5f_110" style:display-name="ConditionalStyle_110" style:family="table-cell" style:parent-style-name="Default">
      <style:table-cell-properties fo:background-color="#92d050"/>
    </style:style>
    <style:style style:name="ConditionalStyle_5f_109" style:display-name="ConditionalStyle_109" style:family="table-cell" style:parent-style-name="Default">
      <style:table-cell-properties fo:background-color="#ffcc00"/>
    </style:style>
    <style:style style:name="ConditionalStyle_5f_108" style:display-name="ConditionalStyle_108" style:family="table-cell" style:parent-style-name="Default">
      <style:table-cell-properties fo:background-color="#ffcc99"/>
    </style:style>
    <style:style style:name="ConditionalStyle_5f_107" style:display-name="ConditionalStyle_107" style:family="table-cell" style:parent-style-name="Default">
      <style:table-cell-properties fo:background-color="#ff0000"/>
    </style:style>
    <style:style style:name="ConditionalStyle_5f_106" style:display-name="ConditionalStyle_106" style:family="table-cell" style:parent-style-name="Default">
      <style:table-cell-properties fo:background-color="#ff99ff"/>
    </style:style>
    <style:style style:name="ConditionalStyle_5f_105" style:display-name="ConditionalStyle_105" style:family="table-cell" style:parent-style-name="Default">
      <style:table-cell-properties fo:background-color="#cc00ff"/>
    </style:style>
    <style:style style:name="ConditionalStyle_5f_104" style:display-name="ConditionalStyle_104" style:family="table-cell" style:parent-style-name="Default">
      <style:table-cell-properties fo:background-color="#00b050"/>
    </style:style>
    <style:style style:name="ConditionalStyle_5f_103" style:display-name="ConditionalStyle_103" style:family="table-cell" style:parent-style-name="Default">
      <style:table-cell-properties fo:background-color="#00b0f0"/>
    </style:style>
    <style:style style:name="ConditionalStyle_5f_102" style:display-name="ConditionalStyle_102" style:family="table-cell" style:parent-style-name="Default">
      <style:table-cell-properties fo:background-color="#0070c0"/>
    </style:style>
    <style:style style:name="ConditionalStyle_5f_101" style:display-name="ConditionalStyle_101" style:family="table-cell" style:parent-style-name="Default">
      <style:table-cell-properties fo:background-color="#ffff00"/>
    </style:style>
    <style:style style:name="ConditionalStyle_5f_100" style:display-name="ConditionalStyle_100" style:family="table-cell" style:parent-style-name="Default">
      <style:table-cell-properties fo:background-color="#ed7d31"/>
    </style:style>
    <style:style style:name="ConditionalStyle_5f_22" style:display-name="ConditionalStyle_22" style:family="table-cell" style:parent-style-name="Default">
      <style:table-cell-properties fo:background-color="#92d050"/>
    </style:style>
    <style:style style:name="ConditionalStyle_5f_21" style:display-name="ConditionalStyle_21" style:family="table-cell" style:parent-style-name="Default">
      <style:table-cell-properties fo:background-color="#ffcc00"/>
    </style:style>
    <style:style style:name="ConditionalStyle_5f_20" style:display-name="ConditionalStyle_20" style:family="table-cell" style:parent-style-name="Default">
      <style:table-cell-properties fo:background-color="#ffcc99"/>
    </style:style>
    <style:style style:name="ConditionalStyle_5f_19" style:display-name="ConditionalStyle_19" style:family="table-cell" style:parent-style-name="Default">
      <style:table-cell-properties fo:background-color="#ff0000"/>
    </style:style>
    <style:style style:name="ConditionalStyle_5f_18" style:display-name="ConditionalStyle_18" style:family="table-cell" style:parent-style-name="Default">
      <style:table-cell-properties fo:background-color="#ff99ff"/>
    </style:style>
    <style:style style:name="ConditionalStyle_5f_17" style:display-name="ConditionalStyle_17" style:family="table-cell" style:parent-style-name="Default">
      <style:table-cell-properties fo:background-color="#cc00ff"/>
    </style:style>
    <style:style style:name="ConditionalStyle_5f_16" style:display-name="ConditionalStyle_16" style:family="table-cell" style:parent-style-name="Default">
      <style:table-cell-properties fo:background-color="#00b050"/>
    </style:style>
    <style:style style:name="ConditionalStyle_5f_15" style:display-name="ConditionalStyle_15" style:family="table-cell" style:parent-style-name="Default">
      <style:table-cell-properties fo:background-color="#00b0f0"/>
    </style:style>
    <style:style style:name="ConditionalStyle_5f_14" style:display-name="ConditionalStyle_14" style:family="table-cell" style:parent-style-name="Default">
      <style:table-cell-properties fo:background-color="#0070c0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2" style:display-name="ConditionalStyle_12" style:family="table-cell" style:parent-style-name="Default">
      <style:table-cell-properties fo:background-color="#ed7d31"/>
    </style:style>
    <style:style style:name="ConditionalStyle_5f_77" style:display-name="ConditionalStyle_77" style:family="table-cell" style:parent-style-name="Default">
      <style:table-cell-properties fo:background-color="#92d050"/>
    </style:style>
    <style:style style:name="ConditionalStyle_5f_76" style:display-name="ConditionalStyle_76" style:family="table-cell" style:parent-style-name="Default">
      <style:table-cell-properties fo:background-color="#ffcc00"/>
    </style:style>
    <style:style style:name="ConditionalStyle_5f_75" style:display-name="ConditionalStyle_75" style:family="table-cell" style:parent-style-name="Default">
      <style:table-cell-properties fo:background-color="#ffcc99"/>
    </style:style>
    <style:style style:name="ConditionalStyle_5f_74" style:display-name="ConditionalStyle_74" style:family="table-cell" style:parent-style-name="Default">
      <style:table-cell-properties fo:background-color="#ff0000"/>
    </style:style>
    <style:style style:name="ConditionalStyle_5f_73" style:display-name="ConditionalStyle_73" style:family="table-cell" style:parent-style-name="Default">
      <style:table-cell-properties fo:background-color="#ff99ff"/>
    </style:style>
    <style:style style:name="ConditionalStyle_5f_72" style:display-name="ConditionalStyle_72" style:family="table-cell" style:parent-style-name="Default">
      <style:table-cell-properties fo:background-color="#cc00ff"/>
    </style:style>
    <style:style style:name="ConditionalStyle_5f_71" style:display-name="ConditionalStyle_71" style:family="table-cell" style:parent-style-name="Default">
      <style:table-cell-properties fo:background-color="#00b050"/>
    </style:style>
    <style:style style:name="ConditionalStyle_5f_70" style:display-name="ConditionalStyle_70" style:family="table-cell" style:parent-style-name="Default">
      <style:table-cell-properties fo:background-color="#00b0f0"/>
    </style:style>
    <style:style style:name="ConditionalStyle_5f_69" style:display-name="ConditionalStyle_69" style:family="table-cell" style:parent-style-name="Default">
      <style:table-cell-properties fo:background-color="#0070c0"/>
    </style:style>
    <style:style style:name="ConditionalStyle_5f_68" style:display-name="ConditionalStyle_68" style:family="table-cell" style:parent-style-name="Default">
      <style:table-cell-properties fo:background-color="#ffff00"/>
    </style:style>
    <style:style style:name="ConditionalStyle_5f_67" style:display-name="ConditionalStyle_67" style:family="table-cell" style:parent-style-name="Default">
      <style:table-cell-properties fo:background-color="#ed7d31"/>
    </style:style>
    <style:style style:name="ConditionalStyle_5f_33" style:display-name="ConditionalStyle_33" style:family="table-cell" style:parent-style-name="Default">
      <style:table-cell-properties fo:background-color="#92d050"/>
    </style:style>
    <style:style style:name="ConditionalStyle_5f_32" style:display-name="ConditionalStyle_32" style:family="table-cell" style:parent-style-name="Default">
      <style:table-cell-properties fo:background-color="#ffcc00"/>
    </style:style>
    <style:style style:name="ConditionalStyle_5f_31" style:display-name="ConditionalStyle_31" style:family="table-cell" style:parent-style-name="Default">
      <style:table-cell-properties fo:background-color="#ffcc99"/>
    </style:style>
    <style:style style:name="ConditionalStyle_5f_30" style:display-name="ConditionalStyle_30" style:family="table-cell" style:parent-style-name="Default">
      <style:table-cell-properties fo:background-color="#ff0000"/>
    </style:style>
    <style:style style:name="ConditionalStyle_5f_29" style:display-name="ConditionalStyle_29" style:family="table-cell" style:parent-style-name="Default">
      <style:table-cell-properties fo:background-color="#ff99ff"/>
    </style:style>
    <style:style style:name="ConditionalStyle_5f_28" style:display-name="ConditionalStyle_28" style:family="table-cell" style:parent-style-name="Default">
      <style:table-cell-properties fo:background-color="#cc00ff"/>
    </style:style>
    <style:style style:name="ConditionalStyle_5f_27" style:display-name="ConditionalStyle_27" style:family="table-cell" style:parent-style-name="Default">
      <style:table-cell-properties fo:background-color="#00b050"/>
    </style:style>
    <style:style style:name="ConditionalStyle_5f_26" style:display-name="ConditionalStyle_26" style:family="table-cell" style:parent-style-name="Default">
      <style:table-cell-properties fo:background-color="#00b0f0"/>
    </style:style>
    <style:style style:name="ConditionalStyle_5f_25" style:display-name="ConditionalStyle_25" style:family="table-cell" style:parent-style-name="Default">
      <style:table-cell-properties fo:background-color="#0070c0"/>
    </style:style>
    <style:style style:name="ConditionalStyle_5f_24" style:display-name="ConditionalStyle_24" style:family="table-cell" style:parent-style-name="Default">
      <style:table-cell-properties fo:background-color="#ffff00"/>
    </style:style>
    <style:style style:name="ConditionalStyle_5f_23" style:display-name="ConditionalStyle_23" style:family="table-cell" style:parent-style-name="Default">
      <style:table-cell-properties fo:background-color="#ed7d3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16:09:58.4418698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5T22:13:27.920552034</meta:creation-date>
    <dc:date>2021-01-20T11:32:42.008479347</dc:date>
    <meta:editing-duration>PT23H2M19S</meta:editing-duration>
    <meta:editing-cycles>3</meta:editing-cycles>
    <meta:generator>LibreOffice/6.0.7.3$Linux_X86_64 LibreOffice_project/00m0$Build-3</meta:generator>
    <meta:document-statistic meta:table-count="1" meta:cell-count="168" meta:object-count="0"/>
  </office:meta>
</office:document-meta>
</file>